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28.702cm" table:align="margins"/>
    </style:style>
    <style:style style:name="Tableau1.A" style:family="table-column">
      <style:table-column-properties style:column-width="4.784cm" style:rel-column-width="10922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28.702cm" table:align="margins"/>
    </style:style>
    <style:style style:name="Tableau2.A" style:family="table-column">
      <style:table-column-properties style:column-width="4.784cm" style:rel-column-width="2712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28.702cm" table:align="margins"/>
    </style:style>
    <style:style style:name="Tableau3.A" style:family="table-column">
      <style:table-column-properties style:column-width="4.784cm" style:rel-column-width="2712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28.702cm" table:align="margins"/>
    </style:style>
    <style:style style:name="Tableau4.A" style:family="table-column">
      <style:table-column-properties style:column-width="4.784cm" style:rel-column-width="2712*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28.702cm" table:align="margins"/>
    </style:style>
    <style:style style:name="Tableau5.A" style:family="table-column">
      <style:table-column-properties style:column-width="4.784cm" style:rel-column-width="2712*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28.702cm" table:align="margins"/>
    </style:style>
    <style:style style:name="Tableau6.A" style:family="table-column">
      <style:table-column-properties style:column-width="4.784cm" style:rel-column-width="2712*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28.702cm" table:align="margins"/>
    </style:style>
    <style:style style:name="Tableau7.A" style:family="table-column">
      <style:table-column-properties style:column-width="4.784cm" style:rel-column-width="2712*"/>
    </style:style>
    <style:style style:name="Tableau7.A1" style:family="table-cell">
      <style:table-cell-properties fo:padding="0.097cm" fo:border="none"/>
    </style:style>
    <style:style style:name="Tableau8" style:family="table">
      <style:table-properties style:width="28.702cm" table:align="margins"/>
    </style:style>
    <style:style style:name="Tableau8.A" style:family="table-column">
      <style:table-column-properties style:column-width="4.784cm" style:rel-column-width="2712*"/>
    </style:style>
    <style:style style:name="Tableau8.A1" style:family="table-cell">
      <style:table-cell-properties fo:padding="0.097cm" fo:border="none"/>
    </style:style>
    <style:style style:name="Tableau9" style:family="table">
      <style:table-properties style:width="28.702cm" table:align="margins"/>
    </style:style>
    <style:style style:name="Tableau9.A" style:family="table-column">
      <style:table-column-properties style:column-width="4.784cm" style:rel-column-width="2712*"/>
    </style:style>
    <style:style style:name="Tableau9.A1" style:family="table-cell">
      <style:table-cell-properties fo:padding="0.097cm" fo:border="none"/>
    </style:style>
    <style:style style:name="Tableau10" style:family="table">
      <style:table-properties style:width="28.702cm" table:align="margins"/>
    </style:style>
    <style:style style:name="Tableau10.A" style:family="table-column">
      <style:table-column-properties style:column-width="4.784cm" style:rel-column-width="2712*"/>
    </style:style>
    <style:style style:name="Tableau10.A1" style:family="table-cell">
      <style:table-cell-properties fo:padding="0.097cm" fo:border="none"/>
    </style:style>
    <style:style style:name="Tableau11" style:family="table">
      <style:table-properties style:width="28.702cm" table:align="margins"/>
    </style:style>
    <style:style style:name="Tableau11.A" style:family="table-column">
      <style:table-column-properties style:column-width="4.784cm" style:rel-column-width="2712*"/>
    </style:style>
    <style:style style:name="Tableau11.A1" style:family="table-cell">
      <style:table-cell-properties fo:padding="0.097cm" fo:border="none"/>
    </style:style>
    <style:style style:name="Tableau12" style:family="table">
      <style:table-properties style:width="28.702cm" table:align="margins"/>
    </style:style>
    <style:style style:name="Tableau12.A" style:family="table-column">
      <style:table-column-properties style:column-width="4.784cm" style:rel-column-width="2712*"/>
    </style:style>
    <style:style style:name="Tableau12.A1" style:family="table-cell">
      <style:table-cell-properties fo:padding="0.097cm" fo:border="none"/>
    </style:style>
    <style:style style:name="P1" style:family="paragraph" style:parent-style-name="Standard">
      <style:text-properties style:font-name="FreeMono" fo:font-size="8pt" officeooo:paragraph-rsid="001d1437" style:font-size-asian="7pt" style:font-size-complex="8pt"/>
    </style:style>
    <style:style style:name="P2" style:family="paragraph" style:parent-style-name="Standard">
      <style:text-properties style:font-name="FreeMono" fo:font-size="8pt" officeooo:paragraph-rsid="0025cec3" style:font-size-asian="7pt" style:font-size-complex="8pt"/>
    </style:style>
    <style:style style:name="P3" style:family="paragraph" style:parent-style-name="Standard">
      <style:text-properties style:font-name="FreeMono" fo:font-size="8pt" officeooo:paragraph-rsid="00272a07" style:font-size-asian="7pt" style:font-size-complex="8pt"/>
    </style:style>
    <style:style style:name="P4" style:family="paragraph" style:parent-style-name="Standard">
      <style:text-properties style:font-name="FreeMono" fo:font-size="8pt" officeooo:paragraph-rsid="0028e969" style:font-size-asian="7pt" style:font-size-complex="8pt"/>
    </style:style>
    <style:style style:name="P5" style:family="paragraph" style:parent-style-name="Standard">
      <style:text-properties style:font-name="FreeMono" fo:font-size="8pt" officeooo:paragraph-rsid="002a9298" style:font-size-asian="7pt" style:font-size-complex="8pt"/>
    </style:style>
    <style:style style:name="P6" style:family="paragraph" style:parent-style-name="Standard">
      <style:text-properties style:font-name="FreeMono" fo:font-size="8pt" officeooo:paragraph-rsid="002b286a" style:font-size-asian="7pt" style:font-size-complex="8pt"/>
    </style:style>
    <style:style style:name="P7" style:family="paragraph" style:parent-style-name="Standard">
      <style:text-properties style:font-name="FreeMono" fo:font-size="8pt" officeooo:paragraph-rsid="0025831e" style:font-size-asian="7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FreeMono" fo:font-size="8pt" officeooo:rsid="001a72af" officeooo:paragraph-rsid="001d1437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style:font-name="FreeMono" fo:font-size="8pt" officeooo:rsid="001a72af" officeooo:paragraph-rsid="001ddb6f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style:font-name="FreeMono" fo:font-size="8pt" officeooo:rsid="001a72af" officeooo:paragraph-rsid="001ddd3c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FreeMono" fo:font-size="8pt" officeooo:rsid="001a72af" officeooo:paragraph-rsid="001e259d" style:font-size-asian="8pt" style:font-size-complex="8pt"/>
    </style:style>
    <style:style style:name="P12" style:family="paragraph" style:parent-style-name="Standard">
      <style:text-properties style:font-name="FreeMono" fo:font-size="8pt" officeooo:rsid="001a72af" officeooo:paragraph-rsid="001ddb6f" style:font-size-asian="8pt" style:font-size-complex="8pt"/>
    </style:style>
    <style:style style:name="P13" style:family="paragraph" style:parent-style-name="Standard">
      <style:text-properties style:font-name="FreeMono" fo:font-size="8pt" officeooo:rsid="001a72af" officeooo:paragraph-rsid="001e259d" style:font-size-asian="8pt" style:font-size-complex="8pt"/>
    </style:style>
    <style:style style:name="P14" style:family="paragraph" style:parent-style-name="Standard">
      <style:text-properties style:font-name="FreeMono" fo:font-size="8pt" officeooo:rsid="001a72af" officeooo:paragraph-rsid="001ddd3c" style:font-size-asian="8pt" style:font-size-complex="8pt"/>
    </style:style>
    <style:style style:name="P15" style:family="paragraph" style:parent-style-name="Standard">
      <style:text-properties style:font-name="FreeMono" fo:font-size="8pt" officeooo:rsid="001a72af" officeooo:paragraph-rsid="001f5511" style:font-size-asian="8pt" style:font-size-complex="8pt"/>
    </style:style>
    <style:style style:name="P16" style:family="paragraph" style:parent-style-name="Standard">
      <style:text-properties officeooo:paragraph-rsid="002ce296"/>
    </style:style>
    <style:style style:name="P17" style:family="paragraph" style:parent-style-name="Standard">
      <style:text-properties style:font-name="FreeMono" fo:font-size="8pt" officeooo:rsid="0025cec3" officeooo:paragraph-rsid="0025cec3" style:font-size-asian="8pt" style:font-size-complex="8pt"/>
    </style:style>
    <style:style style:name="P18" style:family="paragraph" style:parent-style-name="Standard">
      <style:text-properties style:font-name="FreeMono" fo:font-size="8pt" officeooo:rsid="00272a07" officeooo:paragraph-rsid="00272a07" style:font-size-asian="8pt" style:font-size-complex="8pt"/>
    </style:style>
    <style:style style:name="P19" style:family="paragraph" style:parent-style-name="Standard">
      <style:text-properties style:font-name="FreeMono" fo:font-size="8pt" officeooo:rsid="0028e969" officeooo:paragraph-rsid="0028e969" style:font-size-asian="8pt" style:font-size-complex="8pt"/>
    </style:style>
    <style:style style:name="P20" style:family="paragraph" style:parent-style-name="Standard">
      <style:text-properties style:font-name="FreeMono" fo:font-size="8pt" officeooo:rsid="002a9298" officeooo:paragraph-rsid="002a9298" style:font-size-asian="8pt" style:font-size-complex="8pt"/>
    </style:style>
    <style:style style:name="P21" style:family="paragraph" style:parent-style-name="Standard">
      <style:text-properties style:font-name="FreeMono" fo:font-size="8pt" officeooo:rsid="002a9298" officeooo:paragraph-rsid="002ce296" style:font-size-asian="8pt" style:font-size-complex="8pt"/>
    </style:style>
    <style:style style:name="P22" style:family="paragraph" style:parent-style-name="Standard">
      <style:text-properties style:font-name="FreeMono" fo:font-size="8pt" officeooo:rsid="002b286a" officeooo:paragraph-rsid="002b286a" style:font-size-asian="8pt" style:font-size-complex="8pt"/>
    </style:style>
    <style:style style:name="P23" style:family="paragraph" style:parent-style-name="Standard">
      <style:text-properties style:font-name="FreeMono" fo:font-size="8pt" officeooo:rsid="002b286a" officeooo:paragraph-rsid="002f8d7f" style:font-size-asian="8pt" style:font-size-complex="8pt"/>
    </style:style>
    <style:style style:name="P24" style:family="paragraph" style:parent-style-name="Standard">
      <style:paragraph-properties fo:text-align="center" style:justify-single-word="false"/>
      <style:text-properties style:font-name="FreeMono" fo:font-size="8pt" officeooo:rsid="001a72af" officeooo:paragraph-rsid="001d1437" style:font-size-asian="8pt" style:font-size-complex="8pt"/>
    </style:style>
    <style:style style:name="P25" style:family="paragraph" style:parent-style-name="Standard">
      <style:paragraph-properties fo:text-align="center" style:justify-single-word="false"/>
      <style:text-properties style:font-name="FreeMono" fo:font-size="8pt" officeooo:rsid="001a72af" officeooo:paragraph-rsid="001ddb6f" style:font-size-asian="8pt" style:font-size-complex="8pt"/>
    </style:style>
    <style:style style:name="P26" style:family="paragraph" style:parent-style-name="Standard">
      <style:paragraph-properties fo:text-align="center" style:justify-single-word="false"/>
      <style:text-properties style:font-name="FreeMono" fo:font-size="8pt" officeooo:rsid="001a72af" officeooo:paragraph-rsid="001ddd3c" style:font-size-asian="8pt" style:font-size-complex="8pt"/>
    </style:style>
    <style:style style:name="P27" style:family="paragraph" style:parent-style-name="Standard">
      <style:paragraph-properties fo:text-align="center" style:justify-single-word="false"/>
      <style:text-properties style:font-name="FreeMono" fo:font-size="8pt" officeooo:rsid="001a72af" officeooo:paragraph-rsid="001e259d" style:font-size-asian="8pt" style:font-size-complex="8pt"/>
    </style:style>
    <style:style style:name="P28" style:family="paragraph" style:parent-style-name="Standard">
      <style:text-properties style:font-name="FreeMono" fo:font-size="8pt" officeooo:rsid="001a72af" officeooo:paragraph-rsid="001e259d" style:font-size-asian="8pt" style:font-size-complex="8pt"/>
    </style:style>
    <style:style style:name="P29" style:family="paragraph" style:parent-style-name="Standard">
      <style:text-properties style:font-name="FreeMono" fo:font-size="8pt" officeooo:rsid="001a72af" officeooo:paragraph-rsid="001f5511" style:font-size-asian="8pt" style:font-size-complex="8pt"/>
    </style:style>
    <style:style style:name="P30" style:family="paragraph" style:parent-style-name="Standard">
      <style:text-properties style:font-name="FreeMono" fo:font-size="8pt" officeooo:paragraph-rsid="0025cec3" style:font-size-asian="7pt" style:font-size-complex="8pt"/>
    </style:style>
    <style:style style:name="P31" style:family="paragraph" style:parent-style-name="Standard">
      <style:text-properties officeooo:paragraph-rsid="002f8d7f"/>
    </style:style>
    <style:style style:name="P32" style:family="paragraph" style:parent-style-name="Standard">
      <style:text-properties officeooo:paragraph-rsid="001d1437"/>
    </style:style>
    <style:style style:name="P33" style:family="paragraph" style:parent-style-name="Standard">
      <style:text-properties style:font-name="FreeMono" fo:font-size="8pt" officeooo:paragraph-rsid="002f8d7f" style:font-size-asian="7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6"/>
        <table:table-row>
          <table:table-cell table:style-name="Tableau1.A1" office:value-type="string">
            <text:p text:style-name="P8">┃⬛⬛⬛⬛⬛⬛⬛⬛⬛⬛⬛⬛⬛⬛⬛⬛⬛⬛⬛⬛⬛⬛⬛⬛⬛┃ </text:p>
            <text:p text:style-name="P8">┃∙∙∙∙∙∙∙∙∙∙∙∙∙∙∙∙∙∙∙∙∙∙∙∙∙┃ </text:p>
            <text:p text:style-name="P8">┃∙⬛⬛⬛⬛⬛⬛⬛⬛⬛⬛⬛⬛⬛⬛∙⬛⬛⬛⬛⬛⬛⬛⬛∙┃ </text:p>
            <text:p text:style-name="P8">┃∙∙∙∙∙∙∙∙∙∙┃∙∙∙∙∙∙∙∙∙┃∙∙∙∙┃ </text:p>
            <text:p text:style-name="P8">┃∙⬛⬛⬛⬛⬛⬛⬛⬛⬛⬛∙⬛⬛⬛⬛⬛⬛⬛⬛⬛⬛⬛⬛⬛┃ </text:p>
            <text:p text:style-name="P8">┃∙∙∙∙∙∙∙∙∙∙┃∙┃∙∙∙∙∙∙∙∙∙∙∙∙┃ </text:p>
            <text:p text:style-name="P8">┃⬛⬛⬛⬛∙⬛⬛⬛⬛⬛⬛∙┃⬛⬛⬛⬛⬛⬛⬛⬛⬛⬛⬛∙┃ </text:p>
            <text:p text:style-name="P8">┃∙∙∙∙∙∙∙∙┃∙∙∙┃∙∙∙∙∙∙∙∙∙∙∙∙┃ </text:p>
            <text:p text:style-name="P8">┃⬛⬛⬛⬛∙⬛⬛⬛⬛⬛⬛⬛⬛⬛⬛∙⬛⬛⬛⬛⬛⬛⬛⬛⬛┃ </text:p>
            <text:p text:style-name="P8">┃∙∙∙∙∙∙∙∙∙∙┃∙∙∙∙∙∙∙∙∙∙∙∙∙∙┃ </text:p>
            <text:p text:style-name="P8">┃∙⬛⬛⬛⬛⬛⬛⬛⬛⬛⬛⬛⬛⬛⬛∙⬛⬛⬛⬛⬛⬛⬛⬛⬛┃ </text:p>
            <text:p text:style-name="P8">┃∙∙∙∙∙∙∙∙∙∙∙∙∙∙∙∙∙∙∙∙∙∙∙∙∙┃ </text:p>
            <text:p text:style-name="P8">┃⬛⬛⬛⬛⬛⬛⬛⬛⬛∙⬛⬛⬛⬛⬛⬛⬛⬛⬛⬛⬛⬛⬛⬛⬛┃ </text:p>
            <text:p text:style-name="P8">┃∙∙∙∙∙∙∙∙∙∙∙∙∙∙∙∙∙∙∙∙∙∙∙∙∙┃ </text:p>
            <text:p text:style-name="P8">┃∙⬛⬛⬛⬛⬛⬛⬛⬛⬛⬛⬛⬛⬛⬛⬛⬛⬛⬛⬛⬛⬛⬛⬛⬛┃ </text:p>
            <text:p text:style-name="P8">┃∙∙∙∙┃∙∙∙∙∙┃⬤∙∙∙∙∙∙∙∙∙∙∙∙∙┃ </text:p>
            <text:p text:style-name="P8">┃∙⬛⬛⬛⬛⬛⬛⬛⬛∙⬛⬛⬛⬛⬛⬛⬛⬛⬛⬛⬛⬛⬛⬛∙┃ </text:p>
            <text:p text:style-name="P8">┃∙∙∙∙∙∙∙∙∙∙∙∙∙∙∙∙∙∙∙∙∙∙∙∙∙┃ </text:p>
            <text:p text:style-name="P8">┃⬛⬛⬛⬛⬛⬛⬛⬛⬛⬛⬛⬛⬛⬛⬛⬛⬛⬛⬛⬛⬛⬛⬛⬛⬛┃ </text:p>
          </table:table-cell>
          <table:table-cell table:style-name="Tableau1.A1" office:value-type="string">
            <text:p text:style-name="P8">┃⬛⬛⬛⬛⬛⬛⬛⬛⬛⬛⬛⬛⬛⬛⬛⬛⬛⬛⬛⬛⬛⬛⬛⬛⬛┃ </text:p>
            <text:p text:style-name="P8">┃∙∙∙∙∙∙∙∙∙∙∙∙∙∙∙∙∙∙∙∙∙∙∙∙∙┃ </text:p>
            <text:p text:style-name="P8">┃∙⬛⬛⬛⬛⬛⬛⬛⬛⬛⬛⬛⬛⬛⬛∙⬛⬛⬛⬛⬛⬛⬛⬛∙┃ </text:p>
            <text:p text:style-name="P8">┃∙∙∙∙∙∙∙∙∙∙┃∙∙∙∙∙∙∙∙∙┃∙∙∙∙┃ </text:p>
            <text:p text:style-name="P8">┃∙⬛⬛⬛⬛⬛⬛⬛⬛⬛⬛∙⬛⬛⬛⬛⬛⬛⬛⬛⬛⬛⬛⬛⬛┃ </text:p>
            <text:p text:style-name="P8">┃∙∙∙∙∙∙∙∙∙∙┃∙┃∙∙∙∙∙∙∙∙∙∙∙∙┃ </text:p>
            <text:p text:style-name="P8">┃⬛⬛⬛⬛∙⬛⬛⬛⬛⬛⬛∙┃⬛⬛⬛⬛⬛⬛⬛⬛⬛⬛⬛∙┃ </text:p>
            <text:p text:style-name="P8">┃∙∙∙∙∙∙∙∙┃∙∙∙┃∙∙∙∙∙∙∙∙∙∙∙∙┃ </text:p>
            <text:p text:style-name="P8">┃⬛⬛⬛⬛∙⬛⬛⬛⬛⬛⬛⬛⬛⬛⬛∙⬛⬛⬛⬛⬛⬛⬛⬛⬛┃ </text:p>
            <text:p text:style-name="P8">┃∙∙∙∙∙∙∙∙∙∙┃∙∙∙∙∙∙∙∙∙∙∙∙∙∙┃ </text:p>
            <text:p text:style-name="P8">┃∙⬛⬛⬛⬛⬛⬛⬛⬛⬛⬛⬛⬛⬛⬛∙⬛⬛⬛⬛⬛⬛⬛⬛⬛┃ </text:p>
            <text:p text:style-name="P8">┃∙∙∙∙∙∙∙∙∙∙∙∙∙∙∙∙∙∙∙∙∙∙∙∙∙┃ </text:p>
            <text:p text:style-name="P8">┃⬛⬛⬛⬛⬛⬛⬛⬛⬛∙⬛⬛⬛⬛⬛⬛⬛⬛⬛⬛⬛⬛⬛⬛⬛┃ </text:p>
            <text:p text:style-name="P8">┃∙∙∙∙∙∙∙∙∙∙∙∙∙∙∙∙∙∙∙∙∙∙∙∙∙┃ </text:p>
            <text:p text:style-name="P8">┃∙⬛⬛⬛⬛⬛⬛⬛⬛⬛⬛⬛⬛⬛⬛⬛⬛⬛⬛⬛⬛⬛⬛⬛⬛┃ </text:p>
            <text:p text:style-name="P8">┃∙∙∙∙┃∙∙∙∙∙┃▶▶▶▶▶▶▶▶▶▶▶▶▶⬤┃ </text:p>
            <text:p text:style-name="P8">┃∙⬛⬛⬛⬛⬛⬛⬛⬛∙⬛⬛⬛⬛⬛⬛⬛⬛⬛⬛⬛⬛⬛⬛∙┃ </text:p>
            <text:p text:style-name="P8">┃∙∙∙∙∙∙∙∙∙∙∙∙∙∙∙∙∙∙∙∙∙∙∙∙∙┃ </text:p>
            <text:p text:style-name="P8">┃⬛⬛⬛⬛⬛⬛⬛⬛⬛⬛⬛⬛⬛⬛⬛⬛⬛⬛⬛⬛⬛⬛⬛⬛⬛┃ </text:p>
          </table:table-cell>
          <table:table-cell table:style-name="Tableau1.A1" office:value-type="string">
            <text:p text:style-name="P8">┃⬛⬛⬛⬛⬛⬛⬛⬛⬛⬛⬛⬛⬛⬛⬛⬛⬛⬛⬛⬛⬛⬛⬛⬛⬛┃ </text:p>
            <text:p text:style-name="P8">┃∙∙∙∙∙∙∙∙∙∙∙∙∙∙∙∙∙∙∙∙∙∙∙∙∙┃ </text:p>
            <text:p text:style-name="P8">┃∙⬛⬛⬛⬛⬛⬛⬛⬛⬛⬛⬛⬛⬛⬛∙⬛⬛⬛⬛⬛⬛⬛⬛∙┃ </text:p>
            <text:p text:style-name="P8">┃∙∙∙∙∙∙∙∙∙∙┃∙∙∙∙∙∙∙∙∙┃∙∙∙∙┃ </text:p>
            <text:p text:style-name="P8">┃∙⬛⬛⬛⬛⬛⬛⬛⬛⬛⬛∙⬛⬛⬛⬛⬛⬛⬛⬛⬛⬛⬛⬛⬛┃ </text:p>
            <text:p text:style-name="P8">┃∙∙∙∙∙∙∙∙∙∙┃∙┃∙∙∙∙∙∙∙∙∙∙∙∙┃ </text:p>
            <text:p text:style-name="P8">┃⬛⬛⬛⬛∙⬛⬛⬛⬛⬛⬛∙┃⬛⬛⬛⬛⬛⬛⬛⬛⬛⬛⬛∙┃ </text:p>
            <text:p text:style-name="P8">┃∙∙∙∙∙∙∙∙┃∙∙∙┃∙∙∙∙∙∙∙∙∙∙∙∙┃ </text:p>
            <text:p text:style-name="P8">┃⬛⬛⬛⬛∙⬛⬛⬛⬛⬛⬛⬛⬛⬛⬛∙⬛⬛⬛⬛⬛⬛⬛⬛⬛┃ </text:p>
            <text:p text:style-name="P8">┃∙∙∙∙∙∙∙∙∙∙┃∙∙∙∙∙∙∙∙∙∙∙∙∙∙┃ </text:p>
            <text:p text:style-name="P8">┃∙⬛⬛⬛⬛⬛⬛⬛⬛⬛⬛⬛⬛⬛⬛∙⬛⬛⬛⬛⬛⬛⬛⬛⬛┃ </text:p>
            <text:p text:style-name="P8">┃∙∙∙∙∙∙∙∙∙∙∙∙∙∙∙∙∙∙∙∙∙∙∙∙∙┃ </text:p>
            <text:p text:style-name="P8">┃⬛⬛⬛⬛⬛⬛⬛⬛⬛∙⬛⬛⬛⬛⬛⬛⬛⬛⬛⬛⬛⬛⬛⬛⬛┃ </text:p>
            <text:p text:style-name="P8">┃∙∙∙∙∙∙∙∙∙∙∙∙∙∙∙∙∙∙∙∙∙∙∙∙∙┃ </text:p>
            <text:p text:style-name="P8">┃∙⬛⬛⬛⬛⬛⬛⬛⬛⬛⬛⬛⬛⬛⬛⬛⬛⬛⬛⬛⬛⬛⬛⬛⬛┃ </text:p>
            <text:p text:style-name="P8">┃∙∙∙∙┃∙∙∙∙∙┃▶▶▶▶▶▶▶▶▶▶▶▶▶▼┃ </text:p>
            <text:p text:style-name="P8">┃∙⬛⬛⬛⬛⬛⬛⬛⬛∙⬛⬛⬛⬛⬛⬛⬛⬛⬛⬛⬛⬛⬛⬛▼┃ </text:p>
            <text:p text:style-name="P8">┃∙∙∙∙∙∙∙∙∙∙∙∙∙∙∙∙∙∙∙∙∙∙∙∙⬤┃ </text:p>
            <text:p text:style-name="P8">┃⬛⬛⬛⬛⬛⬛⬛⬛⬛⬛⬛⬛⬛⬛⬛⬛⬛⬛⬛⬛⬛⬛⬛⬛⬛┃ </text:p>
          </table:table-cell>
          <table:table-cell table:style-name="Tableau1.A1" office:value-type="string">
            <text:p text:style-name="P8">┃⬛⬛⬛⬛⬛⬛⬛⬛⬛⬛⬛⬛⬛⬛⬛⬛⬛⬛⬛⬛⬛⬛⬛⬛⬛┃ </text:p>
            <text:p text:style-name="P8">┃∙∙∙∙∙∙∙∙∙∙∙∙∙∙∙∙∙∙∙∙∙∙∙∙∙┃ </text:p>
            <text:p text:style-name="P8">┃∙⬛⬛⬛⬛⬛⬛⬛⬛⬛⬛⬛⬛⬛⬛∙⬛⬛⬛⬛⬛⬛⬛⬛∙┃ </text:p>
            <text:p text:style-name="P8">┃∙∙∙∙∙∙∙∙∙∙┃∙∙∙∙∙∙∙∙∙┃∙∙∙∙┃ </text:p>
            <text:p text:style-name="P8">┃∙⬛⬛⬛⬛⬛⬛⬛⬛⬛⬛∙⬛⬛⬛⬛⬛⬛⬛⬛⬛⬛⬛⬛⬛┃ </text:p>
            <text:p text:style-name="P8">┃∙∙∙∙∙∙∙∙∙∙┃∙┃∙∙∙∙∙∙∙∙∙∙∙∙┃ </text:p>
            <text:p text:style-name="P8">┃⬛⬛⬛⬛∙⬛⬛⬛⬛⬛⬛∙┃⬛⬛⬛⬛⬛⬛⬛⬛⬛⬛⬛∙┃ </text:p>
            <text:p text:style-name="P8">┃∙∙∙∙∙∙∙∙┃∙∙∙┃∙∙∙∙∙∙∙∙∙∙∙∙┃ </text:p>
            <text:p text:style-name="P8">┃⬛⬛⬛⬛∙⬛⬛⬛⬛⬛⬛⬛⬛⬛⬛∙⬛⬛⬛⬛⬛⬛⬛⬛⬛┃ </text:p>
            <text:p text:style-name="P8">┃∙∙∙∙∙∙∙∙∙∙┃∙∙∙∙∙∙∙∙∙∙∙∙∙∙┃ </text:p>
            <text:p text:style-name="P8">┃∙⬛⬛⬛⬛⬛⬛⬛⬛⬛⬛⬛⬛⬛⬛∙⬛⬛⬛⬛⬛⬛⬛⬛⬛┃ </text:p>
            <text:p text:style-name="P8">┃∙∙∙∙∙∙∙∙∙∙∙∙∙∙∙∙∙∙∙∙∙∙∙∙∙┃ </text:p>
            <text:p text:style-name="P8">┃⬛⬛⬛⬛⬛⬛⬛⬛⬛∙⬛⬛⬛⬛⬛⬛⬛⬛⬛⬛⬛⬛⬛⬛⬛┃ </text:p>
            <text:p text:style-name="P8">┃∙∙∙∙∙∙∙∙∙∙∙∙∙∙∙∙∙∙∙∙∙∙∙∙∙┃ </text:p>
            <text:p text:style-name="P8">┃∙⬛⬛⬛⬛⬛⬛⬛⬛⬛⬛⬛⬛⬛⬛⬛⬛⬛⬛⬛⬛⬛⬛⬛⬛┃ </text:p>
            <text:p text:style-name="P8">┃∙∙∙∙┃∙∙∙∙∙┃▶▶▶▶▶▶▶▶▶▶▶▶▶▼┃ </text:p>
            <text:p text:style-name="P8">┃∙⬛⬛⬛⬛⬛⬛⬛⬛∙⬛⬛⬛⬛⬛⬛⬛⬛⬛⬛⬛⬛⬛⬛▼┃ </text:p>
            <text:p text:style-name="P8">┃∙∙∙∙∙∙∙∙∙⬤◀◀◀◀◀◀◀◀◀◀◀◀◀◀◀┃ </text:p>
            <text:p text:style-name="P8">┃⬛⬛⬛⬛⬛⬛⬛⬛⬛⬛⬛⬛⬛⬛⬛⬛⬛⬛⬛⬛⬛⬛⬛⬛⬛┃ </text:p>
          </table:table-cell>
          <table:table-cell table:style-name="Tableau1.A1" office:value-type="string">
            <text:p text:style-name="P8">┃⬛⬛⬛⬛⬛⬛⬛⬛⬛⬛⬛⬛⬛⬛⬛⬛⬛⬛⬛⬛⬛⬛⬛⬛⬛┃ </text:p>
            <text:p text:style-name="P8">┃∙∙∙∙∙∙∙∙∙∙∙∙∙∙∙∙∙∙∙∙∙∙∙∙∙┃ </text:p>
            <text:p text:style-name="P8">┃∙⬛⬛⬛⬛⬛⬛⬛⬛⬛⬛⬛⬛⬛⬛∙⬛⬛⬛⬛⬛⬛⬛⬛∙┃ </text:p>
            <text:p text:style-name="P8">┃∙∙∙∙∙∙∙∙∙∙┃∙∙∙∙∙∙∙∙∙┃∙∙∙∙┃ </text:p>
            <text:p text:style-name="P8">┃∙⬛⬛⬛⬛⬛⬛⬛⬛⬛⬛∙⬛⬛⬛⬛⬛⬛⬛⬛⬛⬛⬛⬛⬛┃ </text:p>
            <text:p text:style-name="P8">┃∙∙∙∙∙∙∙∙∙∙┃∙┃∙∙∙∙∙∙∙∙∙∙∙∙┃ </text:p>
            <text:p text:style-name="P8">┃⬛⬛⬛⬛∙⬛⬛⬛⬛⬛⬛∙┃⬛⬛⬛⬛⬛⬛⬛⬛⬛⬛⬛∙┃ </text:p>
            <text:p text:style-name="P8">┃∙∙∙∙∙∙∙∙┃∙∙∙┃∙∙∙∙∙∙∙∙∙∙∙∙┃ </text:p>
            <text:p text:style-name="P8">┃⬛⬛⬛⬛∙⬛⬛⬛⬛⬛⬛⬛⬛⬛⬛∙⬛⬛⬛⬛⬛⬛⬛⬛⬛┃ </text:p>
            <text:p text:style-name="P8">┃∙∙∙∙∙∙∙∙∙∙┃∙∙∙∙∙∙∙∙∙∙∙∙∙∙┃ </text:p>
            <text:p text:style-name="P8">┃∙⬛⬛⬛⬛⬛⬛⬛⬛⬛⬛⬛⬛⬛⬛∙⬛⬛⬛⬛⬛⬛⬛⬛⬛┃ </text:p>
            <text:p text:style-name="P8">┃∙∙∙∙∙∙∙∙∙∙∙∙∙∙∙∙∙∙∙∙∙∙∙∙∙┃ </text:p>
            <text:p text:style-name="P8">┃⬛⬛⬛⬛⬛⬛⬛⬛⬛∙⬛⬛⬛⬛⬛⬛⬛⬛⬛⬛⬛⬛⬛⬛⬛┃ </text:p>
            <text:p text:style-name="P8">┃∙∙∙∙∙∙∙∙∙∙∙∙∙∙∙∙∙∙∙∙∙∙∙∙∙┃ </text:p>
            <text:p text:style-name="P8">┃∙⬛⬛⬛⬛⬛⬛⬛⬛⬛⬛⬛⬛⬛⬛⬛⬛⬛⬛⬛⬛⬛⬛⬛⬛┃ </text:p>
            <text:p text:style-name="P8">┃∙∙∙∙┃∙∙∙∙⬤┃▶▶▶▶▶▶▶▶▶▶▶▶▶▼┃ </text:p>
            <text:p text:style-name="P8">┃∙⬛⬛⬛⬛⬛⬛⬛⬛▲⬛⬛⬛⬛⬛⬛⬛⬛⬛⬛⬛⬛⬛⬛▼┃ </text:p>
            <text:p text:style-name="P8">┃∙∙∙∙∙∙∙∙∙▲◀◀◀◀◀◀◀◀◀◀◀◀◀◀◀┃ </text:p>
            <text:p text:style-name="P8">┃⬛⬛⬛⬛⬛⬛⬛⬛⬛⬛⬛⬛⬛⬛⬛⬛⬛⬛⬛⬛⬛⬛⬛⬛⬛┃ </text:p>
          </table:table-cell>
          <table:table-cell table:style-name="Tableau1.A1" office:value-type="string">
            <text:p text:style-name="P8">┃⬛⬛⬛⬛⬛⬛⬛⬛⬛⬛⬛⬛⬛⬛⬛⬛⬛⬛⬛⬛⬛⬛⬛⬛⬛┃ </text:p>
            <text:p text:style-name="P8">┃∙∙∙∙∙∙∙∙∙∙∙∙∙∙∙∙∙∙∙∙∙∙∙∙∙┃ </text:p>
            <text:p text:style-name="P8">┃∙⬛⬛⬛⬛⬛⬛⬛⬛⬛⬛⬛⬛⬛⬛∙⬛⬛⬛⬛⬛⬛⬛⬛∙┃ </text:p>
            <text:p text:style-name="P8">┃∙∙∙∙∙∙∙∙∙∙┃∙∙∙∙∙∙∙∙∙┃∙∙∙∙┃ </text:p>
            <text:p text:style-name="P8">┃∙⬛⬛⬛⬛⬛⬛⬛⬛⬛⬛∙⬛⬛⬛⬛⬛⬛⬛⬛⬛⬛⬛⬛⬛┃ </text:p>
            <text:p text:style-name="P8">┃∙∙∙∙∙∙∙∙∙∙┃∙┃∙∙∙∙∙∙∙∙∙∙∙∙┃ </text:p>
            <text:p text:style-name="P8">┃⬛⬛⬛⬛∙⬛⬛⬛⬛⬛⬛∙┃⬛⬛⬛⬛⬛⬛⬛⬛⬛⬛⬛∙┃ </text:p>
            <text:p text:style-name="P8">┃∙∙∙∙∙∙∙∙┃∙∙∙┃∙∙∙∙∙∙∙∙∙∙∙∙┃ </text:p>
            <text:p text:style-name="P8">┃⬛⬛⬛⬛∙⬛⬛⬛⬛⬛⬛⬛⬛⬛⬛∙⬛⬛⬛⬛⬛⬛⬛⬛⬛┃ </text:p>
            <text:p text:style-name="P8">┃∙∙∙∙∙∙∙∙∙∙┃∙∙∙∙∙∙∙∙∙∙∙∙∙∙┃ </text:p>
            <text:p text:style-name="P8">┃∙⬛⬛⬛⬛⬛⬛⬛⬛⬛⬛⬛⬛⬛⬛∙⬛⬛⬛⬛⬛⬛⬛⬛⬛┃ </text:p>
            <text:p text:style-name="P8">┃∙∙∙∙∙∙∙∙∙∙∙∙∙∙∙∙∙∙∙∙∙∙∙∙∙┃ </text:p>
            <text:p text:style-name="P8">┃⬛⬛⬛⬛⬛⬛⬛⬛⬛∙⬛⬛⬛⬛⬛⬛⬛⬛⬛⬛⬛⬛⬛⬛⬛┃ </text:p>
            <text:p text:style-name="P8">┃∙∙∙∙∙∙∙∙∙∙∙∙∙∙∙∙∙∙∙∙∙∙∙∙∙┃ </text:p>
            <text:p text:style-name="P8">┃∙⬛⬛⬛⬛⬛⬛⬛⬛⬛⬛⬛⬛⬛⬛⬛⬛⬛⬛⬛⬛⬛⬛⬛⬛┃ </text:p>
            <text:p text:style-name="P8">┃∙∙∙∙┃⬤◀◀◀◀┃▶▶▶▶▶▶▶▶▶▶▶▶▶▼┃ </text:p>
            <text:p text:style-name="P8">┃∙⬛⬛⬛⬛⬛⬛⬛⬛▲⬛⬛⬛⬛⬛⬛⬛⬛⬛⬛⬛⬛⬛⬛▼┃ </text:p>
            <text:p text:style-name="P8">┃∙∙∙∙∙∙∙∙∙▲◀◀◀◀◀◀◀◀◀◀◀◀◀◀◀┃ </text:p>
            <text:p text:style-name="P8">┃⬛⬛⬛⬛⬛⬛⬛⬛⬛⬛⬛⬛⬛⬛⬛⬛⬛⬛⬛⬛⬛⬛⬛⬛⬛┃ </text:p>
          </table:table-cell>
        </table:table-row>
      </table:table>
      <text:p text:style-name="P31"/>
      <table:table table:name="Tableau2" table:style-name="Tableau2">
        <table:table-column table:style-name="Tableau2.A" table:number-columns-repeated="6"/>
        <table:table-row>
          <table:table-cell table:style-name="Tableau2.A1" office:value-type="string">
            <text:p text:style-name="P8">┃⬛⬛⬛⬛⬛⬛⬛⬛⬛⬛⬛⬛⬛⬛⬛⬛⬛⬛⬛⬛⬛⬛⬛⬛⬛┃ </text:p>
            <text:p text:style-name="P8">┃∙∙∙∙∙∙∙∙∙∙∙∙∙∙∙∙∙∙∙∙∙∙∙∙∙┃ </text:p>
            <text:p text:style-name="P8">┃∙⬛⬛⬛⬛⬛⬛⬛⬛⬛⬛⬛⬛⬛⬛∙⬛⬛⬛⬛⬛⬛⬛⬛∙┃ </text:p>
            <text:p text:style-name="P8">┃∙∙∙∙∙∙∙∙∙∙┃∙∙∙∙∙∙∙∙∙┃∙∙∙∙┃ </text:p>
            <text:p text:style-name="P8">┃∙⬛⬛⬛⬛⬛⬛⬛⬛⬛⬛∙⬛⬛⬛⬛⬛⬛⬛⬛⬛⬛⬛⬛⬛┃ </text:p>
            <text:p text:style-name="P8">┃∙∙∙∙∙∙∙∙∙∙┃∙┃∙∙∙∙∙∙∙∙∙∙∙∙┃ </text:p>
            <text:p text:style-name="P8">┃⬛⬛⬛⬛∙⬛⬛⬛⬛⬛⬛∙┃⬛⬛⬛⬛⬛⬛⬛⬛⬛⬛⬛∙┃ </text:p>
            <text:p text:style-name="P8">┃∙∙∙∙∙∙∙∙┃∙∙∙┃∙∙∙∙∙∙∙∙∙∙∙∙┃ </text:p>
            <text:p text:style-name="P8">┃⬛⬛⬛⬛∙⬛⬛⬛⬛⬛⬛⬛⬛⬛⬛∙⬛⬛⬛⬛⬛⬛⬛⬛⬛┃ </text:p>
            <text:p text:style-name="P8">┃∙∙∙∙∙∙∙∙∙∙┃∙∙∙∙∙∙∙∙∙∙∙∙∙∙┃ </text:p>
            <text:p text:style-name="P8">┃∙⬛⬛⬛⬛⬛⬛⬛⬛⬛⬛⬛⬛⬛⬛∙⬛⬛⬛⬛⬛⬛⬛⬛⬛┃ </text:p>
            <text:p text:style-name="P8">┃∙∙∙∙∙∙∙∙∙∙∙∙∙∙∙∙∙∙∙∙∙∙∙∙∙┃ </text:p>
            <text:p text:style-name="P8">┃⬛⬛⬛⬛⬛⬛⬛⬛⬛∙⬛⬛⬛⬛⬛⬛⬛⬛⬛⬛⬛⬛⬛⬛⬛┃ </text:p>
            <text:p text:style-name="P8">┃∙∙∙∙∙∙∙∙∙∙∙∙∙∙∙∙∙∙∙∙∙∙∙∙∙┃ </text:p>
            <text:p text:style-name="P8">┃∙⬛⬛⬛⬛⬛⬛⬛⬛⬛⬛⬛⬛⬛⬛⬛⬛⬛⬛⬛⬛⬛⬛⬛⬛┃ </text:p>
            <text:p text:style-name="P8">┃∙∙∙∙┃▶▶▶▶⬤┃▶▶▶▶▶▶▶▶▶▶▶▶▶▼┃ </text:p>
            <text:p text:style-name="P8">┃∙⬛⬛⬛⬛⬛⬛⬛⬛▲⬛⬛⬛⬛⬛⬛⬛⬛⬛⬛⬛⬛⬛⬛▼┃ </text:p>
            <text:p text:style-name="P8">┃∙∙∙∙∙∙∙∙∙▲◀◀◀◀◀◀◀◀◀◀◀◀◀◀◀┃ </text:p>
            <text:p text:style-name="P8">┃⬛⬛⬛⬛⬛⬛⬛⬛⬛⬛⬛⬛⬛⬛⬛⬛⬛⬛⬛⬛⬛⬛⬛⬛⬛┃ </text:p>
          </table:table-cell>
          <table:table-cell table:style-name="Tableau2.A1" office:value-type="string">
            <text:p text:style-name="P8">┃⬛⬛⬛⬛⬛⬛⬛⬛⬛⬛⬛⬛⬛⬛⬛⬛⬛⬛⬛⬛⬛⬛⬛⬛⬛┃ </text:p>
            <text:p text:style-name="P8">┃∙∙∙∙∙∙∙∙∙∙∙∙∙∙∙∙∙∙∙∙∙∙∙∙∙┃ </text:p>
            <text:p text:style-name="P8">┃∙⬛⬛⬛⬛⬛⬛⬛⬛⬛⬛⬛⬛⬛⬛∙⬛⬛⬛⬛⬛⬛⬛⬛∙┃ </text:p>
            <text:p text:style-name="P8">┃∙∙∙∙∙∙∙∙∙∙┃∙∙∙∙∙∙∙∙∙┃∙∙∙∙┃ </text:p>
            <text:p text:style-name="P8">┃∙⬛⬛⬛⬛⬛⬛⬛⬛⬛⬛∙⬛⬛⬛⬛⬛⬛⬛⬛⬛⬛⬛⬛⬛┃ </text:p>
            <text:p text:style-name="P8">┃∙∙∙∙∙∙∙∙∙∙┃∙┃∙∙∙∙∙∙∙∙∙∙∙∙┃ </text:p>
            <text:p text:style-name="P8">┃⬛⬛⬛⬛∙⬛⬛⬛⬛⬛⬛∙┃⬛⬛⬛⬛⬛⬛⬛⬛⬛⬛⬛∙┃ </text:p>
            <text:p text:style-name="P8">┃∙∙∙∙∙∙∙∙┃∙∙∙┃∙∙∙∙∙∙∙∙∙∙∙∙┃ </text:p>
            <text:p text:style-name="P8">┃⬛⬛⬛⬛∙⬛⬛⬛⬛⬛⬛⬛⬛⬛⬛∙⬛⬛⬛⬛⬛⬛⬛⬛⬛┃ </text:p>
            <text:p text:style-name="P8">┃∙∙∙∙∙∙∙∙∙∙┃∙∙∙∙∙∙∙∙∙∙∙∙∙∙┃ </text:p>
            <text:p text:style-name="P8">┃∙⬛⬛⬛⬛⬛⬛⬛⬛⬛⬛⬛⬛⬛⬛∙⬛⬛⬛⬛⬛⬛⬛⬛⬛┃ </text:p>
            <text:p text:style-name="P8">┃∙∙∙∙∙∙∙∙∙∙∙∙∙∙∙∙∙∙∙∙∙∙∙∙∙┃ </text:p>
            <text:p text:style-name="P8">┃⬛⬛⬛⬛⬛⬛⬛⬛⬛∙⬛⬛⬛⬛⬛⬛⬛⬛⬛⬛⬛⬛⬛⬛⬛┃ </text:p>
            <text:p text:style-name="P8">┃∙∙∙∙∙∙∙∙∙∙∙∙∙∙∙∙∙∙∙∙∙∙∙∙∙┃ </text:p>
            <text:p text:style-name="P8">┃∙⬛⬛⬛⬛⬛⬛⬛⬛⬛⬛⬛⬛⬛⬛⬛⬛⬛⬛⬛⬛⬛⬛⬛⬛┃ </text:p>
            <text:p text:style-name="P8">┃∙∙∙∙┃▶▶▶▶▼┃▶▶▶▶▶▶▶▶▶▶▶▶▶▼┃ </text:p>
            <text:p text:style-name="P8">┃∙⬛⬛⬛⬛⬛⬛⬛⬛▼⬛⬛⬛⬛⬛⬛⬛⬛⬛⬛⬛⬛⬛⬛▼┃ </text:p>
            <text:p text:style-name="P8">┃∙∙∙∙∙∙∙∙∙⬤◀◀◀◀◀◀◀◀◀◀◀◀◀◀◀┃ </text:p>
            <text:p text:style-name="P8">┃⬛⬛⬛⬛⬛⬛⬛⬛⬛⬛⬛⬛⬛⬛⬛⬛⬛⬛⬛⬛⬛⬛⬛⬛⬛┃ </text:p>
          </table:table-cell>
          <table:table-cell table:style-name="Tableau2.A1" office:value-type="string">
            <text:p text:style-name="P8">┃⬛⬛⬛⬛⬛⬛⬛⬛⬛⬛⬛⬛⬛⬛⬛⬛⬛⬛⬛⬛⬛⬛⬛⬛⬛┃ </text:p>
            <text:p text:style-name="P8">┃∙∙∙∙∙∙∙∙∙∙∙∙∙∙∙∙∙∙∙∙∙∙∙∙∙┃ </text:p>
            <text:p text:style-name="P8">┃∙⬛⬛⬛⬛⬛⬛⬛⬛⬛⬛⬛⬛⬛⬛∙⬛⬛⬛⬛⬛⬛⬛⬛∙┃ </text:p>
            <text:p text:style-name="P8">┃∙∙∙∙∙∙∙∙∙∙┃∙∙∙∙∙∙∙∙∙┃∙∙∙∙┃ </text:p>
            <text:p text:style-name="P8">┃∙⬛⬛⬛⬛⬛⬛⬛⬛⬛⬛∙⬛⬛⬛⬛⬛⬛⬛⬛⬛⬛⬛⬛⬛┃ </text:p>
            <text:p text:style-name="P8">┃∙∙∙∙∙∙∙∙∙∙┃∙┃∙∙∙∙∙∙∙∙∙∙∙∙┃ </text:p>
            <text:p text:style-name="P8">┃⬛⬛⬛⬛∙⬛⬛⬛⬛⬛⬛∙┃⬛⬛⬛⬛⬛⬛⬛⬛⬛⬛⬛∙┃ </text:p>
            <text:p text:style-name="P8">┃∙∙∙∙∙∙∙∙┃∙∙∙┃∙∙∙∙∙∙∙∙∙∙∙∙┃ </text:p>
            <text:p text:style-name="P8">┃⬛⬛⬛⬛∙⬛⬛⬛⬛⬛⬛⬛⬛⬛⬛∙⬛⬛⬛⬛⬛⬛⬛⬛⬛┃ </text:p>
            <text:p text:style-name="P8">┃∙∙∙∙∙∙∙∙∙∙┃∙∙∙∙∙∙∙∙∙∙∙∙∙∙┃ </text:p>
            <text:p text:style-name="P8">┃∙⬛⬛⬛⬛⬛⬛⬛⬛⬛⬛⬛⬛⬛⬛∙⬛⬛⬛⬛⬛⬛⬛⬛⬛┃ </text:p>
            <text:p text:style-name="P8">┃∙∙∙∙∙∙∙∙∙∙∙∙∙∙∙∙∙∙∙∙∙∙∙∙∙┃ </text:p>
            <text:p text:style-name="P8">┃⬛⬛⬛⬛⬛⬛⬛⬛⬛∙⬛⬛⬛⬛⬛⬛⬛⬛⬛⬛⬛⬛⬛⬛⬛┃ </text:p>
            <text:p text:style-name="P8">┃∙∙∙∙∙∙∙∙∙∙∙∙∙∙∙∙∙∙∙∙∙∙∙∙∙┃ </text:p>
            <text:p text:style-name="P8">┃∙⬛⬛⬛⬛⬛⬛⬛⬛⬛⬛⬛⬛⬛⬛⬛⬛⬛⬛⬛⬛⬛⬛⬛⬛┃ </text:p>
            <text:p text:style-name="P8">┃∙∙∙∙┃▶▶▶▶▼┃▶▶▶▶▶▶▶▶▶▶▶▶▶▼┃ </text:p>
            <text:p text:style-name="P8">┃∙⬛⬛⬛⬛⬛⬛⬛⬛▼⬛⬛⬛⬛⬛⬛⬛⬛⬛⬛⬛⬛⬛⬛▼┃ </text:p>
            <text:p text:style-name="P8">┃⬤◀◀◀◀◀◀◀◀◀◀◀◀◀◀◀◀◀◀◀◀◀◀◀◀┃ </text:p>
            <text:p text:style-name="P8">┃⬛⬛⬛⬛⬛⬛⬛⬛⬛⬛⬛⬛⬛⬛⬛⬛⬛⬛⬛⬛⬛⬛⬛⬛⬛┃ </text:p>
          </table:table-cell>
          <table:table-cell table:style-name="Tableau2.A1" office:value-type="string">
            <text:p text:style-name="P8">┃⬛⬛⬛⬛⬛⬛⬛⬛⬛⬛⬛⬛⬛⬛⬛⬛⬛⬛⬛⬛⬛⬛⬛⬛⬛┃ </text:p>
            <text:p text:style-name="P8">┃∙∙∙∙∙∙∙∙∙∙∙∙∙∙∙∙∙∙∙∙∙∙∙∙∙┃ </text:p>
            <text:p text:style-name="P8">┃∙⬛⬛⬛⬛⬛⬛⬛⬛⬛⬛⬛⬛⬛⬛∙⬛⬛⬛⬛⬛⬛⬛⬛∙┃ </text:p>
            <text:p text:style-name="P8">┃∙∙∙∙∙∙∙∙∙∙┃∙∙∙∙∙∙∙∙∙┃∙∙∙∙┃ </text:p>
            <text:p text:style-name="P8">┃∙⬛⬛⬛⬛⬛⬛⬛⬛⬛⬛∙⬛⬛⬛⬛⬛⬛⬛⬛⬛⬛⬛⬛⬛┃ </text:p>
            <text:p text:style-name="P8">┃∙∙∙∙∙∙∙∙∙∙┃∙┃∙∙∙∙∙∙∙∙∙∙∙∙┃ </text:p>
            <text:p text:style-name="P8">┃⬛⬛⬛⬛∙⬛⬛⬛⬛⬛⬛∙┃⬛⬛⬛⬛⬛⬛⬛⬛⬛⬛⬛∙┃ </text:p>
            <text:p text:style-name="P8">┃∙∙∙∙∙∙∙∙┃∙∙∙┃∙∙∙∙∙∙∙∙∙∙∙∙┃ </text:p>
            <text:p text:style-name="P8">┃⬛⬛⬛⬛∙⬛⬛⬛⬛⬛⬛⬛⬛⬛⬛∙⬛⬛⬛⬛⬛⬛⬛⬛⬛┃ </text:p>
            <text:p text:style-name="P8">┃∙∙∙∙∙∙∙∙∙∙┃∙∙∙∙∙∙∙∙∙∙∙∙∙∙┃ </text:p>
            <text:p text:style-name="P8">┃∙⬛⬛⬛⬛⬛⬛⬛⬛⬛⬛⬛⬛⬛⬛∙⬛⬛⬛⬛⬛⬛⬛⬛⬛┃ </text:p>
            <text:p text:style-name="P8">┃∙∙∙∙∙∙∙∙∙∙∙∙∙∙∙∙∙∙∙∙∙∙∙∙∙┃ </text:p>
            <text:p text:style-name="P8">┃⬛⬛⬛⬛⬛⬛⬛⬛⬛∙⬛⬛⬛⬛⬛⬛⬛⬛⬛⬛⬛⬛⬛⬛⬛┃ </text:p>
            <text:p text:style-name="P8">┃∙∙∙∙∙∙∙∙∙∙∙∙∙∙∙∙∙∙∙∙∙∙∙∙∙┃ </text:p>
            <text:p text:style-name="P8">┃∙⬛⬛⬛⬛⬛⬛⬛⬛⬛⬛⬛⬛⬛⬛⬛⬛⬛⬛⬛⬛⬛⬛⬛⬛┃ </text:p>
            <text:p text:style-name="P8">┃⬤∙∙∙┃▶▶▶▶▼┃▶▶▶▶▶▶▶▶▶▶▶▶▶▼┃ </text:p>
            <text:p text:style-name="P8">┃▲⬛⬛⬛⬛⬛⬛⬛⬛▼⬛⬛⬛⬛⬛⬛⬛⬛⬛⬛⬛⬛⬛⬛▼┃ </text:p>
            <text:p text:style-name="P8">┃▲◀◀◀◀◀◀◀◀◀◀◀◀◀◀◀◀◀◀◀◀◀◀◀◀┃ </text:p>
            <text:p text:style-name="P8">┃⬛⬛⬛⬛⬛⬛⬛⬛⬛⬛⬛⬛⬛⬛⬛⬛⬛⬛⬛⬛⬛⬛⬛⬛⬛┃ </text:p>
          </table:table-cell>
          <table:table-cell table:style-name="Tableau2.A1" office:value-type="string">
            <text:p text:style-name="P8">┃⬛⬛⬛⬛⬛⬛⬛⬛⬛⬛⬛⬛⬛⬛⬛⬛⬛⬛⬛⬛⬛⬛⬛⬛⬛┃ </text:p>
            <text:p text:style-name="P8">┃∙∙∙∙∙∙∙∙∙∙∙∙∙∙∙∙∙∙∙∙∙∙∙∙∙┃ </text:p>
            <text:p text:style-name="P8">┃∙⬛⬛⬛⬛⬛⬛⬛⬛⬛⬛⬛⬛⬛⬛∙⬛⬛⬛⬛⬛⬛⬛⬛∙┃ </text:p>
            <text:p text:style-name="P8">┃∙∙∙∙∙∙∙∙∙∙┃∙∙∙∙∙∙∙∙∙┃∙∙∙∙┃ </text:p>
            <text:p text:style-name="P8">┃∙⬛⬛⬛⬛⬛⬛⬛⬛⬛⬛∙⬛⬛⬛⬛⬛⬛⬛⬛⬛⬛⬛⬛⬛┃ </text:p>
            <text:p text:style-name="P8">┃∙∙∙∙∙∙∙∙∙∙┃∙┃∙∙∙∙∙∙∙∙∙∙∙∙┃ </text:p>
            <text:p text:style-name="P8">┃⬛⬛⬛⬛∙⬛⬛⬛⬛⬛⬛∙┃⬛⬛⬛⬛⬛⬛⬛⬛⬛⬛⬛∙┃ </text:p>
            <text:p text:style-name="P8">┃∙∙∙∙∙∙∙∙┃∙∙∙┃∙∙∙∙∙∙∙∙∙∙∙∙┃ </text:p>
            <text:p text:style-name="P8">┃⬛⬛⬛⬛∙⬛⬛⬛⬛⬛⬛⬛⬛⬛⬛∙⬛⬛⬛⬛⬛⬛⬛⬛⬛┃ </text:p>
            <text:p text:style-name="P8">┃∙∙∙∙∙∙∙∙∙∙┃∙∙∙∙∙∙∙∙∙∙∙∙∙∙┃ </text:p>
            <text:p text:style-name="P8">┃∙⬛⬛⬛⬛⬛⬛⬛⬛⬛⬛⬛⬛⬛⬛∙⬛⬛⬛⬛⬛⬛⬛⬛⬛┃ </text:p>
            <text:p text:style-name="P8">┃∙∙∙∙∙∙∙∙∙∙∙∙∙∙∙∙∙∙∙∙∙∙∙∙∙┃ </text:p>
            <text:p text:style-name="P8">┃⬛⬛⬛⬛⬛⬛⬛⬛⬛∙⬛⬛⬛⬛⬛⬛⬛⬛⬛⬛⬛⬛⬛⬛⬛┃ </text:p>
            <text:p text:style-name="P8">┃∙∙∙∙∙∙∙∙∙∙∙∙∙∙∙∙∙∙∙∙∙∙∙∙∙┃ </text:p>
            <text:p text:style-name="P8">┃∙⬛⬛⬛⬛⬛⬛⬛⬛⬛⬛⬛⬛⬛⬛⬛⬛⬛⬛⬛⬛⬛⬛⬛⬛┃ </text:p>
            <text:p text:style-name="P8">┃▶▶▶⬤┃▶▶▶▶▼┃▶▶▶▶▶▶▶▶▶▶▶▶▶▼┃ </text:p>
            <text:p text:style-name="P8">┃▲⬛⬛⬛⬛⬛⬛⬛⬛▼⬛⬛⬛⬛⬛⬛⬛⬛⬛⬛⬛⬛⬛⬛▼┃ </text:p>
            <text:p text:style-name="P8">┃▲◀◀◀◀◀◀◀◀◀◀◀◀◀◀◀◀◀◀◀◀◀◀◀◀┃ </text:p>
            <text:p text:style-name="P8">┃⬛⬛⬛⬛⬛⬛⬛⬛⬛⬛⬛⬛⬛⬛⬛⬛⬛⬛⬛⬛⬛⬛⬛⬛⬛┃ </text:p>
          </table:table-cell>
          <table:table-cell table:style-name="Tableau2.A1" office:value-type="string">
            <text:p text:style-name="P8">┃⬛⬛⬛⬛⬛⬛⬛⬛⬛⬛⬛⬛⬛⬛⬛⬛⬛⬛⬛⬛⬛⬛⬛⬛⬛┃ </text:p>
            <text:p text:style-name="P8">┃∙∙∙∙∙∙∙∙∙∙∙∙∙∙∙∙∙∙∙∙∙∙∙∙∙┃ </text:p>
            <text:p text:style-name="P8">┃∙⬛⬛⬛⬛⬛⬛⬛⬛⬛⬛⬛⬛⬛⬛∙⬛⬛⬛⬛⬛⬛⬛⬛∙┃ </text:p>
            <text:p text:style-name="P8">┃∙∙∙∙∙∙∙∙∙∙┃∙∙∙∙∙∙∙∙∙┃∙∙∙∙┃ </text:p>
            <text:p text:style-name="P8">┃∙⬛⬛⬛⬛⬛⬛⬛⬛⬛⬛∙⬛⬛⬛⬛⬛⬛⬛⬛⬛⬛⬛⬛⬛┃ </text:p>
            <text:p text:style-name="P8">┃∙∙∙∙∙∙∙∙∙∙┃∙┃∙∙∙∙∙∙∙∙∙∙∙∙┃ </text:p>
            <text:p text:style-name="P8">┃⬛⬛⬛⬛∙⬛⬛⬛⬛⬛⬛∙┃⬛⬛⬛⬛⬛⬛⬛⬛⬛⬛⬛∙┃ </text:p>
            <text:p text:style-name="P8">┃∙∙∙∙∙∙∙∙┃∙∙∙┃∙∙∙∙∙∙∙∙∙∙∙∙┃ </text:p>
            <text:p text:style-name="P8">┃⬛⬛⬛⬛∙⬛⬛⬛⬛⬛⬛⬛⬛⬛⬛∙⬛⬛⬛⬛⬛⬛⬛⬛⬛┃ </text:p>
            <text:p text:style-name="P8">┃∙∙∙∙∙∙∙∙∙∙┃∙∙∙∙∙∙∙∙∙∙∙∙∙∙┃ </text:p>
            <text:p text:style-name="P8">┃∙⬛⬛⬛⬛⬛⬛⬛⬛⬛⬛⬛⬛⬛⬛∙⬛⬛⬛⬛⬛⬛⬛⬛⬛┃ </text:p>
            <text:p text:style-name="P8">┃∙∙∙∙∙∙∙∙∙∙∙∙∙∙∙∙∙∙∙∙∙∙∙∙∙┃ </text:p>
            <text:p text:style-name="P8">┃⬛⬛⬛⬛⬛⬛⬛⬛⬛∙⬛⬛⬛⬛⬛⬛⬛⬛⬛⬛⬛⬛⬛⬛⬛┃ </text:p>
            <text:p text:style-name="P8">┃∙∙∙∙∙∙∙∙∙∙∙∙∙∙∙∙∙∙∙∙∙∙∙∙∙┃ </text:p>
            <text:p text:style-name="P8">┃∙⬛⬛⬛⬛⬛⬛⬛⬛⬛⬛⬛⬛⬛⬛⬛⬛⬛⬛⬛⬛⬛⬛⬛⬛┃ </text:p>
            <text:p text:style-name="P8">┃⬤◀◀◀┃▶▶▶▶▼┃▶▶▶▶▶▶▶▶▶▶▶▶▶▼┃ </text:p>
            <text:p text:style-name="P8">┃▲⬛⬛⬛⬛⬛⬛⬛⬛▼⬛⬛⬛⬛⬛⬛⬛⬛⬛⬛⬛⬛⬛⬛▼┃ </text:p>
            <text:p text:style-name="P8">┃▲◀◀◀◀◀◀◀◀◀◀◀◀◀◀◀◀◀◀◀◀◀◀◀◀┃ </text:p>
            <text:p text:style-name="P8">┃⬛⬛⬛⬛⬛⬛⬛⬛⬛⬛⬛⬛⬛⬛⬛⬛⬛⬛⬛⬛⬛⬛⬛⬛⬛┃ </text:p>
          </table:table-cell>
        </table:table-row>
      </table:table>
      <text:p text:style-name="P31"/>
      <table:table table:name="Tableau3" table:style-name="Tableau3">
        <table:table-column table:style-name="Tableau3.A" table:number-columns-repeated="6"/>
        <table:table-row>
          <table:table-cell table:style-name="Tableau3.A1" office:value-type="string">
            <text:p text:style-name="P8">┃⬛⬛⬛⬛⬛⬛⬛⬛⬛⬛⬛⬛⬛⬛⬛⬛⬛⬛⬛⬛⬛⬛⬛⬛⬛┃ </text:p>
            <text:p text:style-name="P8">┃∙∙∙∙∙∙∙∙∙∙∙∙∙∙∙∙∙∙∙∙∙∙∙∙∙┃ </text:p>
            <text:p text:style-name="P8">┃∙⬛⬛⬛⬛⬛⬛⬛⬛⬛⬛⬛⬛⬛⬛∙⬛⬛⬛⬛⬛⬛⬛⬛∙┃ </text:p>
            <text:p text:style-name="P8">┃∙∙∙∙∙∙∙∙∙∙┃∙∙∙∙∙∙∙∙∙┃∙∙∙∙┃ </text:p>
            <text:p text:style-name="P8">┃∙⬛⬛⬛⬛⬛⬛⬛⬛⬛⬛∙⬛⬛⬛⬛⬛⬛⬛⬛⬛⬛⬛⬛⬛┃ </text:p>
            <text:p text:style-name="P8">┃∙∙∙∙∙∙∙∙∙∙┃∙┃∙∙∙∙∙∙∙∙∙∙∙∙┃ </text:p>
            <text:p text:style-name="P8">┃⬛⬛⬛⬛∙⬛⬛⬛⬛⬛⬛∙┃⬛⬛⬛⬛⬛⬛⬛⬛⬛⬛⬛∙┃ </text:p>
            <text:p text:style-name="P8">┃∙∙∙∙∙∙∙∙┃∙∙∙┃∙∙∙∙∙∙∙∙∙∙∙∙┃ </text:p>
            <text:p text:style-name="P8">┃⬛⬛⬛⬛∙⬛⬛⬛⬛⬛⬛⬛⬛⬛⬛∙⬛⬛⬛⬛⬛⬛⬛⬛⬛┃ </text:p>
            <text:p text:style-name="P8">┃∙∙∙∙∙∙∙∙∙∙┃∙∙∙∙∙∙∙∙∙∙∙∙∙∙┃ </text:p>
            <text:p text:style-name="P8">┃∙⬛⬛⬛⬛⬛⬛⬛⬛⬛⬛⬛⬛⬛⬛∙⬛⬛⬛⬛⬛⬛⬛⬛⬛┃ </text:p>
            <text:p text:style-name="P8">┃∙∙∙∙∙∙∙∙∙∙∙∙∙∙∙∙∙∙∙∙∙∙∙∙∙┃ </text:p>
            <text:p text:style-name="P8">┃⬛⬛⬛⬛⬛⬛⬛⬛⬛∙⬛⬛⬛⬛⬛⬛⬛⬛⬛⬛⬛⬛⬛⬛⬛┃ </text:p>
            <text:p text:style-name="P8">┃⬤∙∙∙∙∙∙∙∙∙∙∙∙∙∙∙∙∙∙∙∙∙∙∙∙┃ </text:p>
            <text:p text:style-name="P8">┃▲⬛⬛⬛⬛⬛⬛⬛⬛⬛⬛⬛⬛⬛⬛⬛⬛⬛⬛⬛⬛⬛⬛⬛⬛┃ </text:p>
            <text:p text:style-name="P8">┃▲◀◀◀┃▶▶▶▶▼┃▶▶▶▶▶▶▶▶▶▶▶▶▶▼┃ </text:p>
            <text:p text:style-name="P8">┃▲⬛⬛⬛⬛⬛⬛⬛⬛▼⬛⬛⬛⬛⬛⬛⬛⬛⬛⬛⬛⬛⬛⬛▼┃ </text:p>
            <text:p text:style-name="P8">┃▲◀◀◀◀◀◀◀◀◀◀◀◀◀◀◀◀◀◀◀◀◀◀◀◀┃ </text:p>
            <text:p text:style-name="P8">┃⬛⬛⬛⬛⬛⬛⬛⬛⬛⬛⬛⬛⬛⬛⬛⬛⬛⬛⬛⬛⬛⬛⬛⬛⬛┃ </text:p>
          </table:table-cell>
          <table:table-cell table:style-name="Tableau3.A1" office:value-type="string">
            <text:p text:style-name="P8">┃⬛⬛⬛⬛⬛⬛⬛⬛⬛⬛⬛⬛⬛⬛⬛⬛⬛⬛⬛⬛⬛⬛⬛⬛⬛┃ </text:p>
            <text:p text:style-name="P8">┃∙∙∙∙∙∙∙∙∙∙∙∙∙∙∙∙∙∙∙∙∙∙∙∙∙┃ </text:p>
            <text:p text:style-name="P8">┃∙⬛⬛⬛⬛⬛⬛⬛⬛⬛⬛⬛⬛⬛⬛∙⬛⬛⬛⬛⬛⬛⬛⬛∙┃ </text:p>
            <text:p text:style-name="P8">┃∙∙∙∙∙∙∙∙∙∙┃∙∙∙∙∙∙∙∙∙┃∙∙∙∙┃ </text:p>
            <text:p text:style-name="P8">┃∙⬛⬛⬛⬛⬛⬛⬛⬛⬛⬛∙⬛⬛⬛⬛⬛⬛⬛⬛⬛⬛⬛⬛⬛┃ </text:p>
            <text:p text:style-name="P8">┃∙∙∙∙∙∙∙∙∙∙┃∙┃∙∙∙∙∙∙∙∙∙∙∙∙┃ </text:p>
            <text:p text:style-name="P8">┃⬛⬛⬛⬛∙⬛⬛⬛⬛⬛⬛∙┃⬛⬛⬛⬛⬛⬛⬛⬛⬛⬛⬛∙┃ </text:p>
            <text:p text:style-name="P8">┃∙∙∙∙∙∙∙∙┃∙∙∙┃∙∙∙∙∙∙∙∙∙∙∙∙┃ </text:p>
            <text:p text:style-name="P8">┃⬛⬛⬛⬛∙⬛⬛⬛⬛⬛⬛⬛⬛⬛⬛∙⬛⬛⬛⬛⬛⬛⬛⬛⬛┃ </text:p>
            <text:p text:style-name="P8">┃∙∙∙∙∙∙∙∙∙∙┃∙∙∙∙∙∙∙∙∙∙∙∙∙∙┃ </text:p>
            <text:p text:style-name="P8">┃∙⬛⬛⬛⬛⬛⬛⬛⬛⬛⬛⬛⬛⬛⬛∙⬛⬛⬛⬛⬛⬛⬛⬛⬛┃ </text:p>
            <text:p text:style-name="P8">┃∙∙∙∙∙∙∙∙∙∙∙∙∙∙∙∙∙∙∙∙∙∙∙∙∙┃ </text:p>
            <text:p text:style-name="P8">┃⬛⬛⬛⬛⬛⬛⬛⬛⬛∙⬛⬛⬛⬛⬛⬛⬛⬛⬛⬛⬛⬛⬛⬛⬛┃ </text:p>
            <text:p text:style-name="P8">┃▶▶▶▶▶▶▶▶▶⬤∙∙∙∙∙∙∙∙∙∙∙∙∙∙∙┃ </text:p>
            <text:p text:style-name="P8">┃▲⬛⬛⬛⬛⬛⬛⬛⬛⬛⬛⬛⬛⬛⬛⬛⬛⬛⬛⬛⬛⬛⬛⬛⬛┃ </text:p>
            <text:p text:style-name="P8">┃▲◀◀◀┃▶▶▶▶▼┃▶▶▶▶▶▶▶▶▶▶▶▶▶▼┃ </text:p>
            <text:p text:style-name="P8">┃▲⬛⬛⬛⬛⬛⬛⬛⬛▼⬛⬛⬛⬛⬛⬛⬛⬛⬛⬛⬛⬛⬛⬛▼┃ </text:p>
            <text:p text:style-name="P8">┃▲◀◀◀◀◀◀◀◀◀◀◀◀◀◀◀◀◀◀◀◀◀◀◀◀┃ </text:p>
            <text:p text:style-name="P8">┃⬛⬛⬛⬛⬛⬛⬛⬛⬛⬛⬛⬛⬛⬛⬛⬛⬛⬛⬛⬛⬛⬛⬛⬛⬛┃ </text:p>
          </table:table-cell>
          <table:table-cell table:style-name="Tableau3.A1" office:value-type="string">
            <text:p text:style-name="P8">┃⬛⬛⬛⬛⬛⬛⬛⬛⬛⬛⬛⬛⬛⬛⬛⬛⬛⬛⬛⬛⬛⬛⬛⬛⬛┃ </text:p>
            <text:p text:style-name="P8">┃∙∙∙∙∙∙∙∙∙∙∙∙∙∙∙∙∙∙∙∙∙∙∙∙∙┃ </text:p>
            <text:p text:style-name="P8">┃∙⬛⬛⬛⬛⬛⬛⬛⬛⬛⬛⬛⬛⬛⬛∙⬛⬛⬛⬛⬛⬛⬛⬛∙┃ </text:p>
            <text:p text:style-name="P8">┃∙∙∙∙∙∙∙∙∙∙┃∙∙∙∙∙∙∙∙∙┃∙∙∙∙┃ </text:p>
            <text:p text:style-name="P8">┃∙⬛⬛⬛⬛⬛⬛⬛⬛⬛⬛∙⬛⬛⬛⬛⬛⬛⬛⬛⬛⬛⬛⬛⬛┃ </text:p>
            <text:p text:style-name="P8">┃∙∙∙∙∙∙∙∙∙∙┃∙┃∙∙∙∙∙∙∙∙∙∙∙∙┃ </text:p>
            <text:p text:style-name="P8">┃⬛⬛⬛⬛∙⬛⬛⬛⬛⬛⬛∙┃⬛⬛⬛⬛⬛⬛⬛⬛⬛⬛⬛∙┃ </text:p>
            <text:p text:style-name="P8">┃∙∙∙∙∙∙∙∙┃∙∙∙┃∙∙∙∙∙∙∙∙∙∙∙∙┃ </text:p>
            <text:p text:style-name="P8">┃⬛⬛⬛⬛∙⬛⬛⬛⬛⬛⬛⬛⬛⬛⬛∙⬛⬛⬛⬛⬛⬛⬛⬛⬛┃ </text:p>
            <text:p text:style-name="P8">┃∙∙∙∙∙∙∙∙∙∙┃∙∙∙∙∙∙∙∙∙∙∙∙∙∙┃ </text:p>
            <text:p text:style-name="P8">┃∙⬛⬛⬛⬛⬛⬛⬛⬛⬛⬛⬛⬛⬛⬛∙⬛⬛⬛⬛⬛⬛⬛⬛⬛┃ </text:p>
            <text:p text:style-name="P8">┃∙∙∙∙∙∙∙∙∙∙∙∙∙∙∙∙∙∙∙∙∙∙∙∙∙┃ </text:p>
            <text:p text:style-name="P8">┃⬛⬛⬛⬛⬛⬛⬛⬛⬛∙⬛⬛⬛⬛⬛⬛⬛⬛⬛⬛⬛⬛⬛⬛⬛┃ </text:p>
            <text:p text:style-name="P8">┃▶▶▶▶▶▶▶▶▶▶▶▶▶▶▶▶▶▶▶▶▶▶▶▶⬤┃ </text:p>
            <text:p text:style-name="P8">┃▲⬛⬛⬛⬛⬛⬛⬛⬛⬛⬛⬛⬛⬛⬛⬛⬛⬛⬛⬛⬛⬛⬛⬛⬛┃ </text:p>
            <text:p text:style-name="P8">┃▲◀◀◀┃▶▶▶▶▼┃▶▶▶▶▶▶▶▶▶▶▶▶▶▼┃ </text:p>
            <text:p text:style-name="P8">┃▲⬛⬛⬛⬛⬛⬛⬛⬛▼⬛⬛⬛⬛⬛⬛⬛⬛⬛⬛⬛⬛⬛⬛▼┃ </text:p>
            <text:p text:style-name="P8">┃▲◀◀◀◀◀◀◀◀◀◀◀◀◀◀◀◀◀◀◀◀◀◀◀◀┃ </text:p>
            <text:p text:style-name="P8">┃⬛⬛⬛⬛⬛⬛⬛⬛⬛⬛⬛⬛⬛⬛⬛⬛⬛⬛⬛⬛⬛⬛⬛⬛⬛┃ </text:p>
          </table:table-cell>
          <table:table-cell table:style-name="Tableau3.A1" office:value-type="string">
            <text:p text:style-name="P8">┃⬛⬛⬛⬛⬛⬛⬛⬛⬛⬛⬛⬛⬛⬛⬛⬛⬛⬛⬛⬛⬛⬛⬛⬛⬛┃ </text:p>
            <text:p text:style-name="P8">┃∙∙∙∙∙∙∙∙∙∙∙∙∙∙∙∙∙∙∙∙∙∙∙∙∙┃ </text:p>
            <text:p text:style-name="P8">┃∙⬛⬛⬛⬛⬛⬛⬛⬛⬛⬛⬛⬛⬛⬛∙⬛⬛⬛⬛⬛⬛⬛⬛∙┃ </text:p>
            <text:p text:style-name="P8">┃∙∙∙∙∙∙∙∙∙∙┃∙∙∙∙∙∙∙∙∙┃∙∙∙∙┃ </text:p>
            <text:p text:style-name="P8">┃∙⬛⬛⬛⬛⬛⬛⬛⬛⬛⬛∙⬛⬛⬛⬛⬛⬛⬛⬛⬛⬛⬛⬛⬛┃ </text:p>
            <text:p text:style-name="P8">┃∙∙∙∙∙∙∙∙∙∙┃∙┃∙∙∙∙∙∙∙∙∙∙∙∙┃ </text:p>
            <text:p text:style-name="P8">┃⬛⬛⬛⬛∙⬛⬛⬛⬛⬛⬛∙┃⬛⬛⬛⬛⬛⬛⬛⬛⬛⬛⬛∙┃ </text:p>
            <text:p text:style-name="P8">┃∙∙∙∙∙∙∙∙┃∙∙∙┃∙∙∙∙∙∙∙∙∙∙∙∙┃ </text:p>
            <text:p text:style-name="P8">┃⬛⬛⬛⬛∙⬛⬛⬛⬛⬛⬛⬛⬛⬛⬛∙⬛⬛⬛⬛⬛⬛⬛⬛⬛┃ </text:p>
            <text:p text:style-name="P8">┃∙∙∙∙∙∙∙∙∙∙┃∙∙∙∙∙∙∙∙∙∙∙∙∙∙┃ </text:p>
            <text:p text:style-name="P8">┃∙⬛⬛⬛⬛⬛⬛⬛⬛⬛⬛⬛⬛⬛⬛∙⬛⬛⬛⬛⬛⬛⬛⬛⬛┃ </text:p>
            <text:p text:style-name="P8">┃∙∙∙∙∙∙∙∙∙∙∙∙∙∙∙∙∙∙∙∙∙∙∙∙∙┃ </text:p>
            <text:p text:style-name="P8">┃⬛⬛⬛⬛⬛⬛⬛⬛⬛∙⬛⬛⬛⬛⬛⬛⬛⬛⬛⬛⬛⬛⬛⬛⬛┃ </text:p>
            <text:p text:style-name="P8">┃▶▶▶▶▶▶▶▶▶⬤◀◀◀◀◀◀◀◀◀◀◀◀◀◀◀┃ </text:p>
            <text:p text:style-name="P8">┃▲⬛⬛⬛⬛⬛⬛⬛⬛⬛⬛⬛⬛⬛⬛⬛⬛⬛⬛⬛⬛⬛⬛⬛⬛┃ </text:p>
            <text:p text:style-name="P8">┃▲◀◀◀┃▶▶▶▶▼┃▶▶▶▶▶▶▶▶▶▶▶▶▶▼┃ </text:p>
            <text:p text:style-name="P8">┃▲⬛⬛⬛⬛⬛⬛⬛⬛▼⬛⬛⬛⬛⬛⬛⬛⬛⬛⬛⬛⬛⬛⬛▼┃ </text:p>
            <text:p text:style-name="P8">┃▲◀◀◀◀◀◀◀◀◀◀◀◀◀◀◀◀◀◀◀◀◀◀◀◀┃ </text:p>
            <text:p text:style-name="P8">┃⬛⬛⬛⬛⬛⬛⬛⬛⬛⬛⬛⬛⬛⬛⬛⬛⬛⬛⬛⬛⬛⬛⬛⬛⬛┃ </text:p>
          </table:table-cell>
          <table:table-cell table:style-name="Tableau3.A1" office:value-type="string">
            <text:p text:style-name="P9">┃⬛⬛⬛⬛⬛⬛⬛⬛⬛⬛⬛⬛⬛⬛⬛⬛⬛⬛⬛⬛⬛⬛⬛⬛⬛┃ </text:p>
            <text:p text:style-name="P9">┃∙∙∙∙∙∙∙∙∙∙∙∙∙∙∙∙∙∙∙∙∙∙∙∙∙┃ </text:p>
            <text:p text:style-name="P9">┃∙⬛⬛⬛⬛⬛⬛⬛⬛⬛⬛⬛⬛⬛⬛∙⬛⬛⬛⬛⬛⬛⬛⬛∙┃ </text:p>
            <text:p text:style-name="P9">┃∙∙∙∙∙∙∙∙∙∙┃∙∙∙∙∙∙∙∙∙┃∙∙∙∙┃ </text:p>
            <text:p text:style-name="P9">┃∙⬛⬛⬛⬛⬛⬛⬛⬛⬛⬛∙⬛⬛⬛⬛⬛⬛⬛⬛⬛⬛⬛⬛⬛┃ </text:p>
            <text:p text:style-name="P9">┃∙∙∙∙∙∙∙∙∙∙┃∙┃∙∙∙∙∙∙∙∙∙∙∙∙┃ </text:p>
            <text:p text:style-name="P9">┃⬛⬛⬛⬛∙⬛⬛⬛⬛⬛⬛∙┃⬛⬛⬛⬛⬛⬛⬛⬛⬛⬛⬛∙┃ </text:p>
            <text:p text:style-name="P9">┃∙∙∙∙∙∙∙∙┃∙∙∙┃∙∙∙∙∙∙∙∙∙∙∙∙┃ </text:p>
            <text:p text:style-name="P9">┃⬛⬛⬛⬛∙⬛⬛⬛⬛⬛⬛⬛⬛⬛⬛∙⬛⬛⬛⬛⬛⬛⬛⬛⬛┃ </text:p>
            <text:p text:style-name="P9">┃∙∙∙∙∙∙∙∙∙∙┃∙∙∙∙∙∙∙∙∙∙∙∙∙∙┃ </text:p>
            <text:p text:style-name="P9">┃∙⬛⬛⬛⬛⬛⬛⬛⬛⬛⬛⬛⬛⬛⬛∙⬛⬛⬛⬛⬛⬛⬛⬛⬛┃ </text:p>
            <text:p text:style-name="P9">┃∙∙∙∙∙∙∙∙∙⬤∙∙∙∙∙∙∙∙∙∙∙∙∙∙∙┃ </text:p>
            <text:p text:style-name="P9">┃⬛⬛⬛⬛⬛⬛⬛⬛⬛▲⬛⬛⬛⬛⬛⬛⬛⬛⬛⬛⬛⬛⬛⬛⬛┃ </text:p>
            <text:p text:style-name="P9">┃▶▶▶▶▶▶▶▶▶▲◀◀◀◀◀◀◀◀◀◀◀◀◀◀◀┃ </text:p>
            <text:p text:style-name="P9">┃▲⬛⬛⬛⬛⬛⬛⬛⬛⬛⬛⬛⬛⬛⬛⬛⬛⬛⬛⬛⬛⬛⬛⬛⬛┃ </text:p>
            <text:p text:style-name="P9">┃▲◀◀◀┃▶▶▶▶▼┃▶▶▶▶▶▶▶▶▶▶▶▶▶▼┃ </text:p>
            <text:p text:style-name="P9">┃▲⬛⬛⬛⬛⬛⬛⬛⬛▼⬛⬛⬛⬛⬛⬛⬛⬛⬛⬛⬛⬛⬛⬛▼┃ </text:p>
            <text:p text:style-name="P9">┃▲◀◀◀◀◀◀◀◀◀◀◀◀◀◀◀◀◀◀◀◀◀◀◀◀┃ </text:p>
            <text:p text:style-name="P9">┃⬛⬛⬛⬛⬛⬛⬛⬛⬛⬛⬛⬛⬛⬛⬛⬛⬛⬛⬛⬛⬛⬛⬛⬛⬛┃</text:p>
          </table:table-cell>
          <table:table-cell table:style-name="Tableau3.A1" office:value-type="string">
            <text:p text:style-name="P10">┃⬛⬛⬛⬛⬛⬛⬛⬛⬛⬛⬛⬛⬛⬛⬛⬛⬛⬛⬛⬛⬛⬛⬛⬛⬛┃ </text:p>
            <text:p text:style-name="P10">┃∙∙∙∙∙∙∙∙∙∙∙∙∙∙∙∙∙∙∙∙∙∙∙∙∙┃ </text:p>
            <text:p text:style-name="P10">┃∙⬛⬛⬛⬛⬛⬛⬛⬛⬛⬛⬛⬛⬛⬛∙⬛⬛⬛⬛⬛⬛⬛⬛∙┃ </text:p>
            <text:p text:style-name="P10">┃∙∙∙∙∙∙∙∙∙∙┃∙∙∙∙∙∙∙∙∙┃∙∙∙∙┃ </text:p>
            <text:p text:style-name="P10">┃∙⬛⬛⬛⬛⬛⬛⬛⬛⬛⬛∙⬛⬛⬛⬛⬛⬛⬛⬛⬛⬛⬛⬛⬛┃ </text:p>
            <text:p text:style-name="P10">┃∙∙∙∙∙∙∙∙∙∙┃∙┃∙∙∙∙∙∙∙∙∙∙∙∙┃ </text:p>
            <text:p text:style-name="P10">┃⬛⬛⬛⬛∙⬛⬛⬛⬛⬛⬛∙┃⬛⬛⬛⬛⬛⬛⬛⬛⬛⬛⬛∙┃ </text:p>
            <text:p text:style-name="P10">┃∙∙∙∙∙∙∙∙┃∙∙∙┃∙∙∙∙∙∙∙∙∙∙∙∙┃ </text:p>
            <text:p text:style-name="P10">┃⬛⬛⬛⬛∙⬛⬛⬛⬛⬛⬛⬛⬛⬛⬛∙⬛⬛⬛⬛⬛⬛⬛⬛⬛┃ </text:p>
            <text:p text:style-name="P10">┃∙∙∙∙∙∙∙∙∙∙┃∙∙∙∙∙∙∙∙∙∙∙∙∙∙┃ </text:p>
            <text:p text:style-name="P10">┃∙⬛⬛⬛⬛⬛⬛⬛⬛⬛⬛⬛⬛⬛⬛∙⬛⬛⬛⬛⬛⬛⬛⬛⬛┃ </text:p>
            <text:p text:style-name="P10">┃∙∙∙∙∙∙∙∙∙▶▶▶▶▶▶⬤∙∙∙∙∙∙∙∙∙┃ </text:p>
            <text:p text:style-name="P10">┃⬛⬛⬛⬛⬛⬛⬛⬛⬛▲⬛⬛⬛⬛⬛⬛⬛⬛⬛⬛⬛⬛⬛⬛⬛┃ </text:p>
            <text:p text:style-name="P10">┃▶▶▶▶▶▶▶▶▶▲◀◀◀◀◀◀◀◀◀◀◀◀◀◀◀┃ </text:p>
            <text:p text:style-name="P10">┃▲⬛⬛⬛⬛⬛⬛⬛⬛⬛⬛⬛⬛⬛⬛⬛⬛⬛⬛⬛⬛⬛⬛⬛⬛┃ </text:p>
            <text:p text:style-name="P10">┃▲◀◀◀┃▶▶▶▶▼┃▶▶▶▶▶▶▶▶▶▶▶▶▶▼┃ </text:p>
            <text:p text:style-name="P10">┃▲⬛⬛⬛⬛⬛⬛⬛⬛▼⬛⬛⬛⬛⬛⬛⬛⬛⬛⬛⬛⬛⬛⬛▼┃ </text:p>
            <text:p text:style-name="P10">┃▲◀◀◀◀◀◀◀◀◀◀◀◀◀◀◀◀◀◀◀◀◀◀◀◀┃ </text:p>
            <text:p text:style-name="P10">┃⬛⬛⬛⬛⬛⬛⬛⬛⬛⬛⬛⬛⬛⬛⬛⬛⬛⬛⬛⬛⬛⬛⬛⬛⬛┃ </text:p>
          </table:table-cell>
        </table:table-row>
      </table:table>
      <table:table table:name="Tableau4" table:style-name="Tableau4">
        <table:table-column table:style-name="Tableau4.A" table:number-columns-repeated="6"/>
        <text:soft-page-break/>
        <table:table-row>
          <table:table-cell table:style-name="Tableau4.A1" office:value-type="string">
            <text:p text:style-name="P10">┃⬛⬛⬛⬛⬛⬛⬛⬛⬛⬛⬛⬛⬛⬛⬛⬛⬛⬛⬛⬛⬛⬛⬛⬛⬛┃ </text:p>
            <text:p text:style-name="P10">┃∙∙∙∙∙∙∙∙∙∙∙∙∙∙∙∙∙∙∙∙∙∙∙∙∙┃ </text:p>
            <text:p text:style-name="P10">┃∙⬛⬛⬛⬛⬛⬛⬛⬛⬛⬛⬛⬛⬛⬛∙⬛⬛⬛⬛⬛⬛⬛⬛∙┃ </text:p>
            <text:p text:style-name="P10">┃∙∙∙∙∙∙∙∙∙∙┃∙∙∙∙∙∙∙∙∙┃∙∙∙∙┃ </text:p>
            <text:p text:style-name="P10">┃∙⬛⬛⬛⬛⬛⬛⬛⬛⬛⬛∙⬛⬛⬛⬛⬛⬛⬛⬛⬛⬛⬛⬛⬛┃ </text:p>
            <text:p text:style-name="P10">┃∙∙∙∙∙∙∙∙∙∙┃∙┃∙∙∙∙∙∙∙∙∙∙∙∙┃ </text:p>
            <text:p text:style-name="P10">┃⬛⬛⬛⬛∙⬛⬛⬛⬛⬛⬛∙┃⬛⬛⬛⬛⬛⬛⬛⬛⬛⬛⬛∙┃ </text:p>
            <text:p text:style-name="P10">┃∙∙∙∙∙∙∙∙┃∙∙∙┃∙∙∙∙∙∙∙∙∙∙∙∙┃ </text:p>
            <text:p text:style-name="P10">┃⬛⬛⬛⬛∙⬛⬛⬛⬛⬛⬛⬛⬛⬛⬛∙⬛⬛⬛⬛⬛⬛⬛⬛⬛┃ </text:p>
            <text:p text:style-name="P10">┃∙∙∙∙∙∙∙∙∙∙┃∙∙∙∙∙∙∙∙∙∙∙∙∙∙┃ </text:p>
            <text:p text:style-name="P10">┃∙⬛⬛⬛⬛⬛⬛⬛⬛⬛⬛⬛⬛⬛⬛∙⬛⬛⬛⬛⬛⬛⬛⬛⬛┃ </text:p>
            <text:p text:style-name="P10">┃∙∙∙∙∙∙∙∙∙▶▶▶▶▶▶▶▶▶▶▶▶▶▶▶⬤┃ </text:p>
            <text:p text:style-name="P10">┃⬛⬛⬛⬛⬛⬛⬛⬛⬛▲⬛⬛⬛⬛⬛⬛⬛⬛⬛⬛⬛⬛⬛⬛⬛┃ </text:p>
            <text:p text:style-name="P10">┃▶▶▶▶▶▶▶▶▶▲◀◀◀◀◀◀◀◀◀◀◀◀◀◀◀┃ </text:p>
            <text:p text:style-name="P10">┃▲⬛⬛⬛⬛⬛⬛⬛⬛⬛⬛⬛⬛⬛⬛⬛⬛⬛⬛⬛⬛⬛⬛⬛⬛┃ </text:p>
            <text:p text:style-name="P10">┃▲◀◀◀┃▶▶▶▶▼┃▶▶▶▶▶▶▶▶▶▶▶▶▶▼┃ </text:p>
            <text:p text:style-name="P10">┃▲⬛⬛⬛⬛⬛⬛⬛⬛▼⬛⬛⬛⬛⬛⬛⬛⬛⬛⬛⬛⬛⬛⬛▼┃ </text:p>
            <text:p text:style-name="P10">┃▲◀◀◀◀◀◀◀◀◀◀◀◀◀◀◀◀◀◀◀◀◀◀◀◀┃ </text:p>
            <text:p text:style-name="P10">┃⬛⬛⬛⬛⬛⬛⬛⬛⬛⬛⬛⬛⬛⬛⬛⬛⬛⬛⬛⬛⬛⬛⬛⬛⬛┃ </text:p>
          </table:table-cell>
          <table:table-cell table:style-name="Tableau4.A1" office:value-type="string">
            <text:p text:style-name="P10">┃⬛⬛⬛⬛⬛⬛⬛⬛⬛⬛⬛⬛⬛⬛⬛⬛⬛⬛⬛⬛⬛⬛⬛⬛⬛┃ </text:p>
            <text:p text:style-name="P10">┃∙∙∙∙∙∙∙∙∙∙∙∙∙∙∙∙∙∙∙∙∙∙∙∙∙┃ </text:p>
            <text:p text:style-name="P10">┃∙⬛⬛⬛⬛⬛⬛⬛⬛⬛⬛⬛⬛⬛⬛∙⬛⬛⬛⬛⬛⬛⬛⬛∙┃ </text:p>
            <text:p text:style-name="P10">┃∙∙∙∙∙∙∙∙∙∙┃∙∙∙∙∙∙∙∙∙┃∙∙∙∙┃ </text:p>
            <text:p text:style-name="P10">┃∙⬛⬛⬛⬛⬛⬛⬛⬛⬛⬛∙⬛⬛⬛⬛⬛⬛⬛⬛⬛⬛⬛⬛⬛┃ </text:p>
            <text:p text:style-name="P10">┃∙∙∙∙∙∙∙∙∙∙┃∙┃∙∙∙∙∙∙∙∙∙∙∙∙┃ </text:p>
            <text:p text:style-name="P10">┃⬛⬛⬛⬛∙⬛⬛⬛⬛⬛⬛∙┃⬛⬛⬛⬛⬛⬛⬛⬛⬛⬛⬛∙┃ </text:p>
            <text:p text:style-name="P10">┃∙∙∙∙∙∙∙∙┃∙∙∙┃∙∙∙∙∙∙∙∙∙∙∙∙┃ </text:p>
            <text:p text:style-name="P10">┃⬛⬛⬛⬛∙⬛⬛⬛⬛⬛⬛⬛⬛⬛⬛∙⬛⬛⬛⬛⬛⬛⬛⬛⬛┃ </text:p>
            <text:p text:style-name="P10">┃∙∙∙∙∙∙∙∙∙∙┃∙∙∙∙∙∙∙∙∙∙∙∙∙∙┃ </text:p>
            <text:p text:style-name="P10">┃∙⬛⬛⬛⬛⬛⬛⬛⬛⬛⬛⬛⬛⬛⬛∙⬛⬛⬛⬛⬛⬛⬛⬛⬛┃ </text:p>
            <text:p text:style-name="P10">┃∙∙∙∙∙∙∙∙∙▶▶▶▶▶▶⬤◀◀◀◀◀◀◀◀◀┃ </text:p>
            <text:p text:style-name="P10">┃⬛⬛⬛⬛⬛⬛⬛⬛⬛▲⬛⬛⬛⬛⬛⬛⬛⬛⬛⬛⬛⬛⬛⬛⬛┃ </text:p>
            <text:p text:style-name="P10">┃▶▶▶▶▶▶▶▶▶▲◀◀◀◀◀◀◀◀◀◀◀◀◀◀◀┃ </text:p>
            <text:p text:style-name="P10">┃▲⬛⬛⬛⬛⬛⬛⬛⬛⬛⬛⬛⬛⬛⬛⬛⬛⬛⬛⬛⬛⬛⬛⬛⬛┃ </text:p>
            <text:p text:style-name="P10">┃▲◀◀◀┃▶▶▶▶▼┃▶▶▶▶▶▶▶▶▶▶▶▶▶▼┃ </text:p>
            <text:p text:style-name="P10">┃▲⬛⬛⬛⬛⬛⬛⬛⬛▼⬛⬛⬛⬛⬛⬛⬛⬛⬛⬛⬛⬛⬛⬛▼┃ </text:p>
            <text:p text:style-name="P10">┃▲◀◀◀◀◀◀◀◀◀◀◀◀◀◀◀◀◀◀◀◀◀◀◀◀┃ </text:p>
            <text:p text:style-name="P10">┃⬛⬛⬛⬛⬛⬛⬛⬛⬛⬛⬛⬛⬛⬛⬛⬛⬛⬛⬛⬛⬛⬛⬛⬛⬛┃ </text:p>
          </table:table-cell>
          <table:table-cell table:style-name="Tableau4.A1" office:value-type="string">
            <text:p text:style-name="P13">┃⬛⬛⬛⬛⬛⬛⬛⬛⬛⬛⬛⬛⬛⬛⬛⬛⬛⬛⬛⬛⬛⬛⬛⬛⬛┃ </text:p>
            <text:p text:style-name="P13">┃∙∙∙∙∙∙∙∙∙∙∙∙∙∙∙∙∙∙∙∙∙∙∙∙∙┃ </text:p>
            <text:p text:style-name="P13">┃∙⬛⬛⬛⬛⬛⬛⬛⬛⬛⬛⬛⬛⬛⬛∙⬛⬛⬛⬛⬛⬛⬛⬛∙┃ </text:p>
            <text:p text:style-name="P13">┃∙∙∙∙∙∙∙∙∙∙┃∙∙∙∙∙∙∙∙∙┃∙∙∙∙┃ </text:p>
            <text:p text:style-name="P13">┃∙⬛⬛⬛⬛⬛⬛⬛⬛⬛⬛∙⬛⬛⬛⬛⬛⬛⬛⬛⬛⬛⬛⬛⬛┃ </text:p>
            <text:p text:style-name="P13">┃∙∙∙∙∙∙∙∙∙∙┃∙┃∙∙∙∙∙∙∙∙∙∙∙∙┃ </text:p>
            <text:p text:style-name="P13">┃⬛⬛⬛⬛∙⬛⬛⬛⬛⬛⬛∙┃⬛⬛⬛⬛⬛⬛⬛⬛⬛⬛⬛∙┃ </text:p>
            <text:p text:style-name="P13">┃∙∙∙∙∙∙∙∙┃∙∙∙┃∙∙∙∙∙∙∙∙∙∙∙∙┃ </text:p>
            <text:p text:style-name="P13">┃⬛⬛⬛⬛∙⬛⬛⬛⬛⬛⬛⬛⬛⬛⬛∙⬛⬛⬛⬛⬛⬛⬛⬛⬛┃ </text:p>
            <text:p text:style-name="P13">┃∙∙∙∙∙∙∙∙∙∙┃∙∙∙∙⬤∙∙∙∙∙∙∙∙∙┃ </text:p>
            <text:p text:style-name="P13">┃∙⬛⬛⬛⬛⬛⬛⬛⬛⬛⬛⬛⬛⬛⬛▲⬛⬛⬛⬛⬛⬛⬛⬛⬛┃ </text:p>
            <text:p text:style-name="P13">┃∙∙∙∙∙∙∙∙∙▶▶▶▶▶▶▲◀◀◀◀◀◀◀◀◀┃ </text:p>
            <text:p text:style-name="P13">┃⬛⬛⬛⬛⬛⬛⬛⬛⬛▲⬛⬛⬛⬛⬛⬛⬛⬛⬛⬛⬛⬛⬛⬛⬛┃ </text:p>
            <text:p text:style-name="P13">┃▶▶▶▶▶▶▶▶▶▲◀◀◀◀◀◀◀◀◀◀◀◀◀◀◀┃ </text:p>
            <text:p text:style-name="P13">┃▲⬛⬛⬛⬛⬛⬛⬛⬛⬛⬛⬛⬛⬛⬛⬛⬛⬛⬛⬛⬛⬛⬛⬛⬛┃ </text:p>
            <text:p text:style-name="P13">┃▲◀◀◀┃▶▶▶▶▼┃▶▶▶▶▶▶▶▶▶▶▶▶▶▼┃ </text:p>
            <text:p text:style-name="P13">┃▲⬛⬛⬛⬛⬛⬛⬛⬛▼⬛⬛⬛⬛⬛⬛⬛⬛⬛⬛⬛⬛⬛⬛▼┃ </text:p>
            <text:p text:style-name="P13">┃▲◀◀◀◀◀◀◀◀◀◀◀◀◀◀◀◀◀◀◀◀◀◀◀◀┃ </text:p>
            <text:p text:style-name="P11">┃⬛⬛⬛⬛⬛⬛⬛⬛⬛⬛⬛⬛⬛⬛⬛⬛⬛⬛⬛⬛⬛⬛⬛⬛⬛┃ </text:p>
          </table:table-cell>
          <table:table-cell table:style-name="Tableau4.A1" office:value-type="string">
            <text:p text:style-name="P13">┃⬛⬛⬛⬛⬛⬛⬛⬛⬛⬛⬛⬛⬛⬛⬛⬛⬛⬛⬛⬛⬛⬛⬛⬛⬛┃ </text:p>
            <text:p text:style-name="P13">┃∙∙∙∙∙∙∙∙∙∙∙∙∙∙∙∙∙∙∙∙∙∙∙∙∙┃ </text:p>
            <text:p text:style-name="P13">┃∙⬛⬛⬛⬛⬛⬛⬛⬛⬛⬛⬛⬛⬛⬛∙⬛⬛⬛⬛⬛⬛⬛⬛∙┃ </text:p>
            <text:p text:style-name="P13">┃∙∙∙∙∙∙∙∙∙∙┃∙∙∙∙∙∙∙∙∙┃∙∙∙∙┃ </text:p>
            <text:p text:style-name="P13">┃∙⬛⬛⬛⬛⬛⬛⬛⬛⬛⬛∙⬛⬛⬛⬛⬛⬛⬛⬛⬛⬛⬛⬛⬛┃ </text:p>
            <text:p text:style-name="P13">┃∙∙∙∙∙∙∙∙∙∙┃∙┃∙∙∙∙∙∙∙∙∙∙∙∙┃ </text:p>
            <text:p text:style-name="P13">┃⬛⬛⬛⬛∙⬛⬛⬛⬛⬛⬛∙┃⬛⬛⬛⬛⬛⬛⬛⬛⬛⬛⬛∙┃ </text:p>
            <text:p text:style-name="P13">┃∙∙∙∙∙∙∙∙┃∙∙∙┃∙∙∙∙∙∙∙∙∙∙∙∙┃ </text:p>
            <text:p text:style-name="P13">┃⬛⬛⬛⬛∙⬛⬛⬛⬛⬛⬛⬛⬛⬛⬛∙⬛⬛⬛⬛⬛⬛⬛⬛⬛┃ </text:p>
            <text:p text:style-name="P13">┃∙∙∙∙∙∙∙∙∙∙┃⬤◀◀◀◀∙∙∙∙∙∙∙∙∙┃ </text:p>
            <text:p text:style-name="P13">┃∙⬛⬛⬛⬛⬛⬛⬛⬛⬛⬛⬛⬛⬛⬛▲⬛⬛⬛⬛⬛⬛⬛⬛⬛┃ </text:p>
            <text:p text:style-name="P13">┃∙∙∙∙∙∙∙∙∙▶▶▶▶▶▶▲◀◀◀◀◀◀◀◀◀┃ </text:p>
            <text:p text:style-name="P13">┃⬛⬛⬛⬛⬛⬛⬛⬛⬛▲⬛⬛⬛⬛⬛⬛⬛⬛⬛⬛⬛⬛⬛⬛⬛┃ </text:p>
            <text:p text:style-name="P13">┃▶▶▶▶▶▶▶▶▶▲◀◀◀◀◀◀◀◀◀◀◀◀◀◀◀┃ </text:p>
            <text:p text:style-name="P13">┃▲⬛⬛⬛⬛⬛⬛⬛⬛⬛⬛⬛⬛⬛⬛⬛⬛⬛⬛⬛⬛⬛⬛⬛⬛┃ </text:p>
            <text:p text:style-name="P13">┃▲◀◀◀┃▶▶▶▶▼┃▶▶▶▶▶▶▶▶▶▶▶▶▶▼┃ </text:p>
            <text:p text:style-name="P13">┃▲⬛⬛⬛⬛⬛⬛⬛⬛▼⬛⬛⬛⬛⬛⬛⬛⬛⬛⬛⬛⬛⬛⬛▼┃ </text:p>
            <text:p text:style-name="P13">┃▲◀◀◀◀◀◀◀◀◀◀◀◀◀◀◀◀◀◀◀◀◀◀◀◀┃ </text:p>
            <text:p text:style-name="P13">┃⬛⬛⬛⬛⬛⬛⬛⬛⬛⬛⬛⬛⬛⬛⬛⬛⬛⬛⬛⬛⬛⬛⬛⬛⬛┃ </text:p>
          </table:table-cell>
          <table:table-cell table:style-name="Tableau4.A1" office:value-type="string">
            <text:p text:style-name="P13">┃⬛⬛⬛⬛⬛⬛⬛⬛⬛⬛⬛⬛⬛⬛⬛⬛⬛⬛⬛⬛⬛⬛⬛⬛⬛┃ </text:p>
            <text:p text:style-name="P13">┃∙∙∙∙∙∙∙∙∙∙∙∙∙∙∙∙∙∙∙∙∙∙∙∙∙┃ </text:p>
            <text:p text:style-name="P13">┃∙⬛⬛⬛⬛⬛⬛⬛⬛⬛⬛⬛⬛⬛⬛∙⬛⬛⬛⬛⬛⬛⬛⬛∙┃ </text:p>
            <text:p text:style-name="P13">┃∙∙∙∙∙∙∙∙∙∙┃∙∙∙∙∙∙∙∙∙┃∙∙∙∙┃ </text:p>
            <text:p text:style-name="P13">┃∙⬛⬛⬛⬛⬛⬛⬛⬛⬛⬛∙⬛⬛⬛⬛⬛⬛⬛⬛⬛⬛⬛⬛⬛┃ </text:p>
            <text:p text:style-name="P13">┃∙∙∙∙∙∙∙∙∙∙┃∙┃∙∙∙∙∙∙∙∙∙∙∙∙┃ </text:p>
            <text:p text:style-name="P13">┃⬛⬛⬛⬛∙⬛⬛⬛⬛⬛⬛∙┃⬛⬛⬛⬛⬛⬛⬛⬛⬛⬛⬛∙┃ </text:p>
            <text:p text:style-name="P13">┃∙∙∙∙∙∙∙∙┃∙∙∙┃∙∙∙∙∙∙∙∙∙∙∙∙┃ </text:p>
            <text:p text:style-name="P13">┃⬛⬛⬛⬛∙⬛⬛⬛⬛⬛⬛⬛⬛⬛⬛∙⬛⬛⬛⬛⬛⬛⬛⬛⬛┃ </text:p>
            <text:p text:style-name="P13">┃∙∙∙∙∙∙∙∙∙∙┃▶▶▶▶⬤∙∙∙∙∙∙∙∙∙┃ </text:p>
            <text:p text:style-name="P13">┃∙⬛⬛⬛⬛⬛⬛⬛⬛⬛⬛⬛⬛⬛⬛▲⬛⬛⬛⬛⬛⬛⬛⬛⬛┃ </text:p>
            <text:p text:style-name="P13">┃∙∙∙∙∙∙∙∙∙▶▶▶▶▶▶▲◀◀◀◀◀◀◀◀◀┃ </text:p>
            <text:p text:style-name="P13">┃⬛⬛⬛⬛⬛⬛⬛⬛⬛▲⬛⬛⬛⬛⬛⬛⬛⬛⬛⬛⬛⬛⬛⬛⬛┃ </text:p>
            <text:p text:style-name="P13">┃▶▶▶▶▶▶▶▶▶▲◀◀◀◀◀◀◀◀◀◀◀◀◀◀◀┃ </text:p>
            <text:p text:style-name="P13">┃▲⬛⬛⬛⬛⬛⬛⬛⬛⬛⬛⬛⬛⬛⬛⬛⬛⬛⬛⬛⬛⬛⬛⬛⬛┃ </text:p>
            <text:p text:style-name="P13">┃▲◀◀◀┃▶▶▶▶▼┃▶▶▶▶▶▶▶▶▶▶▶▶▶▼┃ </text:p>
            <text:p text:style-name="P13">┃▲⬛⬛⬛⬛⬛⬛⬛⬛▼⬛⬛⬛⬛⬛⬛⬛⬛⬛⬛⬛⬛⬛⬛▼┃ </text:p>
            <text:p text:style-name="P13">┃▲◀◀◀◀◀◀◀◀◀◀◀◀◀◀◀◀◀◀◀◀◀◀◀◀┃ </text:p>
            <text:p text:style-name="P13">┃⬛⬛⬛⬛⬛⬛⬛⬛⬛⬛⬛⬛⬛⬛⬛⬛⬛⬛⬛⬛⬛⬛⬛⬛⬛┃ </text:p>
          </table:table-cell>
          <table:table-cell table:style-name="Tableau4.A1" office:value-type="string">
            <text:p text:style-name="P13">┃⬛⬛⬛⬛⬛⬛⬛⬛⬛⬛⬛⬛⬛⬛⬛⬛⬛⬛⬛⬛⬛⬛⬛⬛⬛┃ </text:p>
            <text:p text:style-name="P13">┃∙∙∙∙∙∙∙∙∙∙∙∙∙∙∙∙∙∙∙∙∙∙∙∙∙┃ </text:p>
            <text:p text:style-name="P13">┃∙⬛⬛⬛⬛⬛⬛⬛⬛⬛⬛⬛⬛⬛⬛∙⬛⬛⬛⬛⬛⬛⬛⬛∙┃ </text:p>
            <text:p text:style-name="P13">┃∙∙∙∙∙∙∙∙∙∙┃∙∙∙∙∙∙∙∙∙┃∙∙∙∙┃ </text:p>
            <text:p text:style-name="P13">┃∙⬛⬛⬛⬛⬛⬛⬛⬛⬛⬛∙⬛⬛⬛⬛⬛⬛⬛⬛⬛⬛⬛⬛⬛┃ </text:p>
            <text:p text:style-name="P13">┃∙∙∙∙∙∙∙∙∙∙┃∙┃∙∙∙∙∙∙∙∙∙∙∙∙┃ </text:p>
            <text:p text:style-name="P13">┃⬛⬛⬛⬛∙⬛⬛⬛⬛⬛⬛∙┃⬛⬛⬛⬛⬛⬛⬛⬛⬛⬛⬛∙┃ </text:p>
            <text:p text:style-name="P13">┃∙∙∙∙∙∙∙∙┃∙∙∙┃∙∙∙∙∙∙∙∙∙∙∙∙┃ </text:p>
            <text:p text:style-name="P13">┃⬛⬛⬛⬛∙⬛⬛⬛⬛⬛⬛⬛⬛⬛⬛∙⬛⬛⬛⬛⬛⬛⬛⬛⬛┃ </text:p>
            <text:p text:style-name="P13">┃∙∙∙∙∙∙∙∙∙∙┃▶▶▶▶▶▶▶▶▶▶▶▶▶⬤┃ </text:p>
            <text:p text:style-name="P13">┃∙⬛⬛⬛⬛⬛⬛⬛⬛⬛⬛⬛⬛⬛⬛▲⬛⬛⬛⬛⬛⬛⬛⬛⬛┃ </text:p>
            <text:p text:style-name="P13">┃∙∙∙∙∙∙∙∙∙▶▶▶▶▶▶▲◀◀◀◀◀◀◀◀◀┃ </text:p>
            <text:p text:style-name="P13">┃⬛⬛⬛⬛⬛⬛⬛⬛⬛▲⬛⬛⬛⬛⬛⬛⬛⬛⬛⬛⬛⬛⬛⬛⬛┃ </text:p>
            <text:p text:style-name="P13">┃▶▶▶▶▶▶▶▶▶▲◀◀◀◀◀◀◀◀◀◀◀◀◀◀◀┃ </text:p>
            <text:p text:style-name="P13">┃▲⬛⬛⬛⬛⬛⬛⬛⬛⬛⬛⬛⬛⬛⬛⬛⬛⬛⬛⬛⬛⬛⬛⬛⬛┃ </text:p>
            <text:p text:style-name="P13">┃▲◀◀◀┃▶▶▶▶▼┃▶▶▶▶▶▶▶▶▶▶▶▶▶▼┃ </text:p>
            <text:p text:style-name="P13">┃▲⬛⬛⬛⬛⬛⬛⬛⬛▼⬛⬛⬛⬛⬛⬛⬛⬛⬛⬛⬛⬛⬛⬛▼┃ </text:p>
            <text:p text:style-name="P13">┃▲◀◀◀◀◀◀◀◀◀◀◀◀◀◀◀◀◀◀◀◀◀◀◀◀┃ </text:p>
            <text:p text:style-name="P13">┃⬛⬛⬛⬛⬛⬛⬛⬛⬛⬛⬛⬛⬛⬛⬛⬛⬛⬛⬛⬛⬛⬛⬛⬛⬛┃ </text:p>
          </table:table-cell>
        </table:table-row>
      </table:table>
      <text:p text:style-name="P31"/>
      <table:table table:name="Tableau5" table:style-name="Tableau5">
        <table:table-column table:style-name="Tableau5.A" table:number-columns-repeated="6"/>
        <table:table-row>
          <table:table-cell table:style-name="Tableau5.A1" office:value-type="string">
            <text:p text:style-name="P15">┃⬛⬛⬛⬛⬛⬛⬛⬛⬛⬛⬛⬛⬛⬛⬛⬛⬛⬛⬛⬛⬛⬛⬛⬛⬛┃ </text:p>
            <text:p text:style-name="P15">┃∙∙∙∙∙∙∙∙∙∙∙∙∙∙∙∙∙∙∙∙∙∙∙∙∙┃ </text:p>
            <text:p text:style-name="P15">┃∙⬛⬛⬛⬛⬛⬛⬛⬛⬛⬛⬛⬛⬛⬛∙⬛⬛⬛⬛⬛⬛⬛⬛∙┃ </text:p>
            <text:p text:style-name="P15">┃∙∙∙∙∙∙∙∙∙∙┃∙∙∙∙∙∙∙∙∙┃∙∙∙∙┃ </text:p>
            <text:p text:style-name="P15">┃∙⬛⬛⬛⬛⬛⬛⬛⬛⬛⬛∙⬛⬛⬛⬛⬛⬛⬛⬛⬛⬛⬛⬛⬛┃ </text:p>
            <text:p text:style-name="P15">┃∙∙∙∙∙∙∙∙∙∙┃∙┃∙∙∙∙∙∙∙∙∙∙∙∙┃ </text:p>
            <text:p text:style-name="P15">┃⬛⬛⬛⬛∙⬛⬛⬛⬛⬛⬛∙┃⬛⬛⬛⬛⬛⬛⬛⬛⬛⬛⬛∙┃ </text:p>
            <text:p text:style-name="P15">┃∙∙∙∙∙∙∙∙┃∙∙∙┃∙∙∙∙∙∙∙∙∙∙∙∙┃ </text:p>
            <text:p text:style-name="P15">┃⬛⬛⬛⬛∙⬛⬛⬛⬛⬛⬛⬛⬛⬛⬛∙⬛⬛⬛⬛⬛⬛⬛⬛⬛┃ </text:p>
            <text:p text:style-name="P15">┃∙∙∙∙∙∙∙∙∙∙┃▶▶▶▶⬤◀◀◀◀◀◀◀◀◀┃ </text:p>
            <text:p text:style-name="P15">┃∙⬛⬛⬛⬛⬛⬛⬛⬛⬛⬛⬛⬛⬛⬛▲⬛⬛⬛⬛⬛⬛⬛⬛⬛┃ </text:p>
            <text:p text:style-name="P15">┃∙∙∙∙∙∙∙∙∙▶▶▶▶▶▶▲◀◀◀◀◀◀◀◀◀┃ </text:p>
            <text:p text:style-name="P15">┃⬛⬛⬛⬛⬛⬛⬛⬛⬛▲⬛⬛⬛⬛⬛⬛⬛⬛⬛⬛⬛⬛⬛⬛⬛┃ </text:p>
            <text:p text:style-name="P15">┃▶▶▶▶▶▶▶▶▶▲◀◀◀◀◀◀◀◀◀◀◀◀◀◀◀┃ </text:p>
            <text:p text:style-name="P15">┃▲⬛⬛⬛⬛⬛⬛⬛⬛⬛⬛⬛⬛⬛⬛⬛⬛⬛⬛⬛⬛⬛⬛⬛⬛┃ </text:p>
            <text:p text:style-name="P15">┃▲◀◀◀┃▶▶▶▶▼┃▶▶▶▶▶▶▶▶▶▶▶▶▶▼┃ </text:p>
            <text:p text:style-name="P15">┃▲⬛⬛⬛⬛⬛⬛⬛⬛▼⬛⬛⬛⬛⬛⬛⬛⬛⬛⬛⬛⬛⬛⬛▼┃ </text:p>
            <text:p text:style-name="P15">┃▲◀◀◀◀◀◀◀◀◀◀◀◀◀◀◀◀◀◀◀◀◀◀◀◀┃ </text:p>
            <text:p text:style-name="P15">┃⬛⬛⬛⬛⬛⬛⬛⬛⬛⬛⬛⬛⬛⬛⬛⬛⬛⬛⬛⬛⬛⬛⬛⬛⬛┃ </text:p>
          </table:table-cell>
          <table:table-cell table:style-name="Tableau5.A1" office:value-type="string">
            <text:p text:style-name="P15">┃⬛⬛⬛⬛⬛⬛⬛⬛⬛⬛⬛⬛⬛⬛⬛⬛⬛⬛⬛⬛⬛⬛⬛⬛⬛┃ </text:p>
            <text:p text:style-name="P15">┃∙∙∙∙∙∙∙∙∙∙∙∙∙∙∙∙∙∙∙∙∙∙∙∙∙┃ </text:p>
            <text:p text:style-name="P15">┃∙⬛⬛⬛⬛⬛⬛⬛⬛⬛⬛⬛⬛⬛⬛∙⬛⬛⬛⬛⬛⬛⬛⬛∙┃ </text:p>
            <text:p text:style-name="P15">┃∙∙∙∙∙∙∙∙∙∙┃∙∙∙∙∙∙∙∙∙┃∙∙∙∙┃ </text:p>
            <text:p text:style-name="P15">┃∙⬛⬛⬛⬛⬛⬛⬛⬛⬛⬛∙⬛⬛⬛⬛⬛⬛⬛⬛⬛⬛⬛⬛⬛┃ </text:p>
            <text:p text:style-name="P15">┃∙∙∙∙∙∙∙∙∙∙┃∙┃∙∙∙∙∙∙∙∙∙∙∙∙┃ </text:p>
            <text:p text:style-name="P15">┃⬛⬛⬛⬛∙⬛⬛⬛⬛⬛⬛∙┃⬛⬛⬛⬛⬛⬛⬛⬛⬛⬛⬛∙┃ </text:p>
            <text:p text:style-name="P15">┃∙∙∙∙∙∙∙∙┃∙∙∙┃∙∙⬤∙∙∙∙∙∙∙∙∙┃ </text:p>
            <text:p text:style-name="P15">┃⬛⬛⬛⬛∙⬛⬛⬛⬛⬛⬛⬛⬛⬛⬛▲⬛⬛⬛⬛⬛⬛⬛⬛⬛┃ </text:p>
            <text:p text:style-name="P15">┃∙∙∙∙∙∙∙∙∙∙┃▶▶▶▶▲◀◀◀◀◀◀◀◀◀┃ </text:p>
            <text:p text:style-name="P15">┃∙⬛⬛⬛⬛⬛⬛⬛⬛⬛⬛⬛⬛⬛⬛▲⬛⬛⬛⬛⬛⬛⬛⬛⬛┃ </text:p>
            <text:p text:style-name="P15">┃∙∙∙∙∙∙∙∙∙▶▶▶▶▶▶▲◀◀◀◀◀◀◀◀◀┃ </text:p>
            <text:p text:style-name="P15">┃⬛⬛⬛⬛⬛⬛⬛⬛⬛▲⬛⬛⬛⬛⬛⬛⬛⬛⬛⬛⬛⬛⬛⬛⬛┃ </text:p>
            <text:p text:style-name="P15">┃▶▶▶▶▶▶▶▶▶▲◀◀◀◀◀◀◀◀◀◀◀◀◀◀◀┃ </text:p>
            <text:p text:style-name="P15">┃▲⬛⬛⬛⬛⬛⬛⬛⬛⬛⬛⬛⬛⬛⬛⬛⬛⬛⬛⬛⬛⬛⬛⬛⬛┃ </text:p>
            <text:p text:style-name="P15">┃▲◀◀◀┃▶▶▶▶▼┃▶▶▶▶▶▶▶▶▶▶▶▶▶▼┃ </text:p>
            <text:p text:style-name="P15">┃▲⬛⬛⬛⬛⬛⬛⬛⬛▼⬛⬛⬛⬛⬛⬛⬛⬛⬛⬛⬛⬛⬛⬛▼┃ </text:p>
            <text:p text:style-name="P15">┃▲◀◀◀◀◀◀◀◀◀◀◀◀◀◀◀◀◀◀◀◀◀◀◀◀┃ </text:p>
            <text:p text:style-name="P15">┃⬛⬛⬛⬛⬛⬛⬛⬛⬛⬛⬛⬛⬛⬛⬛⬛⬛⬛⬛⬛⬛⬛⬛⬛⬛┃ </text:p>
          </table:table-cell>
          <table:table-cell table:style-name="Tableau5.A1" office:value-type="string">
            <text:p text:style-name="P15">┃⬛⬛⬛⬛⬛⬛⬛⬛⬛⬛⬛⬛⬛⬛⬛⬛⬛⬛⬛⬛⬛⬛⬛⬛⬛┃ </text:p>
            <text:p text:style-name="P15">┃∙∙∙∙∙∙∙∙∙∙∙∙∙∙∙∙∙∙∙∙∙∙∙∙∙┃ </text:p>
            <text:p text:style-name="P15">┃∙⬛⬛⬛⬛⬛⬛⬛⬛⬛⬛⬛⬛⬛⬛∙⬛⬛⬛⬛⬛⬛⬛⬛∙┃ </text:p>
            <text:p text:style-name="P15">┃∙∙∙∙∙∙∙∙∙∙┃∙∙∙∙∙∙∙∙∙┃∙∙∙∙┃ </text:p>
            <text:p text:style-name="P15">┃∙⬛⬛⬛⬛⬛⬛⬛⬛⬛⬛∙⬛⬛⬛⬛⬛⬛⬛⬛⬛⬛⬛⬛⬛┃ </text:p>
            <text:p text:style-name="P15">┃∙∙∙∙∙∙∙∙∙∙┃∙┃∙∙∙∙∙∙∙∙∙∙∙∙┃ </text:p>
            <text:p text:style-name="P15">┃⬛⬛⬛⬛∙⬛⬛⬛⬛⬛⬛∙┃⬛⬛⬛⬛⬛⬛⬛⬛⬛⬛⬛∙┃ </text:p>
            <text:p text:style-name="P15">┃∙∙∙∙∙∙∙∙┃∙∙∙┃⬤◀◀∙∙∙∙∙∙∙∙∙┃ </text:p>
            <text:p text:style-name="P15">┃⬛⬛⬛⬛∙⬛⬛⬛⬛⬛⬛⬛⬛⬛⬛▲⬛⬛⬛⬛⬛⬛⬛⬛⬛┃ </text:p>
            <text:p text:style-name="P15">┃∙∙∙∙∙∙∙∙∙∙┃▶▶▶▶▲◀◀◀◀◀◀◀◀◀┃ </text:p>
            <text:p text:style-name="P15">┃∙⬛⬛⬛⬛⬛⬛⬛⬛⬛⬛⬛⬛⬛⬛▲⬛⬛⬛⬛⬛⬛⬛⬛⬛┃ </text:p>
            <text:p text:style-name="P15">┃∙∙∙∙∙∙∙∙∙▶▶▶▶▶▶▲◀◀◀◀◀◀◀◀◀┃ </text:p>
            <text:p text:style-name="P15">┃⬛⬛⬛⬛⬛⬛⬛⬛⬛▲⬛⬛⬛⬛⬛⬛⬛⬛⬛⬛⬛⬛⬛⬛⬛┃ </text:p>
            <text:p text:style-name="P15">┃▶▶▶▶▶▶▶▶▶▲◀◀◀◀◀◀◀◀◀◀◀◀◀◀◀┃ </text:p>
            <text:p text:style-name="P15">┃▲⬛⬛⬛⬛⬛⬛⬛⬛⬛⬛⬛⬛⬛⬛⬛⬛⬛⬛⬛⬛⬛⬛⬛⬛┃ </text:p>
            <text:p text:style-name="P15">┃▲◀◀◀┃▶▶▶▶▼┃▶▶▶▶▶▶▶▶▶▶▶▶▶▼┃ </text:p>
            <text:p text:style-name="P15">┃▲⬛⬛⬛⬛⬛⬛⬛⬛▼⬛⬛⬛⬛⬛⬛⬛⬛⬛⬛⬛⬛⬛⬛▼┃ </text:p>
            <text:p text:style-name="P15">┃▲◀◀◀◀◀◀◀◀◀◀◀◀◀◀◀◀◀◀◀◀◀◀◀◀┃ </text:p>
            <text:p text:style-name="P15">┃⬛⬛⬛⬛⬛⬛⬛⬛⬛⬛⬛⬛⬛⬛⬛⬛⬛⬛⬛⬛⬛⬛⬛⬛⬛┃ </text:p>
          </table:table-cell>
          <table:table-cell table:style-name="Tableau5.A1" office:value-type="string">
            <text:p text:style-name="P15">┃⬛⬛⬛⬛⬛⬛⬛⬛⬛⬛⬛⬛⬛⬛⬛⬛⬛⬛⬛⬛⬛⬛⬛⬛⬛┃ </text:p>
            <text:p text:style-name="P15">┃∙∙∙∙∙∙∙∙∙∙∙∙∙∙∙∙∙∙∙∙∙∙∙∙∙┃ </text:p>
            <text:p text:style-name="P15">┃∙⬛⬛⬛⬛⬛⬛⬛⬛⬛⬛⬛⬛⬛⬛∙⬛⬛⬛⬛⬛⬛⬛⬛∙┃ </text:p>
            <text:p text:style-name="P15">┃∙∙∙∙∙∙∙∙∙∙┃∙∙∙∙∙∙∙∙∙┃∙∙∙∙┃ </text:p>
            <text:p text:style-name="P15">┃∙⬛⬛⬛⬛⬛⬛⬛⬛⬛⬛∙⬛⬛⬛⬛⬛⬛⬛⬛⬛⬛⬛⬛⬛┃ </text:p>
            <text:p text:style-name="P15">┃∙∙∙∙∙∙∙∙∙∙┃∙┃∙∙∙∙∙∙∙∙∙∙∙∙┃ </text:p>
            <text:p text:style-name="P15">┃⬛⬛⬛⬛∙⬛⬛⬛⬛⬛⬛∙┃⬛⬛⬛⬛⬛⬛⬛⬛⬛⬛⬛∙┃ </text:p>
            <text:p text:style-name="P15">┃∙∙∙∙∙∙∙∙┃∙∙∙┃▶▶⬤∙∙∙∙∙∙∙∙∙┃ </text:p>
            <text:p text:style-name="P15">┃⬛⬛⬛⬛∙⬛⬛⬛⬛⬛⬛⬛⬛⬛⬛▲⬛⬛⬛⬛⬛⬛⬛⬛⬛┃ </text:p>
            <text:p text:style-name="P15">┃∙∙∙∙∙∙∙∙∙∙┃▶▶▶▶▲◀◀◀◀◀◀◀◀◀┃ </text:p>
            <text:p text:style-name="P15">┃∙⬛⬛⬛⬛⬛⬛⬛⬛⬛⬛⬛⬛⬛⬛▲⬛⬛⬛⬛⬛⬛⬛⬛⬛┃ </text:p>
            <text:p text:style-name="P15">┃∙∙∙∙∙∙∙∙∙▶▶▶▶▶▶▲◀◀◀◀◀◀◀◀◀┃ </text:p>
            <text:p text:style-name="P15">┃⬛⬛⬛⬛⬛⬛⬛⬛⬛▲⬛⬛⬛⬛⬛⬛⬛⬛⬛⬛⬛⬛⬛⬛⬛┃ </text:p>
            <text:p text:style-name="P15">┃▶▶▶▶▶▶▶▶▶▲◀◀◀◀◀◀◀◀◀◀◀◀◀◀◀┃ </text:p>
            <text:p text:style-name="P15">┃▲⬛⬛⬛⬛⬛⬛⬛⬛⬛⬛⬛⬛⬛⬛⬛⬛⬛⬛⬛⬛⬛⬛⬛⬛┃ </text:p>
            <text:p text:style-name="P15">┃▲◀◀◀┃▶▶▶▶▼┃▶▶▶▶▶▶▶▶▶▶▶▶▶▼┃ </text:p>
            <text:p text:style-name="P15">┃▲⬛⬛⬛⬛⬛⬛⬛⬛▼⬛⬛⬛⬛⬛⬛⬛⬛⬛⬛⬛⬛⬛⬛▼┃ </text:p>
            <text:p text:style-name="P15">┃▲◀◀◀◀◀◀◀◀◀◀◀◀◀◀◀◀◀◀◀◀◀◀◀◀┃ </text:p>
            <text:p text:style-name="P15">┃⬛⬛⬛⬛⬛⬛⬛⬛⬛⬛⬛⬛⬛⬛⬛⬛⬛⬛⬛⬛⬛⬛⬛⬛⬛┃ </text:p>
          </table:table-cell>
          <table:table-cell table:style-name="Tableau5.A1" office:value-type="string">
            <text:p text:style-name="P17">┃⬛⬛⬛⬛⬛⬛⬛⬛⬛⬛⬛⬛⬛⬛⬛⬛⬛⬛⬛⬛⬛⬛⬛⬛⬛┃ </text:p>
            <text:p text:style-name="P17">┃∙∙∙∙∙∙∙∙∙∙∙∙∙∙∙∙∙∙∙∙∙∙∙∙∙┃ </text:p>
            <text:p text:style-name="P17">┃∙⬛⬛⬛⬛⬛⬛⬛⬛⬛⬛⬛⬛⬛⬛∙⬛⬛⬛⬛⬛⬛⬛⬛∙┃ </text:p>
            <text:p text:style-name="P17">┃∙∙∙∙∙∙∙∙∙∙┃∙∙∙∙∙∙∙∙∙┃∙∙∙∙┃ </text:p>
            <text:p text:style-name="P17">┃∙⬛⬛⬛⬛⬛⬛⬛⬛⬛⬛∙⬛⬛⬛⬛⬛⬛⬛⬛⬛⬛⬛⬛⬛┃ </text:p>
            <text:p text:style-name="P17">┃∙∙∙∙∙∙∙∙∙∙┃∙┃∙∙∙∙∙∙∙∙∙∙∙∙┃ </text:p>
            <text:p text:style-name="P17">┃⬛⬛⬛⬛∙⬛⬛⬛⬛⬛⬛∙┃⬛⬛⬛⬛⬛⬛⬛⬛⬛⬛⬛∙┃ </text:p>
            <text:p text:style-name="P17">┃∙∙∙∙∙∙∙∙┃∙∙∙┃▶▶▶▶▶▶▶▶▶▶▶⬤┃ </text:p>
            <text:p text:style-name="P17">┃⬛⬛⬛⬛∙⬛⬛⬛⬛⬛⬛⬛⬛⬛⬛▲⬛⬛⬛⬛⬛⬛⬛⬛⬛┃ </text:p>
            <text:p text:style-name="P17">┃∙∙∙∙∙∙∙∙∙∙┃▶▶▶▶▲◀◀◀◀◀◀◀◀◀┃ </text:p>
            <text:p text:style-name="P17">┃∙⬛⬛⬛⬛⬛⬛⬛⬛⬛⬛⬛⬛⬛⬛▲⬛⬛⬛⬛⬛⬛⬛⬛⬛┃ </text:p>
            <text:p text:style-name="P17">┃∙∙∙∙∙∙∙∙∙▶▶▶▶▶▶▲◀◀◀◀◀◀◀◀◀┃ </text:p>
            <text:p text:style-name="P17">┃⬛⬛⬛⬛⬛⬛⬛⬛⬛▲⬛⬛⬛⬛⬛⬛⬛⬛⬛⬛⬛⬛⬛⬛⬛┃ </text:p>
            <text:p text:style-name="P17">┃▶▶▶▶▶▶▶▶▶▲◀◀◀◀◀◀◀◀◀◀◀◀◀◀◀┃ </text:p>
            <text:p text:style-name="P17">┃▲⬛⬛⬛⬛⬛⬛⬛⬛⬛⬛⬛⬛⬛⬛⬛⬛⬛⬛⬛⬛⬛⬛⬛⬛┃ </text:p>
            <text:p text:style-name="P17">┃▲◀◀◀┃▶▶▶▶▼┃▶▶▶▶▶▶▶▶▶▶▶▶▶▼┃ </text:p>
            <text:p text:style-name="P17">┃▲⬛⬛⬛⬛⬛⬛⬛⬛▼⬛⬛⬛⬛⬛⬛⬛⬛⬛⬛⬛⬛⬛⬛▼┃ </text:p>
            <text:p text:style-name="P17">┃▲◀◀◀◀◀◀◀◀◀◀◀◀◀◀◀◀◀◀◀◀◀◀◀◀┃ </text:p>
            <text:p text:style-name="P17">┃⬛⬛⬛⬛⬛⬛⬛⬛⬛⬛⬛⬛⬛⬛⬛⬛⬛⬛⬛⬛⬛⬛⬛⬛⬛┃</text:p>
          </table:table-cell>
          <table:table-cell table:style-name="Tableau5.A1" office:value-type="string">
            <text:p text:style-name="P17">┃⬛⬛⬛⬛⬛⬛⬛⬛⬛⬛⬛⬛⬛⬛⬛⬛⬛⬛⬛⬛⬛⬛⬛⬛⬛┃ </text:p>
            <text:p text:style-name="P17">┃∙∙∙∙∙∙∙∙∙∙∙∙∙∙∙∙∙∙∙∙∙∙∙∙∙┃ </text:p>
            <text:p text:style-name="P17">┃∙⬛⬛⬛⬛⬛⬛⬛⬛⬛⬛⬛⬛⬛⬛∙⬛⬛⬛⬛⬛⬛⬛⬛∙┃ </text:p>
            <text:p text:style-name="P17">┃∙∙∙∙∙∙∙∙∙∙┃∙∙∙∙∙∙∙∙∙┃∙∙∙∙┃ </text:p>
            <text:p text:style-name="P17">┃∙⬛⬛⬛⬛⬛⬛⬛⬛⬛⬛∙⬛⬛⬛⬛⬛⬛⬛⬛⬛⬛⬛⬛⬛┃ </text:p>
            <text:p text:style-name="P17">┃∙∙∙∙∙∙∙∙∙∙┃∙┃∙∙∙∙∙∙∙∙∙∙∙⬤┃ </text:p>
            <text:p text:style-name="P17">┃⬛⬛⬛⬛∙⬛⬛⬛⬛⬛⬛∙┃⬛⬛⬛⬛⬛⬛⬛⬛⬛⬛⬛▲┃ </text:p>
            <text:p text:style-name="P17">┃∙∙∙∙∙∙∙∙┃∙∙∙┃▶▶▶▶▶▶▶▶▶▶▶▲┃ </text:p>
            <text:p text:style-name="P17">┃⬛⬛⬛⬛∙⬛⬛⬛⬛⬛⬛⬛⬛⬛⬛▲⬛⬛⬛⬛⬛⬛⬛⬛⬛┃ </text:p>
            <text:p text:style-name="P17">┃∙∙∙∙∙∙∙∙∙∙┃▶▶▶▶▲◀◀◀◀◀◀◀◀◀┃ </text:p>
            <text:p text:style-name="P17">┃∙⬛⬛⬛⬛⬛⬛⬛⬛⬛⬛⬛⬛⬛⬛▲⬛⬛⬛⬛⬛⬛⬛⬛⬛┃ </text:p>
            <text:p text:style-name="P17">┃∙∙∙∙∙∙∙∙∙▶▶▶▶▶▶▲◀◀◀◀◀◀◀◀◀┃ </text:p>
            <text:p text:style-name="P17">┃⬛⬛⬛⬛⬛⬛⬛⬛⬛▲⬛⬛⬛⬛⬛⬛⬛⬛⬛⬛⬛⬛⬛⬛⬛┃ </text:p>
            <text:p text:style-name="P17">┃▶▶▶▶▶▶▶▶▶▲◀◀◀◀◀◀◀◀◀◀◀◀◀◀◀┃ </text:p>
            <text:p text:style-name="P17">┃▲⬛⬛⬛⬛⬛⬛⬛⬛⬛⬛⬛⬛⬛⬛⬛⬛⬛⬛⬛⬛⬛⬛⬛⬛┃ </text:p>
            <text:p text:style-name="P17">┃▲◀◀◀┃▶▶▶▶▼┃▶▶▶▶▶▶▶▶▶▶▶▶▶▼┃ </text:p>
            <text:p text:style-name="P17">┃▲⬛⬛⬛⬛⬛⬛⬛⬛▼⬛⬛⬛⬛⬛⬛⬛⬛⬛⬛⬛⬛⬛⬛▼┃ </text:p>
            <text:p text:style-name="P17">┃▲◀◀◀◀◀◀◀◀◀◀◀◀◀◀◀◀◀◀◀◀◀◀◀◀┃ </text:p>
            <text:p text:style-name="P17">┃⬛⬛⬛⬛⬛⬛⬛⬛⬛⬛⬛⬛⬛⬛⬛⬛⬛⬛⬛⬛⬛⬛⬛⬛⬛┃</text:p>
          </table:table-cell>
        </table:table-row>
      </table:table>
      <text:p text:style-name="P31"/>
      <table:table table:name="Tableau6" table:style-name="Tableau6">
        <table:table-column table:style-name="Tableau6.A" table:number-columns-repeated="6"/>
        <table:table-row>
          <table:table-cell table:style-name="Tableau6.A1" office:value-type="string">
            <text:p text:style-name="P17">┃⬛⬛⬛⬛⬛⬛⬛⬛⬛⬛⬛⬛⬛⬛⬛⬛⬛⬛⬛⬛⬛⬛⬛⬛⬛┃ </text:p>
            <text:p text:style-name="P17">┃∙∙∙∙∙∙∙∙∙∙∙∙∙∙∙∙∙∙∙∙∙∙∙∙∙┃ </text:p>
            <text:p text:style-name="P17">┃∙⬛⬛⬛⬛⬛⬛⬛⬛⬛⬛⬛⬛⬛⬛∙⬛⬛⬛⬛⬛⬛⬛⬛∙┃ </text:p>
            <text:p text:style-name="P17">┃∙∙∙∙∙∙∙∙∙∙┃∙∙∙∙∙∙∙∙∙┃∙∙∙∙┃ </text:p>
            <text:p text:style-name="P17">┃∙⬛⬛⬛⬛⬛⬛⬛⬛⬛⬛∙⬛⬛⬛⬛⬛⬛⬛⬛⬛⬛⬛⬛⬛┃ </text:p>
            <text:p text:style-name="P17">┃∙∙∙∙∙∙∙∙∙∙┃∙┃⬤◀◀◀◀◀◀◀◀◀◀◀┃ </text:p>
            <text:p text:style-name="P17">┃⬛⬛⬛⬛∙⬛⬛⬛⬛⬛⬛∙┃⬛⬛⬛⬛⬛⬛⬛⬛⬛⬛⬛▲┃ </text:p>
            <text:p text:style-name="P17">┃∙∙∙∙∙∙∙∙┃∙∙∙┃▶▶▶▶▶▶▶▶▶▶▶▲┃ </text:p>
            <text:p text:style-name="P17">┃⬛⬛⬛⬛∙⬛⬛⬛⬛⬛⬛⬛⬛⬛⬛▲⬛⬛⬛⬛⬛⬛⬛⬛⬛┃ </text:p>
            <text:p text:style-name="P17">┃∙∙∙∙∙∙∙∙∙∙┃▶▶▶▶▲◀◀◀◀◀◀◀◀◀┃ </text:p>
            <text:p text:style-name="P17">┃∙⬛⬛⬛⬛⬛⬛⬛⬛⬛⬛⬛⬛⬛⬛▲⬛⬛⬛⬛⬛⬛⬛⬛⬛┃ </text:p>
            <text:p text:style-name="P17">┃∙∙∙∙∙∙∙∙∙▶▶▶▶▶▶▲◀◀◀◀◀◀◀◀◀┃ </text:p>
            <text:p text:style-name="P17">┃⬛⬛⬛⬛⬛⬛⬛⬛⬛▲⬛⬛⬛⬛⬛⬛⬛⬛⬛⬛⬛⬛⬛⬛⬛┃ </text:p>
            <text:p text:style-name="P17">┃▶▶▶▶▶▶▶▶▶▲◀◀◀◀◀◀◀◀◀◀◀◀◀◀◀┃ </text:p>
            <text:p text:style-name="P17">┃▲⬛⬛⬛⬛⬛⬛⬛⬛⬛⬛⬛⬛⬛⬛⬛⬛⬛⬛⬛⬛⬛⬛⬛⬛┃ </text:p>
            <text:p text:style-name="P17">┃▲◀◀◀┃▶▶▶▶▼┃▶▶▶▶▶▶▶▶▶▶▶▶▶▼┃ </text:p>
            <text:p text:style-name="P17">┃▲⬛⬛⬛⬛⬛⬛⬛⬛▼⬛⬛⬛⬛⬛⬛⬛⬛⬛⬛⬛⬛⬛⬛▼┃ </text:p>
            <text:p text:style-name="P17">┃▲◀◀◀◀◀◀◀◀◀◀◀◀◀◀◀◀◀◀◀◀◀◀◀◀┃ </text:p>
            <text:p text:style-name="P17">┃⬛⬛⬛⬛⬛⬛⬛⬛⬛⬛⬛⬛⬛⬛⬛⬛⬛⬛⬛⬛⬛⬛⬛⬛⬛┃</text:p>
          </table:table-cell>
          <table:table-cell table:style-name="Tableau6.A1" office:value-type="string">
            <text:p text:style-name="P17">┃⬛⬛⬛⬛⬛⬛⬛⬛⬛⬛⬛⬛⬛⬛⬛⬛⬛⬛⬛⬛⬛⬛⬛⬛⬛┃ </text:p>
            <text:p text:style-name="P17">┃∙∙∙∙∙∙∙∙∙∙∙∙∙∙∙∙∙∙∙∙∙∙∙∙∙┃ </text:p>
            <text:p text:style-name="P17">┃∙⬛⬛⬛⬛⬛⬛⬛⬛⬛⬛⬛⬛⬛⬛∙⬛⬛⬛⬛⬛⬛⬛⬛∙┃ </text:p>
            <text:p text:style-name="P17">┃∙∙∙∙∙∙∙∙∙∙┃∙∙∙∙∙∙∙∙∙┃∙∙∙∙┃ </text:p>
            <text:p text:style-name="P17">┃∙⬛⬛⬛⬛⬛⬛⬛⬛⬛⬛∙⬛⬛⬛⬛⬛⬛⬛⬛⬛⬛⬛⬛⬛┃ </text:p>
            <text:p text:style-name="P17">┃∙∙∙∙∙∙∙∙∙∙┃∙┃▶▶▶▶▶▶▶▶▶▶▶⬤┃ </text:p>
            <text:p text:style-name="P17">┃⬛⬛⬛⬛∙⬛⬛⬛⬛⬛⬛∙┃⬛⬛⬛⬛⬛⬛⬛⬛⬛⬛⬛▲┃ </text:p>
            <text:p text:style-name="P17">┃∙∙∙∙∙∙∙∙┃∙∙∙┃▶▶▶▶▶▶▶▶▶▶▶▲┃ </text:p>
            <text:p text:style-name="P17">┃⬛⬛⬛⬛∙⬛⬛⬛⬛⬛⬛⬛⬛⬛⬛▲⬛⬛⬛⬛⬛⬛⬛⬛⬛┃ </text:p>
            <text:p text:style-name="P17">┃∙∙∙∙∙∙∙∙∙∙┃▶▶▶▶▲◀◀◀◀◀◀◀◀◀┃ </text:p>
            <text:p text:style-name="P17">┃∙⬛⬛⬛⬛⬛⬛⬛⬛⬛⬛⬛⬛⬛⬛▲⬛⬛⬛⬛⬛⬛⬛⬛⬛┃ </text:p>
            <text:p text:style-name="P17">┃∙∙∙∙∙∙∙∙∙▶▶▶▶▶▶▲◀◀◀◀◀◀◀◀◀┃ </text:p>
            <text:p text:style-name="P17">┃⬛⬛⬛⬛⬛⬛⬛⬛⬛▲⬛⬛⬛⬛⬛⬛⬛⬛⬛⬛⬛⬛⬛⬛⬛┃ </text:p>
            <text:p text:style-name="P17">┃▶▶▶▶▶▶▶▶▶▲◀◀◀◀◀◀◀◀◀◀◀◀◀◀◀┃ </text:p>
            <text:p text:style-name="P17">┃▲⬛⬛⬛⬛⬛⬛⬛⬛⬛⬛⬛⬛⬛⬛⬛⬛⬛⬛⬛⬛⬛⬛⬛⬛┃ </text:p>
            <text:p text:style-name="P17">┃▲◀◀◀┃▶▶▶▶▼┃▶▶▶▶▶▶▶▶▶▶▶▶▶▼┃ </text:p>
            <text:p text:style-name="P17">┃▲⬛⬛⬛⬛⬛⬛⬛⬛▼⬛⬛⬛⬛⬛⬛⬛⬛⬛⬛⬛⬛⬛⬛▼┃ </text:p>
            <text:p text:style-name="P17">┃▲◀◀◀◀◀◀◀◀◀◀◀◀◀◀◀◀◀◀◀◀◀◀◀◀┃ </text:p>
            <text:p text:style-name="P17">┃⬛⬛⬛⬛⬛⬛⬛⬛⬛⬛⬛⬛⬛⬛⬛⬛⬛⬛⬛⬛⬛⬛⬛⬛⬛┃ </text:p>
          </table:table-cell>
          <table:table-cell table:style-name="Tableau6.A1" office:value-type="string">
            <text:p text:style-name="P17">┃⬛⬛⬛⬛⬛⬛⬛⬛⬛⬛⬛⬛⬛⬛⬛⬛⬛⬛⬛⬛⬛⬛⬛⬛⬛┃ </text:p>
            <text:p text:style-name="P17">┃∙∙∙∙∙∙∙∙∙∙∙∙∙∙∙∙∙∙∙∙∙∙∙∙∙┃ </text:p>
            <text:p text:style-name="P17">┃∙⬛⬛⬛⬛⬛⬛⬛⬛⬛⬛⬛⬛⬛⬛∙⬛⬛⬛⬛⬛⬛⬛⬛∙┃ </text:p>
            <text:p text:style-name="P17">┃∙∙∙∙∙∙∙∙∙∙┃∙∙∙∙∙∙∙∙∙┃∙∙∙∙┃ </text:p>
            <text:p text:style-name="P17">┃∙⬛⬛⬛⬛⬛⬛⬛⬛⬛⬛∙⬛⬛⬛⬛⬛⬛⬛⬛⬛⬛⬛⬛⬛┃ </text:p>
            <text:p text:style-name="P17">┃∙∙∙∙∙∙∙∙∙∙┃∙┃▶▶▶▶▶▶▶▶▶▶▶▼┃ </text:p>
            <text:p text:style-name="P17">┃⬛⬛⬛⬛∙⬛⬛⬛⬛⬛⬛∙┃⬛⬛⬛⬛⬛⬛⬛⬛⬛⬛⬛▼┃ </text:p>
            <text:p text:style-name="P17">┃∙∙∙∙∙∙∙∙┃∙∙∙┃▶▶▶▶▶▶▶▶▶▶▶⬤┃ </text:p>
            <text:p text:style-name="P17">┃⬛⬛⬛⬛∙⬛⬛⬛⬛⬛⬛⬛⬛⬛⬛▲⬛⬛⬛⬛⬛⬛⬛⬛⬛┃ </text:p>
            <text:p text:style-name="P17">┃∙∙∙∙∙∙∙∙∙∙┃▶▶▶▶▲◀◀◀◀◀◀◀◀◀┃ </text:p>
            <text:p text:style-name="P17">┃∙⬛⬛⬛⬛⬛⬛⬛⬛⬛⬛⬛⬛⬛⬛▲⬛⬛⬛⬛⬛⬛⬛⬛⬛┃ </text:p>
            <text:p text:style-name="P17">┃∙∙∙∙∙∙∙∙∙▶▶▶▶▶▶▲◀◀◀◀◀◀◀◀◀┃ </text:p>
            <text:p text:style-name="P17">┃⬛⬛⬛⬛⬛⬛⬛⬛⬛▲⬛⬛⬛⬛⬛⬛⬛⬛⬛⬛⬛⬛⬛⬛⬛┃ </text:p>
            <text:p text:style-name="P17">┃▶▶▶▶▶▶▶▶▶▲◀◀◀◀◀◀◀◀◀◀◀◀◀◀◀┃ </text:p>
            <text:p text:style-name="P17">┃▲⬛⬛⬛⬛⬛⬛⬛⬛⬛⬛⬛⬛⬛⬛⬛⬛⬛⬛⬛⬛⬛⬛⬛⬛┃ </text:p>
            <text:p text:style-name="P17">┃▲◀◀◀┃▶▶▶▶▼┃▶▶▶▶▶▶▶▶▶▶▶▶▶▼┃ </text:p>
            <text:p text:style-name="P17">┃▲⬛⬛⬛⬛⬛⬛⬛⬛▼⬛⬛⬛⬛⬛⬛⬛⬛⬛⬛⬛⬛⬛⬛▼┃ </text:p>
            <text:p text:style-name="P17">┃▲◀◀◀◀◀◀◀◀◀◀◀◀◀◀◀◀◀◀◀◀◀◀◀◀┃ </text:p>
            <text:p text:style-name="P17">┃⬛⬛⬛⬛⬛⬛⬛⬛⬛⬛⬛⬛⬛⬛⬛⬛⬛⬛⬛⬛⬛⬛⬛⬛⬛┃</text:p>
          </table:table-cell>
          <table:table-cell table:style-name="Tableau6.A1" office:value-type="string">
            <text:p text:style-name="P17">┃⬛⬛⬛⬛⬛⬛⬛⬛⬛⬛⬛⬛⬛⬛⬛⬛⬛⬛⬛⬛⬛⬛⬛⬛⬛┃ </text:p>
            <text:p text:style-name="P17">┃∙∙∙∙∙∙∙∙∙∙∙∙∙∙∙∙∙∙∙∙∙∙∙∙∙┃ </text:p>
            <text:p text:style-name="P17">┃∙⬛⬛⬛⬛⬛⬛⬛⬛⬛⬛⬛⬛⬛⬛∙⬛⬛⬛⬛⬛⬛⬛⬛∙┃ </text:p>
            <text:p text:style-name="P17">┃∙∙∙∙∙∙∙∙∙∙┃∙∙∙∙∙∙∙∙∙┃∙∙∙∙┃ </text:p>
            <text:p text:style-name="P17">┃∙⬛⬛⬛⬛⬛⬛⬛⬛⬛⬛∙⬛⬛⬛⬛⬛⬛⬛⬛⬛⬛⬛⬛⬛┃ </text:p>
            <text:p text:style-name="P17">┃∙∙∙∙∙∙∙∙∙∙┃∙┃▶▶▶▶▶▶▶▶▶▶▶▼┃ </text:p>
            <text:p text:style-name="P17">┃⬛⬛⬛⬛∙⬛⬛⬛⬛⬛⬛∙┃⬛⬛⬛⬛⬛⬛⬛⬛⬛⬛⬛▼┃ </text:p>
            <text:p text:style-name="P17">┃∙∙∙∙∙∙∙∙┃∙∙∙┃▶▶⬤◀◀◀◀◀◀◀◀◀┃ </text:p>
            <text:p text:style-name="P17">┃⬛⬛⬛⬛∙⬛⬛⬛⬛⬛⬛⬛⬛⬛⬛▲⬛⬛⬛⬛⬛⬛⬛⬛⬛┃ </text:p>
            <text:p text:style-name="P17">┃∙∙∙∙∙∙∙∙∙∙┃▶▶▶▶▲◀◀◀◀◀◀◀◀◀┃ </text:p>
            <text:p text:style-name="P17">┃∙⬛⬛⬛⬛⬛⬛⬛⬛⬛⬛⬛⬛⬛⬛▲⬛⬛⬛⬛⬛⬛⬛⬛⬛┃ </text:p>
            <text:p text:style-name="P17">┃∙∙∙∙∙∙∙∙∙▶▶▶▶▶▶▲◀◀◀◀◀◀◀◀◀┃ </text:p>
            <text:p text:style-name="P17">┃⬛⬛⬛⬛⬛⬛⬛⬛⬛▲⬛⬛⬛⬛⬛⬛⬛⬛⬛⬛⬛⬛⬛⬛⬛┃ </text:p>
            <text:p text:style-name="P17">┃▶▶▶▶▶▶▶▶▶▲◀◀◀◀◀◀◀◀◀◀◀◀◀◀◀┃ </text:p>
            <text:p text:style-name="P17">┃▲⬛⬛⬛⬛⬛⬛⬛⬛⬛⬛⬛⬛⬛⬛⬛⬛⬛⬛⬛⬛⬛⬛⬛⬛┃ </text:p>
            <text:p text:style-name="P17">┃▲◀◀◀┃▶▶▶▶▼┃▶▶▶▶▶▶▶▶▶▶▶▶▶▼┃ </text:p>
            <text:p text:style-name="P17">┃▲⬛⬛⬛⬛⬛⬛⬛⬛▼⬛⬛⬛⬛⬛⬛⬛⬛⬛⬛⬛⬛⬛⬛▼┃ </text:p>
            <text:p text:style-name="P17">┃▲◀◀◀◀◀◀◀◀◀◀◀◀◀◀◀◀◀◀◀◀◀◀◀◀┃ </text:p>
            <text:p text:style-name="P17">┃⬛⬛⬛⬛⬛⬛⬛⬛⬛⬛⬛⬛⬛⬛⬛⬛⬛⬛⬛⬛⬛⬛⬛⬛⬛┃</text:p>
          </table:table-cell>
          <table:table-cell table:style-name="Tableau6.A1" office:value-type="string">
            <text:p text:style-name="P17">┃⬛⬛⬛⬛⬛⬛⬛⬛⬛⬛⬛⬛⬛⬛⬛⬛⬛⬛⬛⬛⬛⬛⬛⬛⬛┃ </text:p>
            <text:p text:style-name="P17">┃∙∙∙∙∙∙∙∙∙∙∙∙∙∙∙∙∙∙∙∙∙∙∙∙∙┃ </text:p>
            <text:p text:style-name="P17">┃∙⬛⬛⬛⬛⬛⬛⬛⬛⬛⬛⬛⬛⬛⬛∙⬛⬛⬛⬛⬛⬛⬛⬛∙┃ </text:p>
            <text:p text:style-name="P17">┃∙∙∙∙∙∙∙∙∙∙┃∙∙∙∙∙∙∙∙∙┃∙∙∙∙┃ </text:p>
            <text:p text:style-name="P17">┃∙⬛⬛⬛⬛⬛⬛⬛⬛⬛⬛∙⬛⬛⬛⬛⬛⬛⬛⬛⬛⬛⬛⬛⬛┃ </text:p>
            <text:p text:style-name="P17">┃∙∙∙∙∙∙∙∙∙∙┃∙┃▶▶▶▶▶▶▶▶▶▶▶▼┃ </text:p>
            <text:p text:style-name="P17">┃⬛⬛⬛⬛∙⬛⬛⬛⬛⬛⬛∙┃⬛⬛⬛⬛⬛⬛⬛⬛⬛⬛⬛▼┃ </text:p>
            <text:p text:style-name="P17">┃∙∙∙∙∙∙∙∙┃∙∙∙┃▶▶▼◀◀◀◀◀◀◀◀◀┃ </text:p>
            <text:p text:style-name="P17">┃⬛⬛⬛⬛∙⬛⬛⬛⬛⬛⬛⬛⬛⬛⬛▼⬛⬛⬛⬛⬛⬛⬛⬛⬛┃ </text:p>
            <text:p text:style-name="P17">┃∙∙∙∙∙∙∙∙∙∙┃▶▶▶▶⬤◀◀◀◀◀◀◀◀◀┃ </text:p>
            <text:p text:style-name="P17">┃∙⬛⬛⬛⬛⬛⬛⬛⬛⬛⬛⬛⬛⬛⬛▲⬛⬛⬛⬛⬛⬛⬛⬛⬛┃ </text:p>
            <text:p text:style-name="P17">┃∙∙∙∙∙∙∙∙∙▶▶▶▶▶▶▲◀◀◀◀◀◀◀◀◀┃ </text:p>
            <text:p text:style-name="P17">┃⬛⬛⬛⬛⬛⬛⬛⬛⬛▲⬛⬛⬛⬛⬛⬛⬛⬛⬛⬛⬛⬛⬛⬛⬛┃ </text:p>
            <text:p text:style-name="P17">┃▶▶▶▶▶▶▶▶▶▲◀◀◀◀◀◀◀◀◀◀◀◀◀◀◀┃ </text:p>
            <text:p text:style-name="P17">┃▲⬛⬛⬛⬛⬛⬛⬛⬛⬛⬛⬛⬛⬛⬛⬛⬛⬛⬛⬛⬛⬛⬛⬛⬛┃ </text:p>
            <text:p text:style-name="P17">┃▲◀◀◀┃▶▶▶▶▼┃▶▶▶▶▶▶▶▶▶▶▶▶▶▼┃ </text:p>
            <text:p text:style-name="P17">┃▲⬛⬛⬛⬛⬛⬛⬛⬛▼⬛⬛⬛⬛⬛⬛⬛⬛⬛⬛⬛⬛⬛⬛▼┃ </text:p>
            <text:p text:style-name="P17">┃▲◀◀◀◀◀◀◀◀◀◀◀◀◀◀◀◀◀◀◀◀◀◀◀◀┃ </text:p>
            <text:p text:style-name="P17">┃⬛⬛⬛⬛⬛⬛⬛⬛⬛⬛⬛⬛⬛⬛⬛⬛⬛⬛⬛⬛⬛⬛⬛⬛⬛|</text:p>
          </table:table-cell>
          <table:table-cell table:style-name="Tableau6.A1" office:value-type="string">
            <text:p text:style-name="P17">┃⬛⬛⬛⬛⬛⬛⬛⬛⬛⬛⬛⬛⬛⬛⬛⬛⬛⬛⬛⬛⬛⬛⬛⬛⬛┃ </text:p>
            <text:p text:style-name="P17">┃∙∙∙∙∙∙∙∙∙∙∙∙∙∙∙∙∙∙∙∙∙∙∙∙∙┃ </text:p>
            <text:p text:style-name="P17">┃∙⬛⬛⬛⬛⬛⬛⬛⬛⬛⬛⬛⬛⬛⬛∙⬛⬛⬛⬛⬛⬛⬛⬛∙┃ </text:p>
            <text:p text:style-name="P17">┃∙∙∙∙∙∙∙∙∙∙┃∙∙∙∙∙∙∙∙∙┃∙∙∙∙┃ </text:p>
            <text:p text:style-name="P17">┃∙⬛⬛⬛⬛⬛⬛⬛⬛⬛⬛∙⬛⬛⬛⬛⬛⬛⬛⬛⬛⬛⬛⬛⬛┃ </text:p>
            <text:p text:style-name="P17">┃∙∙∙∙∙∙∙∙∙∙┃∙┃▶▶▶▶▶▶▶▶▶▶▶▼┃ </text:p>
            <text:p text:style-name="P17">┃⬛⬛⬛⬛∙⬛⬛⬛⬛⬛⬛∙┃⬛⬛⬛⬛⬛⬛⬛⬛⬛⬛⬛▼┃ </text:p>
            <text:p text:style-name="P17">┃∙∙∙∙∙∙∙∙┃∙∙∙┃▶▶▼◀◀◀◀◀◀◀◀◀┃ </text:p>
            <text:p text:style-name="P17">┃⬛⬛⬛⬛∙⬛⬛⬛⬛⬛⬛⬛⬛⬛⬛▼⬛⬛⬛⬛⬛⬛⬛⬛⬛┃ </text:p>
            <text:p text:style-name="P17">┃∙∙∙∙∙∙∙∙∙∙┃▶▶▶▶▼◀◀◀◀◀◀◀◀◀┃ </text:p>
            <text:p text:style-name="P17">┃∙⬛⬛⬛⬛⬛⬛⬛⬛⬛⬛⬛⬛⬛⬛▼⬛⬛⬛⬛⬛⬛⬛⬛⬛┃ </text:p>
            <text:p text:style-name="P17">┃∙∙∙∙∙∙∙∙∙▶▶▶▶▶▶⬤◀◀◀◀◀◀◀◀◀┃ </text:p>
            <text:p text:style-name="P17">┃⬛⬛⬛⬛⬛⬛⬛⬛⬛▲⬛⬛⬛⬛⬛⬛⬛⬛⬛⬛⬛⬛⬛⬛⬛┃ </text:p>
            <text:p text:style-name="P17">┃▶▶▶▶▶▶▶▶▶▲◀◀◀◀◀◀◀◀◀◀◀◀◀◀◀┃ </text:p>
            <text:p text:style-name="P17">┃▲⬛⬛⬛⬛⬛⬛⬛⬛⬛⬛⬛⬛⬛⬛⬛⬛⬛⬛⬛⬛⬛⬛⬛⬛┃ </text:p>
            <text:p text:style-name="P17">┃▲◀◀◀┃▶▶▶▶▼┃▶▶▶▶▶▶▶▶▶▶▶▶▶▼┃ </text:p>
            <text:p text:style-name="P17">┃▲⬛⬛⬛⬛⬛⬛⬛⬛▼⬛⬛⬛⬛⬛⬛⬛⬛⬛⬛⬛⬛⬛⬛▼┃ </text:p>
            <text:p text:style-name="P17">┃▲◀◀◀◀◀◀◀◀◀◀◀◀◀◀◀◀◀◀◀◀◀◀◀◀┃ </text:p>
            <text:p text:style-name="P17">┃⬛⬛⬛⬛⬛⬛⬛⬛⬛⬛⬛⬛⬛⬛⬛⬛⬛⬛⬛⬛⬛⬛⬛⬛⬛┃</text:p>
          </table:table-cell>
        </table:table-row>
      </table:table>
      <table:table table:name="Tableau7" table:style-name="Tableau7">
        <table:table-column table:style-name="Tableau7.A" table:number-columns-repeated="6"/>
        <text:soft-page-break/>
        <table:table-row>
          <table:table-cell table:style-name="Tableau7.A1" office:value-type="string">
            <text:p text:style-name="P18">┃⬛⬛⬛⬛⬛⬛⬛⬛⬛⬛⬛⬛⬛⬛⬛⬛⬛⬛⬛⬛⬛⬛⬛⬛⬛┃ </text:p>
            <text:p text:style-name="P18">┃∙∙∙∙∙∙∙∙∙∙∙∙∙∙∙∙∙∙∙∙∙∙∙∙∙┃ </text:p>
            <text:p text:style-name="P18">┃∙⬛⬛⬛⬛⬛⬛⬛⬛⬛⬛⬛⬛⬛⬛∙⬛⬛⬛⬛⬛⬛⬛⬛∙┃ </text:p>
            <text:p text:style-name="P18">┃∙∙∙∙∙∙∙∙∙∙┃∙∙∙∙∙∙∙∙∙┃∙∙∙∙┃ </text:p>
            <text:p text:style-name="P18">┃∙⬛⬛⬛⬛⬛⬛⬛⬛⬛⬛∙⬛⬛⬛⬛⬛⬛⬛⬛⬛⬛⬛⬛⬛┃ </text:p>
            <text:p text:style-name="P18">┃∙∙∙∙∙∙∙∙∙∙┃∙┃▶▶▶▶▶▶▶▶▶▶▶▼┃ </text:p>
            <text:p text:style-name="P18">┃⬛⬛⬛⬛∙⬛⬛⬛⬛⬛⬛∙┃⬛⬛⬛⬛⬛⬛⬛⬛⬛⬛⬛▼┃ </text:p>
            <text:p text:style-name="P18">┃∙∙∙∙∙∙∙∙┃∙∙∙┃▶▶▼◀◀◀◀◀◀◀◀◀┃ </text:p>
            <text:p text:style-name="P18">┃⬛⬛⬛⬛∙⬛⬛⬛⬛⬛⬛⬛⬛⬛⬛▼⬛⬛⬛⬛⬛⬛⬛⬛⬛┃ </text:p>
            <text:p text:style-name="P18">┃∙∙∙∙∙∙∙∙∙∙┃▶▶▶▶▼◀◀◀◀◀◀◀◀◀┃ </text:p>
            <text:p text:style-name="P18">┃∙⬛⬛⬛⬛⬛⬛⬛⬛⬛⬛⬛⬛⬛⬛▼⬛⬛⬛⬛⬛⬛⬛⬛⬛┃ </text:p>
            <text:p text:style-name="P18">┃∙∙∙∙∙∙∙∙∙⬤◀◀◀◀◀◀◀◀◀◀◀◀◀◀◀┃ </text:p>
            <text:p text:style-name="P18">┃⬛⬛⬛⬛⬛⬛⬛⬛⬛▲⬛⬛⬛⬛⬛⬛⬛⬛⬛⬛⬛⬛⬛⬛⬛┃ </text:p>
            <text:p text:style-name="P18">┃▶▶▶▶▶▶▶▶▶▲◀◀◀◀◀◀◀◀◀◀◀◀◀◀◀┃ </text:p>
            <text:p text:style-name="P18">┃▲⬛⬛⬛⬛⬛⬛⬛⬛⬛⬛⬛⬛⬛⬛⬛⬛⬛⬛⬛⬛⬛⬛⬛⬛┃ </text:p>
            <text:p text:style-name="P18">┃▲◀◀◀┃▶▶▶▶▼┃▶▶▶▶▶▶▶▶▶▶▶▶▶▼┃ </text:p>
            <text:p text:style-name="P18">┃▲⬛⬛⬛⬛⬛⬛⬛⬛▼⬛⬛⬛⬛⬛⬛⬛⬛⬛⬛⬛⬛⬛⬛▼┃ </text:p>
            <text:p text:style-name="P18">┃▲◀◀◀◀◀◀◀◀◀◀◀◀◀◀◀◀◀◀◀◀◀◀◀◀┃ </text:p>
            <text:p text:style-name="P18">┃⬛⬛⬛⬛⬛⬛⬛⬛⬛⬛⬛⬛⬛⬛⬛⬛⬛⬛⬛⬛⬛⬛⬛⬛⬛┃</text:p>
          </table:table-cell>
          <table:table-cell table:style-name="Tableau7.A1" office:value-type="string">
            <text:p text:style-name="P18">┃⬛⬛⬛⬛⬛⬛⬛⬛⬛⬛⬛⬛⬛⬛⬛⬛⬛⬛⬛⬛⬛⬛⬛⬛⬛┃ </text:p>
            <text:p text:style-name="P18">┃∙∙∙∙∙∙∙∙∙∙∙∙∙∙∙∙∙∙∙∙∙∙∙∙∙┃ </text:p>
            <text:p text:style-name="P18">┃∙⬛⬛⬛⬛⬛⬛⬛⬛⬛⬛⬛⬛⬛⬛∙⬛⬛⬛⬛⬛⬛⬛⬛∙┃ </text:p>
            <text:p text:style-name="P18">┃∙∙∙∙∙∙∙∙∙∙┃∙∙∙∙∙∙∙∙∙┃∙∙∙∙┃ </text:p>
            <text:p text:style-name="P18">┃∙⬛⬛⬛⬛⬛⬛⬛⬛⬛⬛∙⬛⬛⬛⬛⬛⬛⬛⬛⬛⬛⬛⬛⬛┃ </text:p>
            <text:p text:style-name="P18">┃∙∙∙∙∙∙∙∙∙∙┃∙┃▶▶▶▶▶▶▶▶▶▶▶▼┃ </text:p>
            <text:p text:style-name="P18">┃⬛⬛⬛⬛∙⬛⬛⬛⬛⬛⬛∙┃⬛⬛⬛⬛⬛⬛⬛⬛⬛⬛⬛▼┃ </text:p>
            <text:p text:style-name="P18">┃∙∙∙∙∙∙∙∙┃∙∙∙┃▶▶▼◀◀◀◀◀◀◀◀◀┃ </text:p>
            <text:p text:style-name="P18">┃⬛⬛⬛⬛∙⬛⬛⬛⬛⬛⬛⬛⬛⬛⬛▼⬛⬛⬛⬛⬛⬛⬛⬛⬛┃ </text:p>
            <text:p text:style-name="P18">┃∙∙∙∙∙∙∙∙∙∙┃▶▶▶▶▼◀◀◀◀◀◀◀◀◀┃ </text:p>
            <text:p text:style-name="P18">┃∙⬛⬛⬛⬛⬛⬛⬛⬛⬛⬛⬛⬛⬛⬛▼⬛⬛⬛⬛⬛⬛⬛⬛⬛┃ </text:p>
            <text:p text:style-name="P18">┃⬤◀◀◀◀◀◀◀◀◀◀◀◀◀◀◀◀◀◀◀◀◀◀◀◀┃ </text:p>
            <text:p text:style-name="P18">┃⬛⬛⬛⬛⬛⬛⬛⬛⬛▲⬛⬛⬛⬛⬛⬛⬛⬛⬛⬛⬛⬛⬛⬛⬛┃ </text:p>
            <text:p text:style-name="P18">┃▶▶▶▶▶▶▶▶▶▲◀◀◀◀◀◀◀◀◀◀◀◀◀◀◀┃ </text:p>
            <text:p text:style-name="P18">┃▲⬛⬛⬛⬛⬛⬛⬛⬛⬛⬛⬛⬛⬛⬛⬛⬛⬛⬛⬛⬛⬛⬛⬛⬛┃ </text:p>
            <text:p text:style-name="P18">┃▲◀◀◀┃▶▶▶▶▼┃▶▶▶▶▶▶▶▶▶▶▶▶▶▼┃ </text:p>
            <text:p text:style-name="P18">┃▲⬛⬛⬛⬛⬛⬛⬛⬛▼⬛⬛⬛⬛⬛⬛⬛⬛⬛⬛⬛⬛⬛⬛▼┃ </text:p>
            <text:p text:style-name="P18">┃▲◀◀◀◀◀◀◀◀◀◀◀◀◀◀◀◀◀◀◀◀◀◀◀◀┃ </text:p>
            <text:p text:style-name="P18">┃⬛⬛⬛⬛⬛⬛⬛⬛⬛⬛⬛⬛⬛⬛⬛⬛⬛⬛⬛⬛⬛⬛⬛⬛⬛┃</text:p>
          </table:table-cell>
          <table:table-cell table:style-name="Tableau7.A1" office:value-type="string">
            <text:p text:style-name="P18">┃⬛⬛⬛⬛⬛⬛⬛⬛⬛⬛⬛⬛⬛⬛⬛⬛⬛⬛⬛⬛⬛⬛⬛⬛⬛┃ </text:p>
            <text:p text:style-name="P18">┃∙∙∙∙∙∙∙∙∙∙∙∙∙∙∙∙∙∙∙∙∙∙∙∙∙┃ </text:p>
            <text:p text:style-name="P18">┃∙⬛⬛⬛⬛⬛⬛⬛⬛⬛⬛⬛⬛⬛⬛∙⬛⬛⬛⬛⬛⬛⬛⬛∙┃ </text:p>
            <text:p text:style-name="P18">┃∙∙∙∙∙∙∙∙∙∙┃∙∙∙∙∙∙∙∙∙┃∙∙∙∙┃ </text:p>
            <text:p text:style-name="P18">┃∙⬛⬛⬛⬛⬛⬛⬛⬛⬛⬛∙⬛⬛⬛⬛⬛⬛⬛⬛⬛⬛⬛⬛⬛┃ </text:p>
            <text:p text:style-name="P18">┃∙∙∙∙∙∙∙∙∙∙┃∙┃▶▶▶▶▶▶▶▶▶▶▶▼┃ </text:p>
            <text:p text:style-name="P18">┃⬛⬛⬛⬛∙⬛⬛⬛⬛⬛⬛∙┃⬛⬛⬛⬛⬛⬛⬛⬛⬛⬛⬛▼┃ </text:p>
            <text:p text:style-name="P18">┃∙∙∙∙∙∙∙∙┃∙∙∙┃▶▶▼◀◀◀◀◀◀◀◀◀┃ </text:p>
            <text:p text:style-name="P18">┃⬛⬛⬛⬛∙⬛⬛⬛⬛⬛⬛⬛⬛⬛⬛▼⬛⬛⬛⬛⬛⬛⬛⬛⬛┃ </text:p>
            <text:p text:style-name="P18">┃⬤∙∙∙∙∙∙∙∙∙┃▶▶▶▶▼◀◀◀◀◀◀◀◀◀┃ </text:p>
            <text:p text:style-name="P18">┃▲⬛⬛⬛⬛⬛⬛⬛⬛⬛⬛⬛⬛⬛⬛▼⬛⬛⬛⬛⬛⬛⬛⬛⬛┃ </text:p>
            <text:p text:style-name="P18">┃▲◀◀◀◀◀◀◀◀◀◀◀◀◀◀◀◀◀◀◀◀◀◀◀◀┃ </text:p>
            <text:p text:style-name="P18">┃⬛⬛⬛⬛⬛⬛⬛⬛⬛▲⬛⬛⬛⬛⬛⬛⬛⬛⬛⬛⬛⬛⬛⬛⬛┃ </text:p>
            <text:p text:style-name="P18">┃▶▶▶▶▶▶▶▶▶▲◀◀◀◀◀◀◀◀◀◀◀◀◀◀◀┃ </text:p>
            <text:p text:style-name="P18">┃▲⬛⬛⬛⬛⬛⬛⬛⬛⬛⬛⬛⬛⬛⬛⬛⬛⬛⬛⬛⬛⬛⬛⬛⬛┃ </text:p>
            <text:p text:style-name="P18">┃▲◀◀◀┃▶▶▶▶▼┃▶▶▶▶▶▶▶▶▶▶▶▶▶▼┃ </text:p>
            <text:p text:style-name="P18">┃▲⬛⬛⬛⬛⬛⬛⬛⬛▼⬛⬛⬛⬛⬛⬛⬛⬛⬛⬛⬛⬛⬛⬛▼┃ </text:p>
            <text:p text:style-name="P18">┃▲◀◀◀◀◀◀◀◀◀◀◀◀◀◀◀◀◀◀◀◀◀◀◀◀┃ </text:p>
            <text:p text:style-name="P18">┃⬛⬛⬛⬛⬛⬛⬛⬛⬛⬛⬛⬛⬛⬛⬛⬛⬛⬛⬛⬛⬛⬛⬛⬛⬛┃</text:p>
          </table:table-cell>
          <table:table-cell table:style-name="Tableau7.A1" office:value-type="string">
            <text:p text:style-name="P18">┃⬛⬛⬛⬛⬛⬛⬛⬛⬛⬛⬛⬛⬛⬛⬛⬛⬛⬛⬛⬛⬛⬛⬛⬛⬛┃ </text:p>
            <text:p text:style-name="P18">┃∙∙∙∙∙∙∙∙∙∙∙∙∙∙∙∙∙∙∙∙∙∙∙∙∙┃ </text:p>
            <text:p text:style-name="P18">┃∙⬛⬛⬛⬛⬛⬛⬛⬛⬛⬛⬛⬛⬛⬛∙⬛⬛⬛⬛⬛⬛⬛⬛∙┃ </text:p>
            <text:p text:style-name="P18">┃∙∙∙∙∙∙∙∙∙∙┃∙∙∙∙∙∙∙∙∙┃∙∙∙∙┃ </text:p>
            <text:p text:style-name="P18">┃∙⬛⬛⬛⬛⬛⬛⬛⬛⬛⬛∙⬛⬛⬛⬛⬛⬛⬛⬛⬛⬛⬛⬛⬛┃ </text:p>
            <text:p text:style-name="P18">┃∙∙∙∙∙∙∙∙∙∙┃∙┃▶▶▶▶▶▶▶▶▶▶▶▼┃ </text:p>
            <text:p text:style-name="P18">┃⬛⬛⬛⬛∙⬛⬛⬛⬛⬛⬛∙┃⬛⬛⬛⬛⬛⬛⬛⬛⬛⬛⬛▼┃ </text:p>
            <text:p text:style-name="P18">┃∙∙∙∙∙∙∙∙┃∙∙∙┃▶▶▼◀◀◀◀◀◀◀◀◀┃ </text:p>
            <text:p text:style-name="P18">┃⬛⬛⬛⬛∙⬛⬛⬛⬛⬛⬛⬛⬛⬛⬛▼⬛⬛⬛⬛⬛⬛⬛⬛⬛┃ </text:p>
            <text:p text:style-name="P18">┃▶▶▶▶⬤∙∙∙∙∙┃▶▶▶▶▼◀◀◀◀◀◀◀◀◀┃ </text:p>
            <text:p text:style-name="P18">┃▲⬛⬛⬛⬛⬛⬛⬛⬛⬛⬛⬛⬛⬛⬛▼⬛⬛⬛⬛⬛⬛⬛⬛⬛┃ </text:p>
            <text:p text:style-name="P18">┃▲◀◀◀◀◀◀◀◀◀◀◀◀◀◀◀◀◀◀◀◀◀◀◀◀┃ </text:p>
            <text:p text:style-name="P18">┃⬛⬛⬛⬛⬛⬛⬛⬛⬛▲⬛⬛⬛⬛⬛⬛⬛⬛⬛⬛⬛⬛⬛⬛⬛┃ </text:p>
            <text:p text:style-name="P18">┃▶▶▶▶▶▶▶▶▶▲◀◀◀◀◀◀◀◀◀◀◀◀◀◀◀┃ </text:p>
            <text:p text:style-name="P18">┃▲⬛⬛⬛⬛⬛⬛⬛⬛⬛⬛⬛⬛⬛⬛⬛⬛⬛⬛⬛⬛⬛⬛⬛⬛┃ </text:p>
            <text:p text:style-name="P18">┃▲◀◀◀┃▶▶▶▶▼┃▶▶▶▶▶▶▶▶▶▶▶▶▶▼┃ </text:p>
            <text:p text:style-name="P18">┃▲⬛⬛⬛⬛⬛⬛⬛⬛▼⬛⬛⬛⬛⬛⬛⬛⬛⬛⬛⬛⬛⬛⬛▼┃ </text:p>
            <text:p text:style-name="P18">┃▲◀◀◀◀◀◀◀◀◀◀◀◀◀◀◀◀◀◀◀◀◀◀◀◀┃ </text:p>
            <text:p text:style-name="P18">┃⬛⬛⬛⬛⬛⬛⬛⬛⬛⬛⬛⬛⬛⬛⬛⬛⬛⬛⬛⬛⬛⬛⬛⬛⬛┃</text:p>
          </table:table-cell>
          <table:table-cell table:style-name="Tableau7.A1" office:value-type="string">
            <text:p text:style-name="P18">┃⬛⬛⬛⬛⬛⬛⬛⬛⬛⬛⬛⬛⬛⬛⬛⬛⬛⬛⬛⬛⬛⬛⬛⬛⬛┃ </text:p>
            <text:p text:style-name="P18">┃∙∙∙∙∙∙∙∙∙∙∙∙∙∙∙∙∙∙∙∙∙∙∙∙∙┃ </text:p>
            <text:p text:style-name="P18">┃∙⬛⬛⬛⬛⬛⬛⬛⬛⬛⬛⬛⬛⬛⬛∙⬛⬛⬛⬛⬛⬛⬛⬛∙┃ </text:p>
            <text:p text:style-name="P18">┃∙∙∙∙∙∙∙∙∙∙┃∙∙∙∙∙∙∙∙∙┃∙∙∙∙┃ </text:p>
            <text:p text:style-name="P18">┃∙⬛⬛⬛⬛⬛⬛⬛⬛⬛⬛∙⬛⬛⬛⬛⬛⬛⬛⬛⬛⬛⬛⬛⬛┃ </text:p>
            <text:p text:style-name="P18">┃∙∙∙∙∙∙∙∙∙∙┃∙┃▶▶▶▶▶▶▶▶▶▶▶▼┃ </text:p>
            <text:p text:style-name="P18">┃⬛⬛⬛⬛∙⬛⬛⬛⬛⬛⬛∙┃⬛⬛⬛⬛⬛⬛⬛⬛⬛⬛⬛▼┃ </text:p>
            <text:p text:style-name="P18">┃∙∙∙∙∙∙∙∙┃∙∙∙┃▶▶▼◀◀◀◀◀◀◀◀◀┃ </text:p>
            <text:p text:style-name="P18">┃⬛⬛⬛⬛∙⬛⬛⬛⬛⬛⬛⬛⬛⬛⬛▼⬛⬛⬛⬛⬛⬛⬛⬛⬛┃ </text:p>
            <text:p text:style-name="P18">┃▶▶▶▶▶▶▶▶▶⬤┃▶▶▶▶▼◀◀◀◀◀◀◀◀◀┃ </text:p>
            <text:p text:style-name="P18">┃▲⬛⬛⬛⬛⬛⬛⬛⬛⬛⬛⬛⬛⬛⬛▼⬛⬛⬛⬛⬛⬛⬛⬛⬛┃ </text:p>
            <text:p text:style-name="P18">┃▲◀◀◀◀◀◀◀◀◀◀◀◀◀◀◀◀◀◀◀◀◀◀◀◀┃ </text:p>
            <text:p text:style-name="P18">┃⬛⬛⬛⬛⬛⬛⬛⬛⬛▲⬛⬛⬛⬛⬛⬛⬛⬛⬛⬛⬛⬛⬛⬛⬛┃ </text:p>
            <text:p text:style-name="P18">┃▶▶▶▶▶▶▶▶▶▲◀◀◀◀◀◀◀◀◀◀◀◀◀◀◀┃ </text:p>
            <text:p text:style-name="P18">┃▲⬛⬛⬛⬛⬛⬛⬛⬛⬛⬛⬛⬛⬛⬛⬛⬛⬛⬛⬛⬛⬛⬛⬛⬛┃ </text:p>
            <text:p text:style-name="P18">┃▲◀◀◀┃▶▶▶▶▼┃▶▶▶▶▶▶▶▶▶▶▶▶▶▼┃ </text:p>
            <text:p text:style-name="P18">┃▲⬛⬛⬛⬛⬛⬛⬛⬛▼⬛⬛⬛⬛⬛⬛⬛⬛⬛⬛⬛⬛⬛⬛▼┃ </text:p>
            <text:p text:style-name="P18">┃▲◀◀◀◀◀◀◀◀◀◀◀◀◀◀◀◀◀◀◀◀◀◀◀◀┃ </text:p>
            <text:p text:style-name="P18">┃⬛⬛⬛⬛⬛⬛⬛⬛⬛⬛⬛⬛⬛⬛⬛⬛⬛⬛⬛⬛⬛⬛⬛⬛⬛┃ </text:p>
          </table:table-cell>
          <table:table-cell table:style-name="Tableau7.A1" office:value-type="string">
            <text:p text:style-name="P18">┃⬛⬛⬛⬛⬛⬛⬛⬛⬛⬛⬛⬛⬛⬛⬛⬛⬛⬛⬛⬛⬛⬛⬛⬛⬛┃ </text:p>
            <text:p text:style-name="P18">┃∙∙∙∙∙∙∙∙∙∙∙∙∙∙∙∙∙∙∙∙∙∙∙∙∙┃ </text:p>
            <text:p text:style-name="P18">┃∙⬛⬛⬛⬛⬛⬛⬛⬛⬛⬛⬛⬛⬛⬛∙⬛⬛⬛⬛⬛⬛⬛⬛∙┃ </text:p>
            <text:p text:style-name="P18">┃∙∙∙∙∙∙∙∙∙∙┃∙∙∙∙∙∙∙∙∙┃∙∙∙∙┃ </text:p>
            <text:p text:style-name="P18">┃∙⬛⬛⬛⬛⬛⬛⬛⬛⬛⬛∙⬛⬛⬛⬛⬛⬛⬛⬛⬛⬛⬛⬛⬛┃ </text:p>
            <text:p text:style-name="P18">┃∙∙∙∙∙∙∙∙∙∙┃∙┃▶▶▶▶▶▶▶▶▶▶▶▼┃ </text:p>
            <text:p text:style-name="P18">┃⬛⬛⬛⬛∙⬛⬛⬛⬛⬛⬛∙┃⬛⬛⬛⬛⬛⬛⬛⬛⬛⬛⬛▼┃ </text:p>
            <text:p text:style-name="P18">┃∙∙∙∙∙∙∙∙┃∙∙∙┃▶▶▼◀◀◀◀◀◀◀◀◀┃ </text:p>
            <text:p text:style-name="P18">┃⬛⬛⬛⬛∙⬛⬛⬛⬛⬛⬛⬛⬛⬛⬛▼⬛⬛⬛⬛⬛⬛⬛⬛⬛┃ </text:p>
            <text:p text:style-name="P18">┃▶▶▶▶⬤◀◀◀◀◀┃▶▶▶▶▼◀◀◀◀◀◀◀◀◀┃ </text:p>
            <text:p text:style-name="P18">┃▲⬛⬛⬛⬛⬛⬛⬛⬛⬛⬛⬛⬛⬛⬛▼⬛⬛⬛⬛⬛⬛⬛⬛⬛┃ </text:p>
            <text:p text:style-name="P18">┃▲◀◀◀◀◀◀◀◀◀◀◀◀◀◀◀◀◀◀◀◀◀◀◀◀┃ </text:p>
            <text:p text:style-name="P18">┃⬛⬛⬛⬛⬛⬛⬛⬛⬛▲⬛⬛⬛⬛⬛⬛⬛⬛⬛⬛⬛⬛⬛⬛⬛┃ </text:p>
            <text:p text:style-name="P18">┃▶▶▶▶▶▶▶▶▶▲◀◀◀◀◀◀◀◀◀◀◀◀◀◀◀┃ </text:p>
            <text:p text:style-name="P18">┃▲⬛⬛⬛⬛⬛⬛⬛⬛⬛⬛⬛⬛⬛⬛⬛⬛⬛⬛⬛⬛⬛⬛⬛⬛┃ </text:p>
            <text:p text:style-name="P18">┃▲◀◀◀┃▶▶▶▶▼┃▶▶▶▶▶▶▶▶▶▶▶▶▶▼┃ </text:p>
            <text:p text:style-name="P18">┃▲⬛⬛⬛⬛⬛⬛⬛⬛▼⬛⬛⬛⬛⬛⬛⬛⬛⬛⬛⬛⬛⬛⬛▼┃ </text:p>
            <text:p text:style-name="P18">┃▲◀◀◀◀◀◀◀◀◀◀◀◀◀◀◀◀◀◀◀◀◀◀◀◀┃ </text:p>
            <text:p text:style-name="P18">┃⬛⬛⬛⬛⬛⬛⬛⬛⬛⬛⬛⬛⬛⬛⬛⬛⬛⬛⬛⬛⬛⬛⬛⬛⬛┃ </text:p>
          </table:table-cell>
        </table:table-row>
      </table:table>
      <text:p text:style-name="P31"/>
      <table:table table:name="Tableau8" table:style-name="Tableau8">
        <table:table-column table:style-name="Tableau8.A" table:number-columns-repeated="6"/>
        <table:table-row>
          <table:table-cell table:style-name="Tableau8.A1" office:value-type="string">
            <text:p text:style-name="P18">┃⬛⬛⬛⬛⬛⬛⬛⬛⬛⬛⬛⬛⬛⬛⬛⬛⬛⬛⬛⬛⬛⬛⬛⬛⬛┃ </text:p>
            <text:p text:style-name="P18">┃∙∙∙∙∙∙∙∙∙∙∙∙∙∙∙∙∙∙∙∙∙∙∙∙∙┃ </text:p>
            <text:p text:style-name="P18">┃∙⬛⬛⬛⬛⬛⬛⬛⬛⬛⬛⬛⬛⬛⬛∙⬛⬛⬛⬛⬛⬛⬛⬛∙┃ </text:p>
            <text:p text:style-name="P18">┃∙∙∙∙∙∙∙∙∙∙┃∙∙∙∙∙∙∙∙∙┃∙∙∙∙┃ </text:p>
            <text:p text:style-name="P18">┃∙⬛⬛⬛⬛⬛⬛⬛⬛⬛⬛∙⬛⬛⬛⬛⬛⬛⬛⬛⬛⬛⬛⬛⬛┃ </text:p>
            <text:p text:style-name="P18">┃∙∙∙∙∙∙∙∙∙∙┃∙┃▶▶▶▶▶▶▶▶▶▶▶▼┃ </text:p>
            <text:p text:style-name="P18">┃⬛⬛⬛⬛∙⬛⬛⬛⬛⬛⬛∙┃⬛⬛⬛⬛⬛⬛⬛⬛⬛⬛⬛▼┃ </text:p>
            <text:p text:style-name="P18">┃∙∙∙∙⬤∙∙∙┃∙∙∙┃▶▶▼◀◀◀◀◀◀◀◀◀┃ </text:p>
            <text:p text:style-name="P18">┃⬛⬛⬛⬛▲⬛⬛⬛⬛⬛⬛⬛⬛⬛⬛▼⬛⬛⬛⬛⬛⬛⬛⬛⬛┃ </text:p>
            <text:p text:style-name="P18">┃▶▶▶▶▲◀◀◀◀◀┃▶▶▶▶▼◀◀◀◀◀◀◀◀◀┃ </text:p>
            <text:p text:style-name="P18">┃▲⬛⬛⬛⬛⬛⬛⬛⬛⬛⬛⬛⬛⬛⬛▼⬛⬛⬛⬛⬛⬛⬛⬛⬛┃ </text:p>
            <text:p text:style-name="P18">┃▲◀◀◀◀◀◀◀◀◀◀◀◀◀◀◀◀◀◀◀◀◀◀◀◀┃ </text:p>
            <text:p text:style-name="P18">┃⬛⬛⬛⬛⬛⬛⬛⬛⬛▲⬛⬛⬛⬛⬛⬛⬛⬛⬛⬛⬛⬛⬛⬛⬛┃ </text:p>
            <text:p text:style-name="P18">┃▶▶▶▶▶▶▶▶▶▲◀◀◀◀◀◀◀◀◀◀◀◀◀◀◀┃ </text:p>
            <text:p text:style-name="P18">┃▲⬛⬛⬛⬛⬛⬛⬛⬛⬛⬛⬛⬛⬛⬛⬛⬛⬛⬛⬛⬛⬛⬛⬛⬛┃ </text:p>
            <text:p text:style-name="P18">┃▲◀◀◀┃▶▶▶▶▼┃▶▶▶▶▶▶▶▶▶▶▶▶▶▼┃ </text:p>
            <text:p text:style-name="P18">┃▲⬛⬛⬛⬛⬛⬛⬛⬛▼⬛⬛⬛⬛⬛⬛⬛⬛⬛⬛⬛⬛⬛⬛▼┃ </text:p>
            <text:p text:style-name="P18">┃▲◀◀◀◀◀◀◀◀◀◀◀◀◀◀◀◀◀◀◀◀◀◀◀◀┃ </text:p>
            <text:p text:style-name="P18">┃⬛⬛⬛⬛⬛⬛⬛⬛⬛⬛⬛⬛⬛⬛⬛⬛⬛⬛⬛⬛⬛⬛⬛⬛⬛┃ </text:p>
          </table:table-cell>
          <table:table-cell table:style-name="Tableau8.A1" office:value-type="string">
            <text:p text:style-name="P18">┃⬛⬛⬛⬛⬛⬛⬛⬛⬛⬛⬛⬛⬛⬛⬛⬛⬛⬛⬛⬛⬛⬛⬛⬛⬛┃ </text:p>
            <text:p text:style-name="P18">┃∙∙∙∙∙∙∙∙∙∙∙∙∙∙∙∙∙∙∙∙∙∙∙∙∙┃ </text:p>
            <text:p text:style-name="P18">┃∙⬛⬛⬛⬛⬛⬛⬛⬛⬛⬛⬛⬛⬛⬛∙⬛⬛⬛⬛⬛⬛⬛⬛∙┃ </text:p>
            <text:p text:style-name="P18">┃∙∙∙∙∙∙∙∙∙∙┃∙∙∙∙∙∙∙∙∙┃∙∙∙∙┃ </text:p>
            <text:p text:style-name="P18">┃∙⬛⬛⬛⬛⬛⬛⬛⬛⬛⬛∙⬛⬛⬛⬛⬛⬛⬛⬛⬛⬛⬛⬛⬛┃ </text:p>
            <text:p text:style-name="P18">┃∙∙∙∙∙∙∙∙∙∙┃∙┃▶▶▶▶▶▶▶▶▶▶▶▼┃ </text:p>
            <text:p text:style-name="P18">┃⬛⬛⬛⬛∙⬛⬛⬛⬛⬛⬛∙┃⬛⬛⬛⬛⬛⬛⬛⬛⬛⬛⬛▼┃ </text:p>
            <text:p text:style-name="P18">┃∙∙∙∙▶▶▶⬤┃∙∙∙┃▶▶▼◀◀◀◀◀◀◀◀◀┃ </text:p>
            <text:p text:style-name="P18">┃⬛⬛⬛⬛▲⬛⬛⬛⬛⬛⬛⬛⬛⬛⬛▼⬛⬛⬛⬛⬛⬛⬛⬛⬛┃ </text:p>
            <text:p text:style-name="P18">┃▶▶▶▶▲◀◀◀◀◀┃▶▶▶▶▼◀◀◀◀◀◀◀◀◀┃ </text:p>
            <text:p text:style-name="P18">┃▲⬛⬛⬛⬛⬛⬛⬛⬛⬛⬛⬛⬛⬛⬛▼⬛⬛⬛⬛⬛⬛⬛⬛⬛┃ </text:p>
            <text:p text:style-name="P18">┃▲◀◀◀◀◀◀◀◀◀◀◀◀◀◀◀◀◀◀◀◀◀◀◀◀┃ </text:p>
            <text:p text:style-name="P18">┃⬛⬛⬛⬛⬛⬛⬛⬛⬛▲⬛⬛⬛⬛⬛⬛⬛⬛⬛⬛⬛⬛⬛⬛⬛┃ </text:p>
            <text:p text:style-name="P18">┃▶▶▶▶▶▶▶▶▶▲◀◀◀◀◀◀◀◀◀◀◀◀◀◀◀┃ </text:p>
            <text:p text:style-name="P18">┃▲⬛⬛⬛⬛⬛⬛⬛⬛⬛⬛⬛⬛⬛⬛⬛⬛⬛⬛⬛⬛⬛⬛⬛⬛┃ </text:p>
            <text:p text:style-name="P18">┃▲◀◀◀┃▶▶▶▶▼┃▶▶▶▶▶▶▶▶▶▶▶▶▶▼┃ </text:p>
            <text:p text:style-name="P18">┃▲⬛⬛⬛⬛⬛⬛⬛⬛▼⬛⬛⬛⬛⬛⬛⬛⬛⬛⬛⬛⬛⬛⬛▼┃ </text:p>
            <text:p text:style-name="P18">┃▲◀◀◀◀◀◀◀◀◀◀◀◀◀◀◀◀◀◀◀◀◀◀◀◀┃ </text:p>
            <text:p text:style-name="P18">┃⬛⬛⬛⬛⬛⬛⬛⬛⬛⬛⬛⬛⬛⬛⬛⬛⬛⬛⬛⬛⬛⬛⬛⬛⬛┃</text:p>
          </table:table-cell>
          <table:table-cell table:style-name="Tableau8.A1" office:value-type="string">
            <text:p text:style-name="P19">┃⬛⬛⬛⬛⬛⬛⬛⬛⬛⬛⬛⬛⬛⬛⬛⬛⬛⬛⬛⬛⬛⬛⬛⬛⬛┃ </text:p>
            <text:p text:style-name="P19">┃∙∙∙∙∙∙∙∙∙∙∙∙∙∙∙∙∙∙∙∙∙∙∙∙∙┃ </text:p>
            <text:p text:style-name="P19">┃∙⬛⬛⬛⬛⬛⬛⬛⬛⬛⬛⬛⬛⬛⬛∙⬛⬛⬛⬛⬛⬛⬛⬛∙┃ </text:p>
            <text:p text:style-name="P19">┃∙∙∙∙∙∙∙∙∙∙┃∙∙∙∙∙∙∙∙∙┃∙∙∙∙┃ </text:p>
            <text:p text:style-name="P19">┃∙⬛⬛⬛⬛⬛⬛⬛⬛⬛⬛∙⬛⬛⬛⬛⬛⬛⬛⬛⬛⬛⬛⬛⬛┃ </text:p>
            <text:p text:style-name="P19">┃∙∙∙∙∙∙∙∙∙∙┃∙┃▶▶▶▶▶▶▶▶▶▶▶▼┃ </text:p>
            <text:p text:style-name="P19">┃⬛⬛⬛⬛∙⬛⬛⬛⬛⬛⬛∙┃⬛⬛⬛⬛⬛⬛⬛⬛⬛⬛⬛▼┃ </text:p>
            <text:p text:style-name="P19">┃∙∙∙∙⬤◀◀◀┃∙∙∙┃▶▶▼◀◀◀◀◀◀◀◀◀┃ </text:p>
            <text:p text:style-name="P19">┃⬛⬛⬛⬛▲⬛⬛⬛⬛⬛⬛⬛⬛⬛⬛▼⬛⬛⬛⬛⬛⬛⬛⬛⬛┃ </text:p>
            <text:p text:style-name="P19">┃▶▶▶▶▲◀◀◀◀◀┃▶▶▶▶▼◀◀◀◀◀◀◀◀◀┃ </text:p>
            <text:p text:style-name="P19">┃▲⬛⬛⬛⬛⬛⬛⬛⬛⬛⬛⬛⬛⬛⬛▼⬛⬛⬛⬛⬛⬛⬛⬛⬛┃ </text:p>
            <text:p text:style-name="P19">┃▲◀◀◀◀◀◀◀◀◀◀◀◀◀◀◀◀◀◀◀◀◀◀◀◀┃ </text:p>
            <text:p text:style-name="P19">┃⬛⬛⬛⬛⬛⬛⬛⬛⬛▲⬛⬛⬛⬛⬛⬛⬛⬛⬛⬛⬛⬛⬛⬛⬛┃ </text:p>
            <text:p text:style-name="P19">┃▶▶▶▶▶▶▶▶▶▲◀◀◀◀◀◀◀◀◀◀◀◀◀◀◀┃ </text:p>
            <text:p text:style-name="P19">┃▲⬛⬛⬛⬛⬛⬛⬛⬛⬛⬛⬛⬛⬛⬛⬛⬛⬛⬛⬛⬛⬛⬛⬛⬛┃ </text:p>
            <text:p text:style-name="P19">┃▲◀◀◀┃▶▶▶▶▼┃▶▶▶▶▶▶▶▶▶▶▶▶▶▼┃ </text:p>
            <text:p text:style-name="P19">┃▲⬛⬛⬛⬛⬛⬛⬛⬛▼⬛⬛⬛⬛⬛⬛⬛⬛⬛⬛⬛⬛⬛⬛▼┃ </text:p>
            <text:p text:style-name="P19">┃▲◀◀◀◀◀◀◀◀◀◀◀◀◀◀◀◀◀◀◀◀◀◀◀◀┃ </text:p>
            <text:p text:style-name="P19">┃⬛⬛⬛⬛⬛⬛⬛⬛⬛⬛⬛⬛⬛⬛⬛⬛⬛⬛⬛⬛⬛⬛⬛⬛⬛┃</text:p>
          </table:table-cell>
          <table:table-cell table:style-name="Tableau8.A1" office:value-type="string">
            <text:p text:style-name="P19">┃⬛⬛⬛⬛⬛⬛⬛⬛⬛⬛⬛⬛⬛⬛⬛⬛⬛⬛⬛⬛⬛⬛⬛⬛⬛┃ </text:p>
            <text:p text:style-name="P19">┃∙∙∙∙∙∙∙∙∙∙∙∙∙∙∙∙∙∙∙∙∙∙∙∙∙┃ </text:p>
            <text:p text:style-name="P19">┃∙⬛⬛⬛⬛⬛⬛⬛⬛⬛⬛⬛⬛⬛⬛∙⬛⬛⬛⬛⬛⬛⬛⬛∙┃ </text:p>
            <text:p text:style-name="P19">┃∙∙∙∙∙∙∙∙∙∙┃∙∙∙∙∙∙∙∙∙┃∙∙∙∙┃ </text:p>
            <text:p text:style-name="P19">┃∙⬛⬛⬛⬛⬛⬛⬛⬛⬛⬛∙⬛⬛⬛⬛⬛⬛⬛⬛⬛⬛⬛⬛⬛┃ </text:p>
            <text:p text:style-name="P19">┃∙∙∙∙∙∙∙∙∙∙┃∙┃▶▶▶▶▶▶▶▶▶▶▶▼┃ </text:p>
            <text:p text:style-name="P19">┃⬛⬛⬛⬛∙⬛⬛⬛⬛⬛⬛∙┃⬛⬛⬛⬛⬛⬛⬛⬛⬛⬛⬛▼┃ </text:p>
            <text:p text:style-name="P19">┃⬤◀◀◀◀◀◀◀┃∙∙∙┃▶▶▼◀◀◀◀◀◀◀◀◀┃ </text:p>
            <text:p text:style-name="P19">┃⬛⬛⬛⬛▲⬛⬛⬛⬛⬛⬛⬛⬛⬛⬛▼⬛⬛⬛⬛⬛⬛⬛⬛⬛┃ </text:p>
            <text:p text:style-name="P19">┃▶▶▶▶▲◀◀◀◀◀┃▶▶▶▶▼◀◀◀◀◀◀◀◀◀┃ </text:p>
            <text:p text:style-name="P19">┃▲⬛⬛⬛⬛⬛⬛⬛⬛⬛⬛⬛⬛⬛⬛▼⬛⬛⬛⬛⬛⬛⬛⬛⬛┃ </text:p>
            <text:p text:style-name="P19">┃▲◀◀◀◀◀◀◀◀◀◀◀◀◀◀◀◀◀◀◀◀◀◀◀◀┃ </text:p>
            <text:p text:style-name="P19">┃⬛⬛⬛⬛⬛⬛⬛⬛⬛▲⬛⬛⬛⬛⬛⬛⬛⬛⬛⬛⬛⬛⬛⬛⬛┃ </text:p>
            <text:p text:style-name="P19">┃▶▶▶▶▶▶▶▶▶▲◀◀◀◀◀◀◀◀◀◀◀◀◀◀◀┃ </text:p>
            <text:p text:style-name="P19">┃▲⬛⬛⬛⬛⬛⬛⬛⬛⬛⬛⬛⬛⬛⬛⬛⬛⬛⬛⬛⬛⬛⬛⬛⬛┃ </text:p>
            <text:p text:style-name="P19">┃▲◀◀◀┃▶▶▶▶▼┃▶▶▶▶▶▶▶▶▶▶▶▶▶▼┃ </text:p>
            <text:p text:style-name="P19">┃▲⬛⬛⬛⬛⬛⬛⬛⬛▼⬛⬛⬛⬛⬛⬛⬛⬛⬛⬛⬛⬛⬛⬛▼┃ </text:p>
            <text:p text:style-name="P19">┃▲◀◀◀◀◀◀◀◀◀◀◀◀◀◀◀◀◀◀◀◀◀◀◀◀┃ </text:p>
            <text:p text:style-name="P19">┃⬛⬛⬛⬛⬛⬛⬛⬛⬛⬛⬛⬛⬛⬛⬛⬛⬛⬛⬛⬛⬛⬛⬛⬛⬛┃ </text:p>
          </table:table-cell>
          <table:table-cell table:style-name="Tableau8.A1" office:value-type="string">
            <text:p text:style-name="P20">┃⬛⬛⬛⬛⬛⬛⬛⬛⬛⬛⬛⬛⬛⬛⬛⬛⬛⬛⬛⬛⬛⬛⬛⬛⬛┃ </text:p>
            <text:p text:style-name="P20">┃∙∙∙∙∙∙∙∙∙∙∙∙∙∙∙∙∙∙∙∙∙∙∙∙∙┃ </text:p>
            <text:p text:style-name="P20">┃∙⬛⬛⬛⬛⬛⬛⬛⬛⬛⬛⬛⬛⬛⬛∙⬛⬛⬛⬛⬛⬛⬛⬛∙┃ </text:p>
            <text:p text:style-name="P20">┃∙∙∙∙∙∙∙∙∙∙┃∙∙∙∙∙∙∙∙∙┃∙∙∙∙┃ </text:p>
            <text:p text:style-name="P20">┃∙⬛⬛⬛⬛⬛⬛⬛⬛⬛⬛∙⬛⬛⬛⬛⬛⬛⬛⬛⬛⬛⬛⬛⬛┃ </text:p>
            <text:p text:style-name="P20">┃∙∙∙∙∙∙∙∙∙∙┃∙┃▶▶▶▶▶▶▶▶▶▶▶▼┃ </text:p>
            <text:p text:style-name="P20">┃⬛⬛⬛⬛∙⬛⬛⬛⬛⬛⬛∙┃⬛⬛⬛⬛⬛⬛⬛⬛⬛⬛⬛▼┃ </text:p>
            <text:p text:style-name="P20">┃▶▶▶▶⬤◀◀◀┃∙∙∙┃▶▶▼◀◀◀◀◀◀◀◀◀┃ </text:p>
            <text:p text:style-name="P20">┃⬛⬛⬛⬛▲⬛⬛⬛⬛⬛⬛⬛⬛⬛⬛▼⬛⬛⬛⬛⬛⬛⬛⬛⬛┃ </text:p>
            <text:p text:style-name="P20">┃▶▶▶▶▲◀◀◀◀◀┃▶▶▶▶▼◀◀◀◀◀◀◀◀◀┃ </text:p>
            <text:p text:style-name="P20">┃▲⬛⬛⬛⬛⬛⬛⬛⬛⬛⬛⬛⬛⬛⬛▼⬛⬛⬛⬛⬛⬛⬛⬛⬛┃ </text:p>
            <text:p text:style-name="P20">┃▲◀◀◀◀◀◀◀◀◀◀◀◀◀◀◀◀◀◀◀◀◀◀◀◀┃ </text:p>
            <text:p text:style-name="P20">┃⬛⬛⬛⬛⬛⬛⬛⬛⬛▲⬛⬛⬛⬛⬛⬛⬛⬛⬛⬛⬛⬛⬛⬛⬛┃ </text:p>
            <text:p text:style-name="P20">┃▶▶▶▶▶▶▶▶▶▲◀◀◀◀◀◀◀◀◀◀◀◀◀◀◀┃ </text:p>
            <text:p text:style-name="P20">┃▲⬛⬛⬛⬛⬛⬛⬛⬛⬛⬛⬛⬛⬛⬛⬛⬛⬛⬛⬛⬛⬛⬛⬛⬛┃ </text:p>
            <text:p text:style-name="P20">┃▲◀◀◀┃▶▶▶▶▼┃▶▶▶▶▶▶▶▶▶▶▶▶▶▼┃ </text:p>
            <text:p text:style-name="P20">┃▲⬛⬛⬛⬛⬛⬛⬛⬛▼⬛⬛⬛⬛⬛⬛⬛⬛⬛⬛⬛⬛⬛⬛▼┃ </text:p>
            <text:p text:style-name="P20">┃▲◀◀◀◀◀◀◀◀◀◀◀◀◀◀◀◀◀◀◀◀◀◀◀◀┃ </text:p>
            <text:p text:style-name="P20">┃⬛⬛⬛⬛⬛⬛⬛⬛⬛⬛⬛⬛⬛⬛⬛⬛⬛⬛⬛⬛⬛⬛⬛⬛⬛┃</text:p>
          </table:table-cell>
          <table:table-cell table:style-name="Tableau8.A1" office:value-type="string">
            <text:p text:style-name="P20">┃⬛⬛⬛⬛⬛⬛⬛⬛⬛⬛⬛⬛⬛⬛⬛⬛⬛⬛⬛⬛⬛⬛⬛⬛⬛┃ </text:p>
            <text:p text:style-name="P20">┃∙∙∙∙∙∙∙∙∙∙∙∙∙∙∙∙∙∙∙∙∙∙∙∙∙┃ </text:p>
            <text:p text:style-name="P20">┃∙⬛⬛⬛⬛⬛⬛⬛⬛⬛⬛⬛⬛⬛⬛∙⬛⬛⬛⬛⬛⬛⬛⬛∙┃ </text:p>
            <text:p text:style-name="P20">┃∙∙∙∙∙∙∙∙∙∙┃∙∙∙∙∙∙∙∙∙┃∙∙∙∙┃ </text:p>
            <text:p text:style-name="P20">┃∙⬛⬛⬛⬛⬛⬛⬛⬛⬛⬛∙⬛⬛⬛⬛⬛⬛⬛⬛⬛⬛⬛⬛⬛┃ </text:p>
            <text:p text:style-name="P20">┃∙∙∙∙⬤∙∙∙∙∙┃∙┃▶▶▶▶▶▶▶▶▶▶▶▼┃ </text:p>
            <text:p text:style-name="P20">┃⬛⬛⬛⬛▲⬛⬛⬛⬛⬛⬛∙┃⬛⬛⬛⬛⬛⬛⬛⬛⬛⬛⬛▼┃ </text:p>
            <text:p text:style-name="P20">┃▶▶▶▶▲◀◀◀┃∙∙∙┃▶▶▼◀◀◀◀◀◀◀◀◀┃ </text:p>
            <text:p text:style-name="P20">┃⬛⬛⬛⬛▲⬛⬛⬛⬛⬛⬛⬛⬛⬛⬛▼⬛⬛⬛⬛⬛⬛⬛⬛⬛┃ </text:p>
            <text:p text:style-name="P20">┃▶▶▶▶▲◀◀◀◀◀┃▶▶▶▶▼◀◀◀◀◀◀◀◀◀┃ </text:p>
            <text:p text:style-name="P20">┃▲⬛⬛⬛⬛⬛⬛⬛⬛⬛⬛⬛⬛⬛⬛▼⬛⬛⬛⬛⬛⬛⬛⬛⬛┃ </text:p>
            <text:p text:style-name="P20">┃▲◀◀◀◀◀◀◀◀◀◀◀◀◀◀◀◀◀◀◀◀◀◀◀◀┃ </text:p>
            <text:p text:style-name="P20">┃⬛⬛⬛⬛⬛⬛⬛⬛⬛▲⬛⬛⬛⬛⬛⬛⬛⬛⬛⬛⬛⬛⬛⬛⬛┃ </text:p>
            <text:p text:style-name="P20">┃▶▶▶▶▶▶▶▶▶▲◀◀◀◀◀◀◀◀◀◀◀◀◀◀◀┃ </text:p>
            <text:p text:style-name="P20">┃▲⬛⬛⬛⬛⬛⬛⬛⬛⬛⬛⬛⬛⬛⬛⬛⬛⬛⬛⬛⬛⬛⬛⬛⬛┃ </text:p>
            <text:p text:style-name="P20">┃▲◀◀◀┃▶▶▶▶▼┃▶▶▶▶▶▶▶▶▶▶▶▶▶▼┃ </text:p>
            <text:p text:style-name="P20">┃▲⬛⬛⬛⬛⬛⬛⬛⬛▼⬛⬛⬛⬛⬛⬛⬛⬛⬛⬛⬛⬛⬛⬛▼┃ </text:p>
            <text:p text:style-name="P20">┃▲◀◀◀◀◀◀◀◀◀◀◀◀◀◀◀◀◀◀◀◀◀◀◀◀┃ </text:p>
            <text:p text:style-name="P20">┃⬛⬛⬛⬛⬛⬛⬛⬛⬛⬛⬛⬛⬛⬛⬛⬛⬛⬛⬛⬛⬛⬛⬛⬛⬛┃</text:p>
          </table:table-cell>
        </table:table-row>
      </table:table>
      <text:p text:style-name="P31"/>
      <table:table table:name="Tableau9" table:style-name="Tableau9">
        <table:table-column table:style-name="Tableau9.A" table:number-columns-repeated="6"/>
        <table:table-row>
          <table:table-cell table:style-name="Tableau9.A1" office:value-type="string">
            <text:p text:style-name="P21">┃⬛⬛⬛⬛⬛⬛⬛⬛⬛⬛⬛⬛⬛⬛⬛⬛⬛⬛⬛⬛⬛⬛⬛⬛⬛┃ </text:p>
            <text:p text:style-name="P21">┃∙∙∙∙∙∙∙∙∙∙∙∙∙∙∙∙∙∙∙∙∙∙∙∙∙┃ </text:p>
            <text:p text:style-name="P21">┃∙⬛⬛⬛⬛⬛⬛⬛⬛⬛⬛⬛⬛⬛⬛∙⬛⬛⬛⬛⬛⬛⬛⬛∙┃ </text:p>
            <text:p text:style-name="P21">┃∙∙∙∙∙∙∙∙∙∙┃∙∙∙∙∙∙∙∙∙┃∙∙∙∙┃ </text:p>
            <text:p text:style-name="P21">┃∙⬛⬛⬛⬛⬛⬛⬛⬛⬛⬛∙⬛⬛⬛⬛⬛⬛⬛⬛⬛⬛⬛⬛⬛┃ </text:p>
            <text:p text:style-name="P21">┃∙∙∙∙▶▶▶▶▶⬤┃∙┃▶▶▶▶▶▶▶▶▶▶▶▼┃ </text:p>
            <text:p text:style-name="P21">┃⬛⬛⬛⬛▲⬛⬛⬛⬛⬛⬛∙┃⬛⬛⬛⬛⬛⬛⬛⬛⬛⬛⬛▼┃ </text:p>
            <text:p text:style-name="P21">┃▶▶▶▶▲◀◀◀┃∙∙∙┃▶▶▼◀◀◀◀◀◀◀◀◀┃ </text:p>
            <text:p text:style-name="P21">┃⬛⬛⬛⬛▲⬛⬛⬛⬛⬛⬛⬛⬛⬛⬛▼⬛⬛⬛⬛⬛⬛⬛⬛⬛┃ </text:p>
            <text:p text:style-name="P21">┃▶▶▶▶▲◀◀◀◀◀┃▶▶▶▶▼◀◀◀◀◀◀◀◀◀┃ </text:p>
            <text:p text:style-name="P21">┃▲⬛⬛⬛⬛⬛⬛⬛⬛⬛⬛⬛⬛⬛⬛▼⬛⬛⬛⬛⬛⬛⬛⬛⬛┃ </text:p>
            <text:p text:style-name="P21">┃▲◀◀◀◀◀◀◀◀◀◀◀◀◀◀◀◀◀◀◀◀◀◀◀◀┃ </text:p>
            <text:p text:style-name="P21">┃⬛⬛⬛⬛⬛⬛⬛⬛⬛▲⬛⬛⬛⬛⬛⬛⬛⬛⬛⬛⬛⬛⬛⬛⬛┃ </text:p>
            <text:p text:style-name="P21">┃▶▶▶▶▶▶▶▶▶▲◀◀◀◀◀◀◀◀◀◀◀◀◀◀◀┃ </text:p>
            <text:p text:style-name="P21">┃▲⬛⬛⬛⬛⬛⬛⬛⬛⬛⬛⬛⬛⬛⬛⬛⬛⬛⬛⬛⬛⬛⬛⬛⬛┃ </text:p>
            <text:p text:style-name="P21">┃▲◀◀◀┃▶▶▶▶▼┃▶▶▶▶▶▶▶▶▶▶▶▶▶▼┃ </text:p>
            <text:p text:style-name="P21">┃▲⬛⬛⬛⬛⬛⬛⬛⬛▼⬛⬛⬛⬛⬛⬛⬛⬛⬛⬛⬛⬛⬛⬛▼┃ </text:p>
            <text:p text:style-name="P21">┃▲◀◀◀◀◀◀◀◀◀◀◀◀◀◀◀◀◀◀◀◀◀◀◀◀┃ </text:p>
            <text:p text:style-name="P21">┃⬛⬛⬛⬛⬛⬛⬛⬛⬛⬛⬛⬛⬛⬛⬛⬛⬛⬛⬛⬛⬛⬛⬛⬛⬛┃</text:p>
          </table:table-cell>
          <table:table-cell table:style-name="Tableau9.A1" office:value-type="string">
            <text:p text:style-name="P21">┃⬛⬛⬛⬛⬛⬛⬛⬛⬛⬛⬛⬛⬛⬛⬛⬛⬛⬛⬛⬛⬛⬛⬛⬛⬛┃ </text:p>
            <text:p text:style-name="P21">┃∙∙∙∙∙∙∙∙∙∙∙∙∙∙∙∙∙∙∙∙∙∙∙∙∙┃ </text:p>
            <text:p text:style-name="P21">┃∙⬛⬛⬛⬛⬛⬛⬛⬛⬛⬛⬛⬛⬛⬛∙⬛⬛⬛⬛⬛⬛⬛⬛∙┃ </text:p>
            <text:p text:style-name="P21">┃∙∙∙∙∙∙∙∙∙∙┃∙∙∙∙∙∙∙∙∙┃∙∙∙∙┃ </text:p>
            <text:p text:style-name="P21">┃∙⬛⬛⬛⬛⬛⬛⬛⬛⬛⬛∙⬛⬛⬛⬛⬛⬛⬛⬛⬛⬛⬛⬛⬛┃ </text:p>
            <text:p text:style-name="P21">┃∙∙∙∙⬤◀◀◀◀◀┃∙┃▶▶▶▶▶▶▶▶▶▶▶▼┃ </text:p>
            <text:p text:style-name="P21">┃⬛⬛⬛⬛▲⬛⬛⬛⬛⬛⬛∙┃⬛⬛⬛⬛⬛⬛⬛⬛⬛⬛⬛▼┃ </text:p>
            <text:p text:style-name="P21">┃▶▶▶▶▲◀◀◀┃∙∙∙┃▶▶▼◀◀◀◀◀◀◀◀◀┃ </text:p>
            <text:p text:style-name="P21">┃⬛⬛⬛⬛▲⬛⬛⬛⬛⬛⬛⬛⬛⬛⬛▼⬛⬛⬛⬛⬛⬛⬛⬛⬛┃ </text:p>
            <text:p text:style-name="P21">┃▶▶▶▶▲◀◀◀◀◀┃▶▶▶▶▼◀◀◀◀◀◀◀◀◀┃ </text:p>
            <text:p text:style-name="P21">┃▲⬛⬛⬛⬛⬛⬛⬛⬛⬛⬛⬛⬛⬛⬛▼⬛⬛⬛⬛⬛⬛⬛⬛⬛┃ </text:p>
            <text:p text:style-name="P21">┃▲◀◀◀◀◀◀◀◀◀◀◀◀◀◀◀◀◀◀◀◀◀◀◀◀┃ </text:p>
            <text:p text:style-name="P21">┃⬛⬛⬛⬛⬛⬛⬛⬛⬛▲⬛⬛⬛⬛⬛⬛⬛⬛⬛⬛⬛⬛⬛⬛⬛┃ </text:p>
            <text:p text:style-name="P21">┃▶▶▶▶▶▶▶▶▶▲◀◀◀◀◀◀◀◀◀◀◀◀◀◀◀┃ </text:p>
            <text:p text:style-name="P21">┃▲⬛⬛⬛⬛⬛⬛⬛⬛⬛⬛⬛⬛⬛⬛⬛⬛⬛⬛⬛⬛⬛⬛⬛⬛┃ </text:p>
            <text:p text:style-name="P21">┃▲◀◀◀┃▶▶▶▶▼┃▶▶▶▶▶▶▶▶▶▶▶▶▶▼┃ </text:p>
            <text:p text:style-name="P21">┃▲⬛⬛⬛⬛⬛⬛⬛⬛▼⬛⬛⬛⬛⬛⬛⬛⬛⬛⬛⬛⬛⬛⬛▼┃ </text:p>
            <text:p text:style-name="P21">┃▲◀◀◀◀◀◀◀◀◀◀◀◀◀◀◀◀◀◀◀◀◀◀◀◀┃ </text:p>
            <text:p text:style-name="P21">┃⬛⬛⬛⬛⬛⬛⬛⬛⬛⬛⬛⬛⬛⬛⬛⬛⬛⬛⬛⬛⬛⬛⬛⬛⬛┃</text:p>
          </table:table-cell>
          <table:table-cell table:style-name="Tableau9.A1" office:value-type="string">
            <text:p text:style-name="P21">┃⬛⬛⬛⬛⬛⬛⬛⬛⬛⬛⬛⬛⬛⬛⬛⬛⬛⬛⬛⬛⬛⬛⬛⬛⬛┃ </text:p>
            <text:p text:style-name="P21">┃∙∙∙∙∙∙∙∙∙∙∙∙∙∙∙∙∙∙∙∙∙∙∙∙∙┃ </text:p>
            <text:p text:style-name="P21">┃∙⬛⬛⬛⬛⬛⬛⬛⬛⬛⬛⬛⬛⬛⬛∙⬛⬛⬛⬛⬛⬛⬛⬛∙┃ </text:p>
            <text:p text:style-name="P21">┃∙∙∙∙∙∙∙∙∙∙┃∙∙∙∙∙∙∙∙∙┃∙∙∙∙┃ </text:p>
            <text:p text:style-name="P21">┃∙⬛⬛⬛⬛⬛⬛⬛⬛⬛⬛∙⬛⬛⬛⬛⬛⬛⬛⬛⬛⬛⬛⬛⬛┃ </text:p>
            <text:p text:style-name="P21">┃⬤◀◀◀◀◀◀◀◀◀┃∙┃▶▶▶▶▶▶▶▶▶▶▶▼┃ </text:p>
            <text:p text:style-name="P21">┃⬛⬛⬛⬛▲⬛⬛⬛⬛⬛⬛∙┃⬛⬛⬛⬛⬛⬛⬛⬛⬛⬛⬛▼┃ </text:p>
            <text:p text:style-name="P21">┃▶▶▶▶▲◀◀◀┃∙∙∙┃▶▶▼◀◀◀◀◀◀◀◀◀┃ </text:p>
            <text:p text:style-name="P21">┃⬛⬛⬛⬛▲⬛⬛⬛⬛⬛⬛⬛⬛⬛⬛▼⬛⬛⬛⬛⬛⬛⬛⬛⬛┃ </text:p>
            <text:p text:style-name="P21">┃▶▶▶▶▲◀◀◀◀◀┃▶▶▶▶▼◀◀◀◀◀◀◀◀◀┃ </text:p>
            <text:p text:style-name="P21">┃▲⬛⬛⬛⬛⬛⬛⬛⬛⬛⬛⬛⬛⬛⬛▼⬛⬛⬛⬛⬛⬛⬛⬛⬛┃ </text:p>
            <text:p text:style-name="P21">┃▲◀◀◀◀◀◀◀◀◀◀◀◀◀◀◀◀◀◀◀◀◀◀◀◀┃ </text:p>
            <text:p text:style-name="P21">┃⬛⬛⬛⬛⬛⬛⬛⬛⬛▲⬛⬛⬛⬛⬛⬛⬛⬛⬛⬛⬛⬛⬛⬛⬛┃ </text:p>
            <text:p text:style-name="P21">┃▶▶▶▶▶▶▶▶▶▲◀◀◀◀◀◀◀◀◀◀◀◀◀◀◀┃ </text:p>
            <text:p text:style-name="P21">┃▲⬛⬛⬛⬛⬛⬛⬛⬛⬛⬛⬛⬛⬛⬛⬛⬛⬛⬛⬛⬛⬛⬛⬛⬛┃ </text:p>
            <text:p text:style-name="P21">┃▲◀◀◀┃▶▶▶▶▼┃▶▶▶▶▶▶▶▶▶▶▶▶▶▼┃ </text:p>
            <text:p text:style-name="P21">┃▲⬛⬛⬛⬛⬛⬛⬛⬛▼⬛⬛⬛⬛⬛⬛⬛⬛⬛⬛⬛⬛⬛⬛▼┃ </text:p>
            <text:p text:style-name="P21">┃▲◀◀◀◀◀◀◀◀◀◀◀◀◀◀◀◀◀◀◀◀◀◀◀◀┃ </text:p>
            <text:p text:style-name="P21">┃⬛⬛⬛⬛⬛⬛⬛⬛⬛⬛⬛⬛⬛⬛⬛⬛⬛⬛⬛⬛⬛⬛⬛⬛⬛┃</text:p>
          </table:table-cell>
          <table:table-cell table:style-name="Tableau9.A1" office:value-type="string">
            <text:p text:style-name="P21">┃⬛⬛⬛⬛⬛⬛⬛⬛⬛⬛⬛⬛⬛⬛⬛⬛⬛⬛⬛⬛⬛⬛⬛⬛⬛┃ </text:p>
            <text:p text:style-name="P21">┃∙∙∙∙∙∙∙∙∙∙∙∙∙∙∙∙∙∙∙∙∙∙∙∙∙┃ </text:p>
            <text:p text:style-name="P21">┃∙⬛⬛⬛⬛⬛⬛⬛⬛⬛⬛⬛⬛⬛⬛∙⬛⬛⬛⬛⬛⬛⬛⬛∙┃ </text:p>
            <text:p text:style-name="P21">┃⬤∙∙∙∙∙∙∙∙∙┃∙∙∙∙∙∙∙∙∙┃∙∙∙∙┃ </text:p>
            <text:p text:style-name="P21">┃▲⬛⬛⬛⬛⬛⬛⬛⬛⬛⬛∙⬛⬛⬛⬛⬛⬛⬛⬛⬛⬛⬛⬛⬛┃ </text:p>
            <text:p text:style-name="P21">┃▲◀◀◀◀◀◀◀◀◀┃∙┃▶▶▶▶▶▶▶▶▶▶▶▼┃ </text:p>
            <text:p text:style-name="P21">┃⬛⬛⬛⬛▲⬛⬛⬛⬛⬛⬛∙┃⬛⬛⬛⬛⬛⬛⬛⬛⬛⬛⬛▼┃ </text:p>
            <text:p text:style-name="P21">┃▶▶▶▶▲◀◀◀┃∙∙∙┃▶▶▼◀◀◀◀◀◀◀◀◀┃ </text:p>
            <text:p text:style-name="P21">┃⬛⬛⬛⬛▲⬛⬛⬛⬛⬛⬛⬛⬛⬛⬛▼⬛⬛⬛⬛⬛⬛⬛⬛⬛┃ </text:p>
            <text:p text:style-name="P21">┃▶▶▶▶▲◀◀◀◀◀┃▶▶▶▶▼◀◀◀◀◀◀◀◀◀┃ </text:p>
            <text:p text:style-name="P21">┃▲⬛⬛⬛⬛⬛⬛⬛⬛⬛⬛⬛⬛⬛⬛▼⬛⬛⬛⬛⬛⬛⬛⬛⬛┃ </text:p>
            <text:p text:style-name="P21">┃▲◀◀◀◀◀◀◀◀◀◀◀◀◀◀◀◀◀◀◀◀◀◀◀◀┃ </text:p>
            <text:p text:style-name="P21">┃⬛⬛⬛⬛⬛⬛⬛⬛⬛▲⬛⬛⬛⬛⬛⬛⬛⬛⬛⬛⬛⬛⬛⬛⬛┃ </text:p>
            <text:p text:style-name="P21">┃▶▶▶▶▶▶▶▶▶▲◀◀◀◀◀◀◀◀◀◀◀◀◀◀◀┃ </text:p>
            <text:p text:style-name="P21">┃▲⬛⬛⬛⬛⬛⬛⬛⬛⬛⬛⬛⬛⬛⬛⬛⬛⬛⬛⬛⬛⬛⬛⬛⬛┃ </text:p>
            <text:p text:style-name="P21">┃▲◀◀◀┃▶▶▶▶▼┃▶▶▶▶▶▶▶▶▶▶▶▶▶▼┃ </text:p>
            <text:p text:style-name="P21">┃▲⬛⬛⬛⬛⬛⬛⬛⬛▼⬛⬛⬛⬛⬛⬛⬛⬛⬛⬛⬛⬛⬛⬛▼┃ </text:p>
            <text:p text:style-name="P21">┃▲◀◀◀◀◀◀◀◀◀◀◀◀◀◀◀◀◀◀◀◀◀◀◀◀┃ </text:p>
            <text:p text:style-name="P21">┃⬛⬛⬛⬛⬛⬛⬛⬛⬛⬛⬛⬛⬛⬛⬛⬛⬛⬛⬛⬛⬛⬛⬛⬛⬛┃</text:p>
          </table:table-cell>
          <table:table-cell table:style-name="Tableau9.A1" office:value-type="string">
            <text:p text:style-name="P20">┃⬛⬛⬛⬛⬛⬛⬛⬛⬛⬛⬛⬛⬛⬛⬛⬛⬛⬛⬛⬛⬛⬛⬛⬛⬛┃ </text:p>
            <text:p text:style-name="P20">┃∙∙∙∙∙∙∙∙∙∙∙∙∙∙∙∙∙∙∙∙∙∙∙∙∙┃ </text:p>
            <text:p text:style-name="P20">┃∙⬛⬛⬛⬛⬛⬛⬛⬛⬛⬛⬛⬛⬛⬛∙⬛⬛⬛⬛⬛⬛⬛⬛∙┃ </text:p>
            <text:p text:style-name="P20">┃▶▶▶▶▶▶▶▶▶⬤┃∙∙∙∙∙∙∙∙∙┃∙∙∙∙┃ </text:p>
            <text:p text:style-name="P20">┃▲⬛⬛⬛⬛⬛⬛⬛⬛⬛⬛∙⬛⬛⬛⬛⬛⬛⬛⬛⬛⬛⬛⬛⬛┃ </text:p>
            <text:p text:style-name="P20">┃▲◀◀◀◀◀◀◀◀◀┃∙┃▶▶▶▶▶▶▶▶▶▶▶▼┃ </text:p>
            <text:p text:style-name="P20">┃⬛⬛⬛⬛▲⬛⬛⬛⬛⬛⬛∙┃⬛⬛⬛⬛⬛⬛⬛⬛⬛⬛⬛▼┃ </text:p>
            <text:p text:style-name="P20">┃▶▶▶▶▲◀◀◀┃∙∙∙┃▶▶▼◀◀◀◀◀◀◀◀◀┃ </text:p>
            <text:p text:style-name="P20">┃⬛⬛⬛⬛▲⬛⬛⬛⬛⬛⬛⬛⬛⬛⬛▼⬛⬛⬛⬛⬛⬛⬛⬛⬛┃ </text:p>
            <text:p text:style-name="P20">┃▶▶▶▶▲◀◀◀◀◀┃▶▶▶▶▼◀◀◀◀◀◀◀◀◀┃ </text:p>
            <text:p text:style-name="P20">┃▲⬛⬛⬛⬛⬛⬛⬛⬛⬛⬛⬛⬛⬛⬛▼⬛⬛⬛⬛⬛⬛⬛⬛⬛┃ </text:p>
            <text:p text:style-name="P20">┃▲◀◀◀◀◀◀◀◀◀◀◀◀◀◀◀◀◀◀◀◀◀◀◀◀┃ </text:p>
            <text:p text:style-name="P20">┃⬛⬛⬛⬛⬛⬛⬛⬛⬛▲⬛⬛⬛⬛⬛⬛⬛⬛⬛⬛⬛⬛⬛⬛⬛┃ </text:p>
            <text:p text:style-name="P20">┃▶▶▶▶▶▶▶▶▶▲◀◀◀◀◀◀◀◀◀◀◀◀◀◀◀┃ </text:p>
            <text:p text:style-name="P20">┃▲⬛⬛⬛⬛⬛⬛⬛⬛⬛⬛⬛⬛⬛⬛⬛⬛⬛⬛⬛⬛⬛⬛⬛⬛┃ </text:p>
            <text:p text:style-name="P20">┃▲◀◀◀┃▶▶▶▶▼┃▶▶▶▶▶▶▶▶▶▶▶▶▶▼┃ </text:p>
            <text:p text:style-name="P20">┃▲⬛⬛⬛⬛⬛⬛⬛⬛▼⬛⬛⬛⬛⬛⬛⬛⬛⬛⬛⬛⬛⬛⬛▼┃ </text:p>
            <text:p text:style-name="P20">┃▲◀◀◀◀◀◀◀◀◀◀◀◀◀◀◀◀◀◀◀◀◀◀◀◀┃ </text:p>
            <text:p text:style-name="P20">┃⬛⬛⬛⬛⬛⬛⬛⬛⬛⬛⬛⬛⬛⬛⬛⬛⬛⬛⬛⬛⬛⬛⬛⬛⬛┃</text:p>
          </table:table-cell>
          <table:table-cell table:style-name="Tableau9.A1" office:value-type="string">
            <text:p text:style-name="P20">┃⬛⬛⬛⬛⬛⬛⬛⬛⬛⬛⬛⬛⬛⬛⬛⬛⬛⬛⬛⬛⬛⬛⬛⬛⬛┃ </text:p>
            <text:p text:style-name="P20">┃∙∙∙∙∙∙∙∙∙∙∙∙∙∙∙∙∙∙∙∙∙∙∙∙∙┃ </text:p>
            <text:p text:style-name="P20">┃∙⬛⬛⬛⬛⬛⬛⬛⬛⬛⬛⬛⬛⬛⬛∙⬛⬛⬛⬛⬛⬛⬛⬛∙┃ </text:p>
            <text:p text:style-name="P20">┃⬤◀◀◀◀◀◀◀◀◀┃∙∙∙∙∙∙∙∙∙┃∙∙∙∙┃ </text:p>
            <text:p text:style-name="P20">┃▲⬛⬛⬛⬛⬛⬛⬛⬛⬛⬛∙⬛⬛⬛⬛⬛⬛⬛⬛⬛⬛⬛⬛⬛┃ </text:p>
            <text:p text:style-name="P20">┃▲◀◀◀◀◀◀◀◀◀┃∙┃▶▶▶▶▶▶▶▶▶▶▶▼┃ </text:p>
            <text:p text:style-name="P20">┃⬛⬛⬛⬛▲⬛⬛⬛⬛⬛⬛∙┃⬛⬛⬛⬛⬛⬛⬛⬛⬛⬛⬛▼┃ </text:p>
            <text:p text:style-name="P20">┃▶▶▶▶▲◀◀◀┃∙∙∙┃▶▶▼◀◀◀◀◀◀◀◀◀┃ </text:p>
            <text:p text:style-name="P20">┃⬛⬛⬛⬛▲⬛⬛⬛⬛⬛⬛⬛⬛⬛⬛▼⬛⬛⬛⬛⬛⬛⬛⬛⬛┃ </text:p>
            <text:p text:style-name="P20">┃▶▶▶▶▲◀◀◀◀◀┃▶▶▶▶▼◀◀◀◀◀◀◀◀◀┃ </text:p>
            <text:p text:style-name="P20">┃▲⬛⬛⬛⬛⬛⬛⬛⬛⬛⬛⬛⬛⬛⬛▼⬛⬛⬛⬛⬛⬛⬛⬛⬛┃ </text:p>
            <text:p text:style-name="P20">┃▲◀◀◀◀◀◀◀◀◀◀◀◀◀◀◀◀◀◀◀◀◀◀◀◀┃ </text:p>
            <text:p text:style-name="P20">┃⬛⬛⬛⬛⬛⬛⬛⬛⬛▲⬛⬛⬛⬛⬛⬛⬛⬛⬛⬛⬛⬛⬛⬛⬛┃ </text:p>
            <text:p text:style-name="P20">┃▶▶▶▶▶▶▶▶▶▲◀◀◀◀◀◀◀◀◀◀◀◀◀◀◀┃ </text:p>
            <text:p text:style-name="P20">┃▲⬛⬛⬛⬛⬛⬛⬛⬛⬛⬛⬛⬛⬛⬛⬛⬛⬛⬛⬛⬛⬛⬛⬛⬛┃ </text:p>
            <text:p text:style-name="P20">┃▲◀◀◀┃▶▶▶▶▼┃▶▶▶▶▶▶▶▶▶▶▶▶▶▼┃ </text:p>
            <text:p text:style-name="P20">┃▲⬛⬛⬛⬛⬛⬛⬛⬛▼⬛⬛⬛⬛⬛⬛⬛⬛⬛⬛⬛⬛⬛⬛▼┃ </text:p>
            <text:p text:style-name="P20">┃▲◀◀◀◀◀◀◀◀◀◀◀◀◀◀◀◀◀◀◀◀◀◀◀◀┃ </text:p>
            <text:p text:style-name="P20">┃⬛⬛⬛⬛⬛⬛⬛⬛⬛⬛⬛⬛⬛⬛⬛⬛⬛⬛⬛⬛⬛⬛⬛⬛⬛┃</text:p>
          </table:table-cell>
        </table:table-row>
      </table:table>
      <table:table table:name="Tableau10" table:style-name="Tableau10">
        <table:table-column table:style-name="Tableau10.A" table:number-columns-repeated="6"/>
        <text:soft-page-break/>
        <table:table-row>
          <table:table-cell table:style-name="Tableau10.A1" office:value-type="string">
            <text:p text:style-name="P20">┃⬛⬛⬛⬛⬛⬛⬛⬛⬛⬛⬛⬛⬛⬛⬛⬛⬛⬛⬛⬛⬛⬛⬛⬛⬛┃ </text:p>
            <text:p text:style-name="P20">┃⬤∙∙∙∙∙∙∙∙∙∙∙∙∙∙∙∙∙∙∙∙∙∙∙∙┃ </text:p>
            <text:p text:style-name="P20">┃▲⬛⬛⬛⬛⬛⬛⬛⬛⬛⬛⬛⬛⬛⬛∙⬛⬛⬛⬛⬛⬛⬛⬛∙┃ </text:p>
            <text:p text:style-name="P20">┃▲◀◀◀◀◀◀◀◀◀┃∙∙∙∙∙∙∙∙∙┃∙∙∙∙┃ </text:p>
            <text:p text:style-name="P20">┃▲⬛⬛⬛⬛⬛⬛⬛⬛⬛⬛∙⬛⬛⬛⬛⬛⬛⬛⬛⬛⬛⬛⬛⬛┃ </text:p>
            <text:p text:style-name="P20">┃▲◀◀◀◀◀◀◀◀◀┃∙┃▶▶▶▶▶▶▶▶▶▶▶▼┃ </text:p>
            <text:p text:style-name="P20">┃⬛⬛⬛⬛▲⬛⬛⬛⬛⬛⬛∙┃⬛⬛⬛⬛⬛⬛⬛⬛⬛⬛⬛▼┃ </text:p>
            <text:p text:style-name="P20">┃▶▶▶▶▲◀◀◀┃∙∙∙┃▶▶▼◀◀◀◀◀◀◀◀◀┃ </text:p>
            <text:p text:style-name="P20">┃⬛⬛⬛⬛▲⬛⬛⬛⬛⬛⬛⬛⬛⬛⬛▼⬛⬛⬛⬛⬛⬛⬛⬛⬛┃ </text:p>
            <text:p text:style-name="P20">┃▶▶▶▶▲◀◀◀◀◀┃▶▶▶▶▼◀◀◀◀◀◀◀◀◀┃ </text:p>
            <text:p text:style-name="P20">┃▲⬛⬛⬛⬛⬛⬛⬛⬛⬛⬛⬛⬛⬛⬛▼⬛⬛⬛⬛⬛⬛⬛⬛⬛┃ </text:p>
            <text:p text:style-name="P20">┃▲◀◀◀◀◀◀◀◀◀◀◀◀◀◀◀◀◀◀◀◀◀◀◀◀┃ </text:p>
            <text:p text:style-name="P20">┃⬛⬛⬛⬛⬛⬛⬛⬛⬛▲⬛⬛⬛⬛⬛⬛⬛⬛⬛⬛⬛⬛⬛⬛⬛┃ </text:p>
            <text:p text:style-name="P20">┃▶▶▶▶▶▶▶▶▶▲◀◀◀◀◀◀◀◀◀◀◀◀◀◀◀┃ </text:p>
            <text:p text:style-name="P20">┃▲⬛⬛⬛⬛⬛⬛⬛⬛⬛⬛⬛⬛⬛⬛⬛⬛⬛⬛⬛⬛⬛⬛⬛⬛┃ </text:p>
            <text:p text:style-name="P20">┃▲◀◀◀┃▶▶▶▶▼┃▶▶▶▶▶▶▶▶▶▶▶▶▶▼┃ </text:p>
            <text:p text:style-name="P20">┃▲⬛⬛⬛⬛⬛⬛⬛⬛▼⬛⬛⬛⬛⬛⬛⬛⬛⬛⬛⬛⬛⬛⬛▼┃ </text:p>
            <text:p text:style-name="P20">┃▲◀◀◀◀◀◀◀◀◀◀◀◀◀◀◀◀◀◀◀◀◀◀◀◀┃ </text:p>
            <text:p text:style-name="P20">┃⬛⬛⬛⬛⬛⬛⬛⬛⬛⬛⬛⬛⬛⬛⬛⬛⬛⬛⬛⬛⬛⬛⬛⬛⬛┃ </text:p>
          </table:table-cell>
          <table:table-cell table:style-name="Tableau10.A1" office:value-type="string">
            <text:p text:style-name="P20">┃⬛⬛⬛⬛⬛⬛⬛⬛⬛⬛⬛⬛⬛⬛⬛⬛⬛⬛⬛⬛⬛⬛⬛⬛⬛┃ </text:p>
            <text:p text:style-name="P20">┃▶▶▶▶▶▶▶▶▶▶▶▶▶▶▶⬤∙∙∙∙∙∙∙∙∙┃ </text:p>
            <text:p text:style-name="P20">┃▲⬛⬛⬛⬛⬛⬛⬛⬛⬛⬛⬛⬛⬛⬛∙⬛⬛⬛⬛⬛⬛⬛⬛∙┃ </text:p>
            <text:p text:style-name="P20">┃▲◀◀◀◀◀◀◀◀◀┃∙∙∙∙∙∙∙∙∙┃∙∙∙∙┃ </text:p>
            <text:p text:style-name="P20">┃▲⬛⬛⬛⬛⬛⬛⬛⬛⬛⬛∙⬛⬛⬛⬛⬛⬛⬛⬛⬛⬛⬛⬛⬛┃ </text:p>
            <text:p text:style-name="P20">┃▲◀◀◀◀◀◀◀◀◀┃∙┃▶▶▶▶▶▶▶▶▶▶▶▼┃ </text:p>
            <text:p text:style-name="P20">┃⬛⬛⬛⬛▲⬛⬛⬛⬛⬛⬛∙┃⬛⬛⬛⬛⬛⬛⬛⬛⬛⬛⬛▼┃ </text:p>
            <text:p text:style-name="P20">┃▶▶▶▶▲◀◀◀┃∙∙∙┃▶▶▼◀◀◀◀◀◀◀◀◀┃ </text:p>
            <text:p text:style-name="P20">┃⬛⬛⬛⬛▲⬛⬛⬛⬛⬛⬛⬛⬛⬛⬛▼⬛⬛⬛⬛⬛⬛⬛⬛⬛┃ </text:p>
            <text:p text:style-name="P20">┃▶▶▶▶▲◀◀◀◀◀┃▶▶▶▶▼◀◀◀◀◀◀◀◀◀┃ </text:p>
            <text:p text:style-name="P20">┃▲⬛⬛⬛⬛⬛⬛⬛⬛⬛⬛⬛⬛⬛⬛▼⬛⬛⬛⬛⬛⬛⬛⬛⬛┃ </text:p>
            <text:p text:style-name="P20">┃▲◀◀◀◀◀◀◀◀◀◀◀◀◀◀◀◀◀◀◀◀◀◀◀◀┃ </text:p>
            <text:p text:style-name="P20">┃⬛⬛⬛⬛⬛⬛⬛⬛⬛▲⬛⬛⬛⬛⬛⬛⬛⬛⬛⬛⬛⬛⬛⬛⬛┃ </text:p>
            <text:p text:style-name="P20">┃▶▶▶▶▶▶▶▶▶▲◀◀◀◀◀◀◀◀◀◀◀◀◀◀◀┃ </text:p>
            <text:p text:style-name="P20">┃▲⬛⬛⬛⬛⬛⬛⬛⬛⬛⬛⬛⬛⬛⬛⬛⬛⬛⬛⬛⬛⬛⬛⬛⬛┃ </text:p>
            <text:p text:style-name="P20">┃▲◀◀◀┃▶▶▶▶▼┃▶▶▶▶▶▶▶▶▶▶▶▶▶▼┃ </text:p>
            <text:p text:style-name="P20">┃▲⬛⬛⬛⬛⬛⬛⬛⬛▼⬛⬛⬛⬛⬛⬛⬛⬛⬛⬛⬛⬛⬛⬛▼┃ </text:p>
            <text:p text:style-name="P20">┃▲◀◀◀◀◀◀◀◀◀◀◀◀◀◀◀◀◀◀◀◀◀◀◀◀┃ </text:p>
            <text:p text:style-name="P20">┃⬛⬛⬛⬛⬛⬛⬛⬛⬛⬛⬛⬛⬛⬛⬛⬛⬛⬛⬛⬛⬛⬛⬛⬛⬛┃</text:p>
          </table:table-cell>
          <table:table-cell table:style-name="Tableau10.A1" office:value-type="string">
            <text:p text:style-name="P20">┃⬛⬛⬛⬛⬛⬛⬛⬛⬛⬛⬛⬛⬛⬛⬛⬛⬛⬛⬛⬛⬛⬛⬛⬛⬛┃ </text:p>
            <text:p text:style-name="P20">┃▶▶▶▶▶▶▶▶▶▶▶▶▶▶▶▶▶▶▶▶▶▶▶▶⬤┃ </text:p>
            <text:p text:style-name="P20">┃▲⬛⬛⬛⬛⬛⬛⬛⬛⬛⬛⬛⬛⬛⬛∙⬛⬛⬛⬛⬛⬛⬛⬛∙┃ </text:p>
            <text:p text:style-name="P20">┃▲◀◀◀◀◀◀◀◀◀┃∙∙∙∙∙∙∙∙∙┃∙∙∙∙┃ </text:p>
            <text:p text:style-name="P20">┃▲⬛⬛⬛⬛⬛⬛⬛⬛⬛⬛∙⬛⬛⬛⬛⬛⬛⬛⬛⬛⬛⬛⬛⬛┃ </text:p>
            <text:p text:style-name="P20">┃▲◀◀◀◀◀◀◀◀◀┃∙┃▶▶▶▶▶▶▶▶▶▶▶▼┃ </text:p>
            <text:p text:style-name="P20">┃⬛⬛⬛⬛▲⬛⬛⬛⬛⬛⬛∙┃⬛⬛⬛⬛⬛⬛⬛⬛⬛⬛⬛▼┃ </text:p>
            <text:p text:style-name="P20">┃▶▶▶▶▲◀◀◀┃∙∙∙┃▶▶▼◀◀◀◀◀◀◀◀◀┃ </text:p>
            <text:p text:style-name="P20">┃⬛⬛⬛⬛▲⬛⬛⬛⬛⬛⬛⬛⬛⬛⬛▼⬛⬛⬛⬛⬛⬛⬛⬛⬛┃ </text:p>
            <text:p text:style-name="P20">┃▶▶▶▶▲◀◀◀◀◀┃▶▶▶▶▼◀◀◀◀◀◀◀◀◀┃ </text:p>
            <text:p text:style-name="P20">┃▲⬛⬛⬛⬛⬛⬛⬛⬛⬛⬛⬛⬛⬛⬛▼⬛⬛⬛⬛⬛⬛⬛⬛⬛┃ </text:p>
            <text:p text:style-name="P20">┃▲◀◀◀◀◀◀◀◀◀◀◀◀◀◀◀◀◀◀◀◀◀◀◀◀┃ </text:p>
            <text:p text:style-name="P20">┃⬛⬛⬛⬛⬛⬛⬛⬛⬛▲⬛⬛⬛⬛⬛⬛⬛⬛⬛⬛⬛⬛⬛⬛⬛┃ </text:p>
            <text:p text:style-name="P20">┃▶▶▶▶▶▶▶▶▶▲◀◀◀◀◀◀◀◀◀◀◀◀◀◀◀┃ </text:p>
            <text:p text:style-name="P20">┃▲⬛⬛⬛⬛⬛⬛⬛⬛⬛⬛⬛⬛⬛⬛⬛⬛⬛⬛⬛⬛⬛⬛⬛⬛┃ </text:p>
            <text:p text:style-name="P20">┃▲◀◀◀┃▶▶▶▶▼┃▶▶▶▶▶▶▶▶▶▶▶▶▶▼┃ </text:p>
            <text:p text:style-name="P20">┃▲⬛⬛⬛⬛⬛⬛⬛⬛▼⬛⬛⬛⬛⬛⬛⬛⬛⬛⬛⬛⬛⬛⬛▼┃ </text:p>
            <text:p text:style-name="P20">┃▲◀◀◀◀◀◀◀◀◀◀◀◀◀◀◀◀◀◀◀◀◀◀◀◀┃ </text:p>
            <text:p text:style-name="P20">┃⬛⬛⬛⬛⬛⬛⬛⬛⬛⬛⬛⬛⬛⬛⬛⬛⬛⬛⬛⬛⬛⬛⬛⬛⬛┃ </text:p>
          </table:table-cell>
          <table:table-cell table:style-name="Tableau10.A1" office:value-type="string">
            <text:p text:style-name="P20">┃⬛⬛⬛⬛⬛⬛⬛⬛⬛⬛⬛⬛⬛⬛⬛⬛⬛⬛⬛⬛⬛⬛⬛⬛⬛┃ </text:p>
            <text:p text:style-name="P20">┃▶▶▶▶▶▶▶▶▶▶▶▶▶▶▶▶▶▶▶▶▶▶▶▶▼┃ </text:p>
            <text:p text:style-name="P20">┃▲⬛⬛⬛⬛⬛⬛⬛⬛⬛⬛⬛⬛⬛⬛∙⬛⬛⬛⬛⬛⬛⬛⬛▼┃ </text:p>
            <text:p text:style-name="P20">┃▲◀◀◀◀◀◀◀◀◀┃∙∙∙∙∙∙∙∙∙┃∙∙∙⬤┃ </text:p>
            <text:p text:style-name="P20">┃▲⬛⬛⬛⬛⬛⬛⬛⬛⬛⬛∙⬛⬛⬛⬛⬛⬛⬛⬛⬛⬛⬛⬛⬛┃ </text:p>
            <text:p text:style-name="P20">┃▲◀◀◀◀◀◀◀◀◀┃∙┃▶▶▶▶▶▶▶▶▶▶▶▼┃ </text:p>
            <text:p text:style-name="P20">┃⬛⬛⬛⬛▲⬛⬛⬛⬛⬛⬛∙┃⬛⬛⬛⬛⬛⬛⬛⬛⬛⬛⬛▼┃ </text:p>
            <text:p text:style-name="P20">┃▶▶▶▶▲◀◀◀┃∙∙∙┃▶▶▼◀◀◀◀◀◀◀◀◀┃ </text:p>
            <text:p text:style-name="P20">┃⬛⬛⬛⬛▲⬛⬛⬛⬛⬛⬛⬛⬛⬛⬛▼⬛⬛⬛⬛⬛⬛⬛⬛⬛┃ </text:p>
            <text:p text:style-name="P20">┃▶▶▶▶▲◀◀◀◀◀┃▶▶▶▶▼◀◀◀◀◀◀◀◀◀┃ </text:p>
            <text:p text:style-name="P20">┃▲⬛⬛⬛⬛⬛⬛⬛⬛⬛⬛⬛⬛⬛⬛▼⬛⬛⬛⬛⬛⬛⬛⬛⬛┃ </text:p>
            <text:p text:style-name="P20">┃▲◀◀◀◀◀◀◀◀◀◀◀◀◀◀◀◀◀◀◀◀◀◀◀◀┃ </text:p>
            <text:p text:style-name="P20">┃⬛⬛⬛⬛⬛⬛⬛⬛⬛▲⬛⬛⬛⬛⬛⬛⬛⬛⬛⬛⬛⬛⬛⬛⬛┃ </text:p>
            <text:p text:style-name="P20">┃▶▶▶▶▶▶▶▶▶▲◀◀◀◀◀◀◀◀◀◀◀◀◀◀◀┃ </text:p>
            <text:p text:style-name="P20">┃▲⬛⬛⬛⬛⬛⬛⬛⬛⬛⬛⬛⬛⬛⬛⬛⬛⬛⬛⬛⬛⬛⬛⬛⬛┃ </text:p>
            <text:p text:style-name="P20">┃▲◀◀◀┃▶▶▶▶▼┃▶▶▶▶▶▶▶▶▶▶▶▶▶▼┃ </text:p>
            <text:p text:style-name="P20">┃▲⬛⬛⬛⬛⬛⬛⬛⬛▼⬛⬛⬛⬛⬛⬛⬛⬛⬛⬛⬛⬛⬛⬛▼┃ </text:p>
            <text:p text:style-name="P20">┃▲◀◀◀◀◀◀◀◀◀◀◀◀◀◀◀◀◀◀◀◀◀◀◀◀┃ </text:p>
            <text:p text:style-name="P20">┃⬛⬛⬛⬛⬛⬛⬛⬛⬛⬛⬛⬛⬛⬛⬛⬛⬛⬛⬛⬛⬛⬛⬛⬛⬛┃</text:p>
          </table:table-cell>
          <table:table-cell table:style-name="Tableau10.A1" office:value-type="string">
            <text:p text:style-name="P20">┃⬛⬛⬛⬛⬛⬛⬛⬛⬛⬛⬛⬛⬛⬛⬛⬛⬛⬛⬛⬛⬛⬛⬛⬛⬛┃ </text:p>
            <text:p text:style-name="P20">┃▶▶▶▶▶▶▶▶▶▶▶▶▶▶▶▶▶▶▶▶▶▶▶▶▼┃ </text:p>
            <text:p text:style-name="P20">┃▲⬛⬛⬛⬛⬛⬛⬛⬛⬛⬛⬛⬛⬛⬛∙⬛⬛⬛⬛⬛⬛⬛⬛▼┃ </text:p>
            <text:p text:style-name="P20">┃▲◀◀◀◀◀◀◀◀◀┃∙∙∙∙∙∙∙∙∙┃⬤◀◀◀┃ </text:p>
            <text:p text:style-name="P20">┃▲⬛⬛⬛⬛⬛⬛⬛⬛⬛⬛∙⬛⬛⬛⬛⬛⬛⬛⬛⬛⬛⬛⬛⬛┃ </text:p>
            <text:p text:style-name="P20">┃▲◀◀◀◀◀◀◀◀◀┃∙┃▶▶▶▶▶▶▶▶▶▶▶▼┃ </text:p>
            <text:p text:style-name="P20">┃⬛⬛⬛⬛▲⬛⬛⬛⬛⬛⬛∙┃⬛⬛⬛⬛⬛⬛⬛⬛⬛⬛⬛▼┃ </text:p>
            <text:p text:style-name="P20">┃▶▶▶▶▲◀◀◀┃∙∙∙┃▶▶▼◀◀◀◀◀◀◀◀◀┃ </text:p>
            <text:p text:style-name="P20">┃⬛⬛⬛⬛▲⬛⬛⬛⬛⬛⬛⬛⬛⬛⬛▼⬛⬛⬛⬛⬛⬛⬛⬛⬛┃ </text:p>
            <text:p text:style-name="P20">┃▶▶▶▶▲◀◀◀◀◀┃▶▶▶▶▼◀◀◀◀◀◀◀◀◀┃ </text:p>
            <text:p text:style-name="P20">┃▲⬛⬛⬛⬛⬛⬛⬛⬛⬛⬛⬛⬛⬛⬛▼⬛⬛⬛⬛⬛⬛⬛⬛⬛┃ </text:p>
            <text:p text:style-name="P20">┃▲◀◀◀◀◀◀◀◀◀◀◀◀◀◀◀◀◀◀◀◀◀◀◀◀┃ </text:p>
            <text:p text:style-name="P20">┃⬛⬛⬛⬛⬛⬛⬛⬛⬛▲⬛⬛⬛⬛⬛⬛⬛⬛⬛⬛⬛⬛⬛⬛⬛┃ </text:p>
            <text:p text:style-name="P20">┃▶▶▶▶▶▶▶▶▶▲◀◀◀◀◀◀◀◀◀◀◀◀◀◀◀┃ </text:p>
            <text:p text:style-name="P20">┃▲⬛⬛⬛⬛⬛⬛⬛⬛⬛⬛⬛⬛⬛⬛⬛⬛⬛⬛⬛⬛⬛⬛⬛⬛┃ </text:p>
            <text:p text:style-name="P20">┃▲◀◀◀┃▶▶▶▶▼┃▶▶▶▶▶▶▶▶▶▶▶▶▶▼┃ </text:p>
            <text:p text:style-name="P20">┃▲⬛⬛⬛⬛⬛⬛⬛⬛▼⬛⬛⬛⬛⬛⬛⬛⬛⬛⬛⬛⬛⬛⬛▼┃ </text:p>
            <text:p text:style-name="P20">┃▲◀◀◀◀◀◀◀◀◀◀◀◀◀◀◀◀◀◀◀◀◀◀◀◀┃ </text:p>
            <text:p text:style-name="P20">┃⬛⬛⬛⬛⬛⬛⬛⬛⬛⬛⬛⬛⬛⬛⬛⬛⬛⬛⬛⬛⬛⬛⬛⬛⬛┃</text:p>
          </table:table-cell>
          <table:table-cell table:style-name="Tableau10.A1" office:value-type="string">
            <text:p text:style-name="P22">┃⬛⬛⬛⬛⬛⬛⬛⬛⬛⬛⬛⬛⬛⬛⬛⬛⬛⬛⬛⬛⬛⬛⬛⬛⬛┃ </text:p>
            <text:p text:style-name="P22">┃▶▶▶▶▶▶▶▶▶▶▶▶▶▶▶▶▶▶▶▶▶▶▶▶▼┃ </text:p>
            <text:p text:style-name="P22">┃▲⬛⬛⬛⬛⬛⬛⬛⬛⬛⬛⬛⬛⬛⬛∙⬛⬛⬛⬛⬛⬛⬛⬛▼┃ </text:p>
            <text:p text:style-name="P22">┃▲◀◀◀◀◀◀◀◀◀┃∙∙∙∙∙∙∙∙∙┃▶▶▶⬤┃ </text:p>
            <text:p text:style-name="P22">┃▲⬛⬛⬛⬛⬛⬛⬛⬛⬛⬛∙⬛⬛⬛⬛⬛⬛⬛⬛⬛⬛⬛⬛⬛┃ </text:p>
            <text:p text:style-name="P22">┃▲◀◀◀◀◀◀◀◀◀┃∙┃▶▶▶▶▶▶▶▶▶▶▶▼┃ </text:p>
            <text:p text:style-name="P22">┃⬛⬛⬛⬛▲⬛⬛⬛⬛⬛⬛∙┃⬛⬛⬛⬛⬛⬛⬛⬛⬛⬛⬛▼┃ </text:p>
            <text:p text:style-name="P22">┃▶▶▶▶▲◀◀◀┃∙∙∙┃▶▶▼◀◀◀◀◀◀◀◀◀┃ </text:p>
            <text:p text:style-name="P22">┃⬛⬛⬛⬛▲⬛⬛⬛⬛⬛⬛⬛⬛⬛⬛▼⬛⬛⬛⬛⬛⬛⬛⬛⬛┃ </text:p>
            <text:p text:style-name="P22">┃▶▶▶▶▲◀◀◀◀◀┃▶▶▶▶▼◀◀◀◀◀◀◀◀◀┃ </text:p>
            <text:p text:style-name="P22">┃▲⬛⬛⬛⬛⬛⬛⬛⬛⬛⬛⬛⬛⬛⬛▼⬛⬛⬛⬛⬛⬛⬛⬛⬛┃ </text:p>
            <text:p text:style-name="P22">┃▲◀◀◀◀◀◀◀◀◀◀◀◀◀◀◀◀◀◀◀◀◀◀◀◀┃ </text:p>
            <text:p text:style-name="P22">┃⬛⬛⬛⬛⬛⬛⬛⬛⬛▲⬛⬛⬛⬛⬛⬛⬛⬛⬛⬛⬛⬛⬛⬛⬛┃ </text:p>
            <text:p text:style-name="P22">┃▶▶▶▶▶▶▶▶▶▲◀◀◀◀◀◀◀◀◀◀◀◀◀◀◀┃ </text:p>
            <text:p text:style-name="P22">┃▲⬛⬛⬛⬛⬛⬛⬛⬛⬛⬛⬛⬛⬛⬛⬛⬛⬛⬛⬛⬛⬛⬛⬛⬛┃ </text:p>
            <text:p text:style-name="P22">┃▲◀◀◀┃▶▶▶▶▼┃▶▶▶▶▶▶▶▶▶▶▶▶▶▼┃ </text:p>
            <text:p text:style-name="P22">┃▲⬛⬛⬛⬛⬛⬛⬛⬛▼⬛⬛⬛⬛⬛⬛⬛⬛⬛⬛⬛⬛⬛⬛▼┃ </text:p>
            <text:p text:style-name="P22">┃▲◀◀◀◀◀◀◀◀◀◀◀◀◀◀◀◀◀◀◀◀◀◀◀◀┃ </text:p>
            <text:p text:style-name="P22">┃⬛⬛⬛⬛⬛⬛⬛⬛⬛⬛⬛⬛⬛⬛⬛⬛⬛⬛⬛⬛⬛⬛⬛⬛⬛┃</text:p>
          </table:table-cell>
        </table:table-row>
      </table:table>
      <text:p text:style-name="P31"/>
      <table:table table:name="Tableau11" table:style-name="Tableau11">
        <table:table-column table:style-name="Tableau11.A" table:number-columns-repeated="6"/>
        <table:table-row>
          <table:table-cell table:style-name="Tableau11.A1" office:value-type="string">
            <text:p text:style-name="P22">┃⬛⬛⬛⬛⬛⬛⬛⬛⬛⬛⬛⬛⬛⬛⬛⬛⬛⬛⬛⬛⬛⬛⬛⬛⬛┃ </text:p>
            <text:p text:style-name="P22">┃▶▶▶▶▶▶▶▶▶▶▶▶▶▶▶▶▶▶▶▶▶▶▶▶⬤┃ </text:p>
            <text:p text:style-name="P22">┃▲⬛⬛⬛⬛⬛⬛⬛⬛⬛⬛⬛⬛⬛⬛∙⬛⬛⬛⬛⬛⬛⬛⬛▲┃ </text:p>
            <text:p text:style-name="P22">┃▲◀◀◀◀◀◀◀◀◀┃∙∙∙∙∙∙∙∙∙┃▶▶▶▲┃ </text:p>
            <text:p text:style-name="P22">┃▲⬛⬛⬛⬛⬛⬛⬛⬛⬛⬛∙⬛⬛⬛⬛⬛⬛⬛⬛⬛⬛⬛⬛⬛┃ </text:p>
            <text:p text:style-name="P22">┃▲◀◀◀◀◀◀◀◀◀┃∙┃▶▶▶▶▶▶▶▶▶▶▶▼┃ </text:p>
            <text:p text:style-name="P22">┃⬛⬛⬛⬛▲⬛⬛⬛⬛⬛⬛∙┃⬛⬛⬛⬛⬛⬛⬛⬛⬛⬛⬛▼┃ </text:p>
            <text:p text:style-name="P22">┃▶▶▶▶▲◀◀◀┃∙∙∙┃▶▶▼◀◀◀◀◀◀◀◀◀┃ </text:p>
            <text:p text:style-name="P22">┃⬛⬛⬛⬛▲⬛⬛⬛⬛⬛⬛⬛⬛⬛⬛▼⬛⬛⬛⬛⬛⬛⬛⬛⬛┃ </text:p>
            <text:p text:style-name="P22">┃▶▶▶▶▲◀◀◀◀◀┃▶▶▶▶▼◀◀◀◀◀◀◀◀◀┃ </text:p>
            <text:p text:style-name="P22">┃▲⬛⬛⬛⬛⬛⬛⬛⬛⬛⬛⬛⬛⬛⬛▼⬛⬛⬛⬛⬛⬛⬛⬛⬛┃ </text:p>
            <text:p text:style-name="P22">┃▲◀◀◀◀◀◀◀◀◀◀◀◀◀◀◀◀◀◀◀◀◀◀◀◀┃ </text:p>
            <text:p text:style-name="P22">┃⬛⬛⬛⬛⬛⬛⬛⬛⬛▲⬛⬛⬛⬛⬛⬛⬛⬛⬛⬛⬛⬛⬛⬛⬛┃ </text:p>
            <text:p text:style-name="P22">┃▶▶▶▶▶▶▶▶▶▲◀◀◀◀◀◀◀◀◀◀◀◀◀◀◀┃ </text:p>
            <text:p text:style-name="P22">┃▲⬛⬛⬛⬛⬛⬛⬛⬛⬛⬛⬛⬛⬛⬛⬛⬛⬛⬛⬛⬛⬛⬛⬛⬛┃ </text:p>
            <text:p text:style-name="P22">┃▲◀◀◀┃▶▶▶▶▼┃▶▶▶▶▶▶▶▶▶▶▶▶▶▼┃ </text:p>
            <text:p text:style-name="P22">┃▲⬛⬛⬛⬛⬛⬛⬛⬛▼⬛⬛⬛⬛⬛⬛⬛⬛⬛⬛⬛⬛⬛⬛▼┃ </text:p>
            <text:p text:style-name="P22">┃▲◀◀◀◀◀◀◀◀◀◀◀◀◀◀◀◀◀◀◀◀◀◀◀◀┃ </text:p>
            <text:p text:style-name="P22">┃⬛⬛⬛⬛⬛⬛⬛⬛⬛⬛⬛⬛⬛⬛⬛⬛⬛⬛⬛⬛⬛⬛⬛⬛⬛┃</text:p>
          </table:table-cell>
          <table:table-cell table:style-name="Tableau11.A1" office:value-type="string">
            <text:p text:style-name="P22">┃⬛⬛⬛⬛⬛⬛⬛⬛⬛⬛⬛⬛⬛⬛⬛⬛⬛⬛⬛⬛⬛⬛⬛⬛⬛┃ </text:p>
            <text:p text:style-name="P22">┃▶▶▶▶▶▶▶▶▶▶▶▶▶▶▶⬤◀◀◀◀◀◀◀◀◀┃ </text:p>
            <text:p text:style-name="P22">┃▲⬛⬛⬛⬛⬛⬛⬛⬛⬛⬛⬛⬛⬛⬛∙⬛⬛⬛⬛⬛⬛⬛⬛▲┃ </text:p>
            <text:p text:style-name="P22">┃▲◀◀◀◀◀◀◀◀◀┃∙∙∙∙∙∙∙∙∙┃▶▶▶▲┃ </text:p>
            <text:p text:style-name="P22">┃▲⬛⬛⬛⬛⬛⬛⬛⬛⬛⬛∙⬛⬛⬛⬛⬛⬛⬛⬛⬛⬛⬛⬛⬛┃ </text:p>
            <text:p text:style-name="P22">┃▲◀◀◀◀◀◀◀◀◀┃∙┃▶▶▶▶▶▶▶▶▶▶▶▼┃ </text:p>
            <text:p text:style-name="P22">┃⬛⬛⬛⬛▲⬛⬛⬛⬛⬛⬛∙┃⬛⬛⬛⬛⬛⬛⬛⬛⬛⬛⬛▼┃ </text:p>
            <text:p text:style-name="P22">┃▶▶▶▶▲◀◀◀┃∙∙∙┃▶▶▼◀◀◀◀◀◀◀◀◀┃ </text:p>
            <text:p text:style-name="P22">┃⬛⬛⬛⬛▲⬛⬛⬛⬛⬛⬛⬛⬛⬛⬛▼⬛⬛⬛⬛⬛⬛⬛⬛⬛┃ </text:p>
            <text:p text:style-name="P22">┃▶▶▶▶▲◀◀◀◀◀┃▶▶▶▶▼◀◀◀◀◀◀◀◀◀┃ </text:p>
            <text:p text:style-name="P22">┃▲⬛⬛⬛⬛⬛⬛⬛⬛⬛⬛⬛⬛⬛⬛▼⬛⬛⬛⬛⬛⬛⬛⬛⬛┃ </text:p>
            <text:p text:style-name="P22">┃▲◀◀◀◀◀◀◀◀◀◀◀◀◀◀◀◀◀◀◀◀◀◀◀◀┃ </text:p>
            <text:p text:style-name="P22">┃⬛⬛⬛⬛⬛⬛⬛⬛⬛▲⬛⬛⬛⬛⬛⬛⬛⬛⬛⬛⬛⬛⬛⬛⬛┃ </text:p>
            <text:p text:style-name="P22">┃▶▶▶▶▶▶▶▶▶▲◀◀◀◀◀◀◀◀◀◀◀◀◀◀◀┃ </text:p>
            <text:p text:style-name="P22">┃▲⬛⬛⬛⬛⬛⬛⬛⬛⬛⬛⬛⬛⬛⬛⬛⬛⬛⬛⬛⬛⬛⬛⬛⬛┃ </text:p>
            <text:p text:style-name="P22">┃▲◀◀◀┃▶▶▶▶▼┃▶▶▶▶▶▶▶▶▶▶▶▶▶▼┃ </text:p>
            <text:p text:style-name="P22">┃▲⬛⬛⬛⬛⬛⬛⬛⬛▼⬛⬛⬛⬛⬛⬛⬛⬛⬛⬛⬛⬛⬛⬛▼┃ </text:p>
            <text:p text:style-name="P22">┃▲◀◀◀◀◀◀◀◀◀◀◀◀◀◀◀◀◀◀◀◀◀◀◀◀┃ </text:p>
            <text:p text:style-name="P22">┃⬛⬛⬛⬛⬛⬛⬛⬛⬛⬛⬛⬛⬛⬛⬛⬛⬛⬛⬛⬛⬛⬛⬛⬛⬛┃</text:p>
          </table:table-cell>
          <table:table-cell table:style-name="Tableau11.A1" office:value-type="string">
            <text:p text:style-name="P22">┃⬛⬛⬛⬛⬛⬛⬛⬛⬛⬛⬛⬛⬛⬛⬛⬛⬛⬛⬛⬛⬛⬛⬛⬛⬛┃ </text:p>
            <text:p text:style-name="P22">┃▶▶▶▶▶▶▶▶▶▶▶▶▶▶▶▼◀◀◀◀◀◀◀◀◀┃ </text:p>
            <text:p text:style-name="P22">┃▲⬛⬛⬛⬛⬛⬛⬛⬛⬛⬛⬛⬛⬛⬛▼⬛⬛⬛⬛⬛⬛⬛⬛▲┃ </text:p>
            <text:p text:style-name="P22">┃▲◀◀◀◀◀◀◀◀◀┃∙∙∙∙⬤∙∙∙∙┃▶▶▶▲┃ </text:p>
            <text:p text:style-name="P22">┃▲⬛⬛⬛⬛⬛⬛⬛⬛⬛⬛∙⬛⬛⬛⬛⬛⬛⬛⬛⬛⬛⬛⬛⬛┃ </text:p>
            <text:p text:style-name="P22">┃▲◀◀◀◀◀◀◀◀◀┃∙┃▶▶▶▶▶▶▶▶▶▶▶▼┃ </text:p>
            <text:p text:style-name="P22">┃⬛⬛⬛⬛▲⬛⬛⬛⬛⬛⬛∙┃⬛⬛⬛⬛⬛⬛⬛⬛⬛⬛⬛▼┃ </text:p>
            <text:p text:style-name="P22">┃▶▶▶▶▲◀◀◀┃∙∙∙┃▶▶▼◀◀◀◀◀◀◀◀◀┃ </text:p>
            <text:p text:style-name="P22">┃⬛⬛⬛⬛▲⬛⬛⬛⬛⬛⬛⬛⬛⬛⬛▼⬛⬛⬛⬛⬛⬛⬛⬛⬛┃ </text:p>
            <text:p text:style-name="P22">┃▶▶▶▶▲◀◀◀◀◀┃▶▶▶▶▼◀◀◀◀◀◀◀◀◀┃ </text:p>
            <text:p text:style-name="P22">┃▲⬛⬛⬛⬛⬛⬛⬛⬛⬛⬛⬛⬛⬛⬛▼⬛⬛⬛⬛⬛⬛⬛⬛⬛┃ </text:p>
            <text:p text:style-name="P22">┃▲◀◀◀◀◀◀◀◀◀◀◀◀◀◀◀◀◀◀◀◀◀◀◀◀┃ </text:p>
            <text:p text:style-name="P22">┃⬛⬛⬛⬛⬛⬛⬛⬛⬛▲⬛⬛⬛⬛⬛⬛⬛⬛⬛⬛⬛⬛⬛⬛⬛┃ </text:p>
            <text:p text:style-name="P22">┃▶▶▶▶▶▶▶▶▶▲◀◀◀◀◀◀◀◀◀◀◀◀◀◀◀┃ </text:p>
            <text:p text:style-name="P22">┃▲⬛⬛⬛⬛⬛⬛⬛⬛⬛⬛⬛⬛⬛⬛⬛⬛⬛⬛⬛⬛⬛⬛⬛⬛┃ </text:p>
            <text:p text:style-name="P22">┃▲◀◀◀┃▶▶▶▶▼┃▶▶▶▶▶▶▶▶▶▶▶▶▶▼┃ </text:p>
            <text:p text:style-name="P22">┃▲⬛⬛⬛⬛⬛⬛⬛⬛▼⬛⬛⬛⬛⬛⬛⬛⬛⬛⬛⬛⬛⬛⬛▼┃ </text:p>
            <text:p text:style-name="P22">┃▲◀◀◀◀◀◀◀◀◀◀◀◀◀◀◀◀◀◀◀◀◀◀◀◀┃ </text:p>
            <text:p text:style-name="P22">┃⬛⬛⬛⬛⬛⬛⬛⬛⬛⬛⬛⬛⬛⬛⬛⬛⬛⬛⬛⬛⬛⬛⬛⬛⬛┃</text:p>
          </table:table-cell>
          <table:table-cell table:style-name="Tableau11.A1" office:value-type="string">
            <text:p text:style-name="P22">┃⬛⬛⬛⬛⬛⬛⬛⬛⬛⬛⬛⬛⬛⬛⬛⬛⬛⬛⬛⬛⬛⬛⬛⬛⬛┃ </text:p>
            <text:p text:style-name="P22">┃▶▶▶▶▶▶▶▶▶▶▶▶▶▶▶▼◀◀◀◀◀◀◀◀◀┃ </text:p>
            <text:p text:style-name="P22">┃▲⬛⬛⬛⬛⬛⬛⬛⬛⬛⬛⬛⬛⬛⬛▼⬛⬛⬛⬛⬛⬛⬛⬛▲┃ </text:p>
            <text:p text:style-name="P22">┃▲◀◀◀◀◀◀◀◀◀┃∙∙∙∙▶▶▶▶⬤┃▶▶▶▲┃ </text:p>
            <text:p text:style-name="P22">┃▲⬛⬛⬛⬛⬛⬛⬛⬛⬛⬛∙⬛⬛⬛⬛⬛⬛⬛⬛⬛⬛⬛⬛⬛┃ </text:p>
            <text:p text:style-name="P22">┃▲◀◀◀◀◀◀◀◀◀┃∙┃▶▶▶▶▶▶▶▶▶▶▶▼┃ </text:p>
            <text:p text:style-name="P22">┃⬛⬛⬛⬛▲⬛⬛⬛⬛⬛⬛∙┃⬛⬛⬛⬛⬛⬛⬛⬛⬛⬛⬛▼┃ </text:p>
            <text:p text:style-name="P22">┃▶▶▶▶▲◀◀◀┃∙∙∙┃▶▶▼◀◀◀◀◀◀◀◀◀┃ </text:p>
            <text:p text:style-name="P22">┃⬛⬛⬛⬛▲⬛⬛⬛⬛⬛⬛⬛⬛⬛⬛▼⬛⬛⬛⬛⬛⬛⬛⬛⬛┃ </text:p>
            <text:p text:style-name="P22">┃▶▶▶▶▲◀◀◀◀◀┃▶▶▶▶▼◀◀◀◀◀◀◀◀◀┃ </text:p>
            <text:p text:style-name="P22">┃▲⬛⬛⬛⬛⬛⬛⬛⬛⬛⬛⬛⬛⬛⬛▼⬛⬛⬛⬛⬛⬛⬛⬛⬛┃ </text:p>
            <text:p text:style-name="P22">┃▲◀◀◀◀◀◀◀◀◀◀◀◀◀◀◀◀◀◀◀◀◀◀◀◀┃ </text:p>
            <text:p text:style-name="P22">┃⬛⬛⬛⬛⬛⬛⬛⬛⬛▲⬛⬛⬛⬛⬛⬛⬛⬛⬛⬛⬛⬛⬛⬛⬛┃ </text:p>
            <text:p text:style-name="P22">┃▶▶▶▶▶▶▶▶▶▲◀◀◀◀◀◀◀◀◀◀◀◀◀◀◀┃ </text:p>
            <text:p text:style-name="P22">┃▲⬛⬛⬛⬛⬛⬛⬛⬛⬛⬛⬛⬛⬛⬛⬛⬛⬛⬛⬛⬛⬛⬛⬛⬛┃ </text:p>
            <text:p text:style-name="P22">┃▲◀◀◀┃▶▶▶▶▼┃▶▶▶▶▶▶▶▶▶▶▶▶▶▼┃ </text:p>
            <text:p text:style-name="P22">┃▲⬛⬛⬛⬛⬛⬛⬛⬛▼⬛⬛⬛⬛⬛⬛⬛⬛⬛⬛⬛⬛⬛⬛▼┃ </text:p>
            <text:p text:style-name="P22">┃▲◀◀◀◀◀◀◀◀◀◀◀◀◀◀◀◀◀◀◀◀◀◀◀◀┃ </text:p>
            <text:p text:style-name="P22">┃⬛⬛⬛⬛⬛⬛⬛⬛⬛⬛⬛⬛⬛⬛⬛⬛⬛⬛⬛⬛⬛⬛⬛⬛⬛┃</text:p>
          </table:table-cell>
          <table:table-cell table:style-name="Tableau11.A1" office:value-type="string">
            <text:p text:style-name="P22">┃⬛⬛⬛⬛⬛⬛⬛⬛⬛⬛⬛⬛⬛⬛⬛⬛⬛⬛⬛⬛⬛⬛⬛⬛⬛┃ </text:p>
            <text:p text:style-name="P22">┃▶▶▶▶▶▶▶▶▶▶▶▶▶▶▶▼◀◀◀◀◀◀◀◀◀┃ </text:p>
            <text:p text:style-name="P22">┃▲⬛⬛⬛⬛⬛⬛⬛⬛⬛⬛⬛⬛⬛⬛▼⬛⬛⬛⬛⬛⬛⬛⬛▲┃ </text:p>
            <text:p text:style-name="P22">┃▲◀◀◀◀◀◀◀◀◀┃∙∙∙∙⬤◀◀◀◀┃▶▶▶▲┃ </text:p>
            <text:p text:style-name="P22">┃▲⬛⬛⬛⬛⬛⬛⬛⬛⬛⬛∙⬛⬛⬛⬛⬛⬛⬛⬛⬛⬛⬛⬛⬛┃ </text:p>
            <text:p text:style-name="P22">┃▲◀◀◀◀◀◀◀◀◀┃∙┃▶▶▶▶▶▶▶▶▶▶▶▼┃ </text:p>
            <text:p text:style-name="P22">┃⬛⬛⬛⬛▲⬛⬛⬛⬛⬛⬛∙┃⬛⬛⬛⬛⬛⬛⬛⬛⬛⬛⬛▼┃ </text:p>
            <text:p text:style-name="P22">┃▶▶▶▶▲◀◀◀┃∙∙∙┃▶▶▼◀◀◀◀◀◀◀◀◀┃ </text:p>
            <text:p text:style-name="P22">┃⬛⬛⬛⬛▲⬛⬛⬛⬛⬛⬛⬛⬛⬛⬛▼⬛⬛⬛⬛⬛⬛⬛⬛⬛┃ </text:p>
            <text:p text:style-name="P22">┃▶▶▶▶▲◀◀◀◀◀┃▶▶▶▶▼◀◀◀◀◀◀◀◀◀┃ </text:p>
            <text:p text:style-name="P22">┃▲⬛⬛⬛⬛⬛⬛⬛⬛⬛⬛⬛⬛⬛⬛▼⬛⬛⬛⬛⬛⬛⬛⬛⬛┃ </text:p>
            <text:p text:style-name="P22">┃▲◀◀◀◀◀◀◀◀◀◀◀◀◀◀◀◀◀◀◀◀◀◀◀◀┃ </text:p>
            <text:p text:style-name="P22">┃⬛⬛⬛⬛⬛⬛⬛⬛⬛▲⬛⬛⬛⬛⬛⬛⬛⬛⬛⬛⬛⬛⬛⬛⬛┃ </text:p>
            <text:p text:style-name="P22">┃▶▶▶▶▶▶▶▶▶▲◀◀◀◀◀◀◀◀◀◀◀◀◀◀◀┃ </text:p>
            <text:p text:style-name="P22">┃▲⬛⬛⬛⬛⬛⬛⬛⬛⬛⬛⬛⬛⬛⬛⬛⬛⬛⬛⬛⬛⬛⬛⬛⬛┃ </text:p>
            <text:p text:style-name="P22">┃▲◀◀◀┃▶▶▶▶▼┃▶▶▶▶▶▶▶▶▶▶▶▶▶▼┃ </text:p>
            <text:p text:style-name="P22">┃▲⬛⬛⬛⬛⬛⬛⬛⬛▼⬛⬛⬛⬛⬛⬛⬛⬛⬛⬛⬛⬛⬛⬛▼┃ </text:p>
            <text:p text:style-name="P22">┃▲◀◀◀◀◀◀◀◀◀◀◀◀◀◀◀◀◀◀◀◀◀◀◀◀┃ </text:p>
            <text:p text:style-name="P22">┃⬛⬛⬛⬛⬛⬛⬛⬛⬛⬛⬛⬛⬛⬛⬛⬛⬛⬛⬛⬛⬛⬛⬛⬛⬛┃</text:p>
          </table:table-cell>
          <table:table-cell table:style-name="Tableau11.A1" office:value-type="string">
            <text:p text:style-name="P22">┃⬛⬛⬛⬛⬛⬛⬛⬛⬛⬛⬛⬛⬛⬛⬛⬛⬛⬛⬛⬛⬛⬛⬛⬛⬛┃ </text:p>
            <text:p text:style-name="P22">┃▶▶▶▶▶▶▶▶▶▶▶▶▶▶▶▼◀◀◀◀◀◀◀◀◀┃ </text:p>
            <text:p text:style-name="P22">┃▲⬛⬛⬛⬛⬛⬛⬛⬛⬛⬛⬛⬛⬛⬛▼⬛⬛⬛⬛⬛⬛⬛⬛▲┃ </text:p>
            <text:p text:style-name="P22">┃▲◀◀◀◀◀◀◀◀◀┃⬤◀◀◀◀◀◀◀◀┃▶▶▶▲┃ </text:p>
            <text:p text:style-name="P22">┃▲⬛⬛⬛⬛⬛⬛⬛⬛⬛⬛∙⬛⬛⬛⬛⬛⬛⬛⬛⬛⬛⬛⬛⬛┃ </text:p>
            <text:p text:style-name="P22">┃▲◀◀◀◀◀◀◀◀◀┃∙┃▶▶▶▶▶▶▶▶▶▶▶▼┃ </text:p>
            <text:p text:style-name="P22">┃⬛⬛⬛⬛▲⬛⬛⬛⬛⬛⬛∙┃⬛⬛⬛⬛⬛⬛⬛⬛⬛⬛⬛▼┃ </text:p>
            <text:p text:style-name="P22">┃▶▶▶▶▲◀◀◀┃∙∙∙┃▶▶▼◀◀◀◀◀◀◀◀◀┃ </text:p>
            <text:p text:style-name="P22">┃⬛⬛⬛⬛▲⬛⬛⬛⬛⬛⬛⬛⬛⬛⬛▼⬛⬛⬛⬛⬛⬛⬛⬛⬛┃ </text:p>
            <text:p text:style-name="P22">┃▶▶▶▶▲◀◀◀◀◀┃▶▶▶▶▼◀◀◀◀◀◀◀◀◀┃ </text:p>
            <text:p text:style-name="P22">┃▲⬛⬛⬛⬛⬛⬛⬛⬛⬛⬛⬛⬛⬛⬛▼⬛⬛⬛⬛⬛⬛⬛⬛⬛┃ </text:p>
            <text:p text:style-name="P22">┃▲◀◀◀◀◀◀◀◀◀◀◀◀◀◀◀◀◀◀◀◀◀◀◀◀┃ </text:p>
            <text:p text:style-name="P22">┃⬛⬛⬛⬛⬛⬛⬛⬛⬛▲⬛⬛⬛⬛⬛⬛⬛⬛⬛⬛⬛⬛⬛⬛⬛┃ </text:p>
            <text:p text:style-name="P22">┃▶▶▶▶▶▶▶▶▶▲◀◀◀◀◀◀◀◀◀◀◀◀◀◀◀┃ </text:p>
            <text:p text:style-name="P22">┃▲⬛⬛⬛⬛⬛⬛⬛⬛⬛⬛⬛⬛⬛⬛⬛⬛⬛⬛⬛⬛⬛⬛⬛⬛┃ </text:p>
            <text:p text:style-name="P22">┃▲◀◀◀┃▶▶▶▶▼┃▶▶▶▶▶▶▶▶▶▶▶▶▶▼┃ </text:p>
            <text:p text:style-name="P22">┃▲⬛⬛⬛⬛⬛⬛⬛⬛▼⬛⬛⬛⬛⬛⬛⬛⬛⬛⬛⬛⬛⬛⬛▼┃ </text:p>
            <text:p text:style-name="P22">┃▲◀◀◀◀◀◀◀◀◀◀◀◀◀◀◀◀◀◀◀◀◀◀◀◀┃ </text:p>
            <text:p text:style-name="P22">┃⬛⬛⬛⬛⬛⬛⬛⬛⬛⬛⬛⬛⬛⬛⬛⬛⬛⬛⬛⬛⬛⬛⬛⬛⬛┃</text:p>
          </table:table-cell>
        </table:table-row>
      </table:table>
      <text:p text:style-name="P31"/>
      <table:table table:name="Tableau12" table:style-name="Tableau12">
        <table:table-column table:style-name="Tableau12.A" table:number-columns-repeated="6"/>
        <table:table-row>
          <table:table-cell table:style-name="Tableau12.A1" office:value-type="string">
            <text:p text:style-name="P22">┃⬛⬛⬛⬛⬛⬛⬛⬛⬛⬛⬛⬛⬛⬛⬛⬛⬛⬛⬛⬛⬛⬛⬛⬛⬛┃ </text:p>
            <text:p text:style-name="P22">┃▶▶▶▶▶▶▶▶▶▶▶▶▶▶▶▼◀◀◀◀◀◀◀◀◀┃ </text:p>
            <text:p text:style-name="P22">┃▲⬛⬛⬛⬛⬛⬛⬛⬛⬛⬛⬛⬛⬛⬛▼⬛⬛⬛⬛⬛⬛⬛⬛▲┃ </text:p>
            <text:p text:style-name="P22">┃▲◀◀◀◀◀◀◀◀◀┃▼◀◀◀◀◀◀◀◀┃▶▶▶▲┃ </text:p>
            <text:p text:style-name="P22">┃▲⬛⬛⬛⬛⬛⬛⬛⬛⬛⬛▼⬛⬛⬛⬛⬛⬛⬛⬛⬛⬛⬛⬛⬛┃ </text:p>
            <text:p text:style-name="P22">┃▲◀◀◀◀◀◀◀◀◀┃▼┃▶▶▶▶▶▶▶▶▶▶▶▼┃ </text:p>
            <text:p text:style-name="P22">┃⬛⬛⬛⬛▲⬛⬛⬛⬛⬛⬛▼┃⬛⬛⬛⬛⬛⬛⬛⬛⬛⬛⬛▼┃ </text:p>
            <text:p text:style-name="P22">┃▶▶▶▶▲◀◀◀┃∙∙⬤┃▶▶▼◀◀◀◀◀◀◀◀◀┃ </text:p>
            <text:p text:style-name="P22">┃⬛⬛⬛⬛▲⬛⬛⬛⬛⬛⬛⬛⬛⬛⬛▼⬛⬛⬛⬛⬛⬛⬛⬛⬛┃ </text:p>
            <text:p text:style-name="P22">┃▶▶▶▶▲◀◀◀◀◀┃▶▶▶▶▼◀◀◀◀◀◀◀◀◀┃ </text:p>
            <text:p text:style-name="P22">┃▲⬛⬛⬛⬛⬛⬛⬛⬛⬛⬛⬛⬛⬛⬛▼⬛⬛⬛⬛⬛⬛⬛⬛⬛┃ </text:p>
            <text:p text:style-name="P22">┃▲◀◀◀◀◀◀◀◀◀◀◀◀◀◀◀◀◀◀◀◀◀◀◀◀┃ </text:p>
            <text:p text:style-name="P22">┃⬛⬛⬛⬛⬛⬛⬛⬛⬛▲⬛⬛⬛⬛⬛⬛⬛⬛⬛⬛⬛⬛⬛⬛⬛┃ </text:p>
            <text:p text:style-name="P22">┃▶▶▶▶▶▶▶▶▶▲◀◀◀◀◀◀◀◀◀◀◀◀◀◀◀┃ </text:p>
            <text:p text:style-name="P22">┃▲⬛⬛⬛⬛⬛⬛⬛⬛⬛⬛⬛⬛⬛⬛⬛⬛⬛⬛⬛⬛⬛⬛⬛⬛┃ </text:p>
            <text:p text:style-name="P22">┃▲◀◀◀┃▶▶▶▶▼┃▶▶▶▶▶▶▶▶▶▶▶▶▶▼┃ </text:p>
            <text:p text:style-name="P22">┃▲⬛⬛⬛⬛⬛⬛⬛⬛▼⬛⬛⬛⬛⬛⬛⬛⬛⬛⬛⬛⬛⬛⬛▼┃ </text:p>
            <text:p text:style-name="P22">┃▲◀◀◀◀◀◀◀◀◀◀◀◀◀◀◀◀◀◀◀◀◀◀◀◀┃ </text:p>
            <text:p text:style-name="P22">┃⬛⬛⬛⬛⬛⬛⬛⬛⬛⬛⬛⬛⬛⬛⬛⬛⬛⬛⬛⬛⬛⬛⬛⬛⬛┃</text:p>
          </table:table-cell>
          <table:table-cell table:style-name="Tableau12.A1" office:value-type="string">
            <text:p text:style-name="P22">┃⬛⬛⬛⬛⬛⬛⬛⬛⬛⬛⬛⬛⬛⬛⬛⬛⬛⬛⬛⬛⬛⬛⬛⬛⬛┃ </text:p>
            <text:p text:style-name="P22">┃▶▶▶▶▶▶▶▶▶▶▶▶▶▶▶▼◀◀◀◀◀◀◀◀◀┃ </text:p>
            <text:p text:style-name="P22">┃▲⬛⬛⬛⬛⬛⬛⬛⬛⬛⬛⬛⬛⬛⬛▼⬛⬛⬛⬛⬛⬛⬛⬛▲┃ </text:p>
            <text:p text:style-name="P22">┃▲◀◀◀◀◀◀◀◀◀┃▼◀◀◀◀◀◀◀◀┃▶▶▶▲┃ </text:p>
            <text:p text:style-name="P22">┃▲⬛⬛⬛⬛⬛⬛⬛⬛⬛⬛▼⬛⬛⬛⬛⬛⬛⬛⬛⬛⬛⬛⬛⬛┃ </text:p>
            <text:p text:style-name="P22">┃▲◀◀◀◀◀◀◀◀◀┃▼┃▶▶▶▶▶▶▶▶▶▶▶▼┃ </text:p>
            <text:p text:style-name="P22">┃⬛⬛⬛⬛▲⬛⬛⬛⬛⬛⬛▼┃⬛⬛⬛⬛⬛⬛⬛⬛⬛⬛⬛▼┃ </text:p>
            <text:p text:style-name="P22">┃▶▶▶▶▲◀◀◀┃⬤◀◀┃▶▶▼◀◀◀◀◀◀◀◀◀┃ </text:p>
            <text:p text:style-name="P22">┃⬛⬛⬛⬛▲⬛⬛⬛⬛⬛⬛⬛⬛⬛⬛▼⬛⬛⬛⬛⬛⬛⬛⬛⬛┃ </text:p>
            <text:p text:style-name="P22">┃▶▶▶▶▲◀◀◀◀◀┃▶▶▶▶▼◀◀◀◀◀◀◀◀◀┃ </text:p>
            <text:p text:style-name="P22">┃▲⬛⬛⬛⬛⬛⬛⬛⬛⬛⬛⬛⬛⬛⬛▼⬛⬛⬛⬛⬛⬛⬛⬛⬛┃ </text:p>
            <text:p text:style-name="P22">┃▲◀◀◀◀◀◀◀◀◀◀◀◀◀◀◀◀◀◀◀◀◀◀◀◀┃ </text:p>
            <text:p text:style-name="P22">┃⬛⬛⬛⬛⬛⬛⬛⬛⬛▲⬛⬛⬛⬛⬛⬛⬛⬛⬛⬛⬛⬛⬛⬛⬛┃ </text:p>
            <text:p text:style-name="P22">┃▶▶▶▶▶▶▶▶▶▲◀◀◀◀◀◀◀◀◀◀◀◀◀◀◀┃ </text:p>
            <text:p text:style-name="P22">┃▲⬛⬛⬛⬛⬛⬛⬛⬛⬛⬛⬛⬛⬛⬛⬛⬛⬛⬛⬛⬛⬛⬛⬛⬛┃ </text:p>
            <text:p text:style-name="P22">┃▲◀◀◀┃▶▶▶▶▼┃▶▶▶▶▶▶▶▶▶▶▶▶▶▼┃ </text:p>
            <text:p text:style-name="P22">┃▲⬛⬛⬛⬛⬛⬛⬛⬛▼⬛⬛⬛⬛⬛⬛⬛⬛⬛⬛⬛⬛⬛⬛▼┃ </text:p>
            <text:p text:style-name="P22">┃▲◀◀◀◀◀◀◀◀◀◀◀◀◀◀◀◀◀◀◀◀◀◀◀◀┃ </text:p>
            <text:p text:style-name="P22">┃⬛⬛⬛⬛⬛⬛⬛⬛⬛⬛⬛⬛⬛⬛⬛⬛⬛⬛⬛⬛⬛⬛⬛⬛⬛┃</text:p>
          </table:table-cell>
          <table:table-cell table:style-name="Tableau12.A1" office:value-type="string">
            <text:p text:style-name="P23"/>
          </table:table-cell>
          <table:table-cell table:style-name="Tableau12.A1" office:value-type="string">
            <text:p text:style-name="P23"/>
          </table:table-cell>
          <table:table-cell table:style-name="Tableau12.A1" office:value-type="string">
            <text:p text:style-name="P23"/>
          </table:table-cell>
          <table:table-cell table:style-name="Tableau12.A1" office:value-type="string">
            <text:p text:style-name="P23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801cm" fo:margin-bottom="0.801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ié Bénichou</meta:initial-creator>
    <meta:creation-date>2012-05-11T15:36:30</meta:creation-date>
    <dc:date>2012-05-11T17:19:51</dc:date>
    <dc:creator>Arié Bénichou</dc:creator>
    <meta:editing-duration>PT01H28M46S</meta:editing-duration>
    <meta:editing-cycles>21</meta:editing-cycles>
    <meta:generator>OpenOffice.org/3.2$Linux OpenOffice.org_project/320m19$Build-9505</meta:generator>
    <meta:document-statistic meta:table-count="12" meta:image-count="0" meta:object-count="0" meta:page-count="4" meta:paragraph-count="1292" meta:word-count="1293" meta:character-count="36142"/>
  </office:meta>
</office:document-meta>
</file>